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5pt"/>
    </style:style>
    <style:style style:name="co2" style:family="table-column">
      <style:table-column-properties fo:break-before="auto" style:column-width="106.5pt"/>
    </style:style>
    <style:style style:name="co3" style:family="table-column">
      <style:table-column-properties fo:break-before="auto" style:column-width="159.76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33.7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style:style style:name="ce433" style:family="table-cell" style:parent-style-name="Default" style:data-style-name="N100">
      <style:table-cell-properties fo:background-color="#bce4e5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36" style:family="table-cell" style:parent-style-name="Default" style:data-style-name="N100"/>
    <style:style style:name="ce3" style:family="table-cell" style:parent-style-name="Default" style:data-style-name="N52">
      <style:table-cell-properties fo:background-color="#bce4e5"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 style:data-style-name="N52">
      <style:table-cell-properties style:text-align-source="fix" style:repeat-content="false"/>
      <style:paragraph-properties fo:text-align="start" fo:margin-left="0pt"/>
    </style:style>
    <style:style style:name="ce439" style:family="table-cell" style:parent-style-name="Default" style:data-style-name="N99">
      <style:table-cell-properties fo:background-color="#bce4e5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440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441" style:family="table-cell" style:parent-style-name="Default" style:data-style-name="N0">
      <style:map style:condition="cell-content()=1" style:apply-style-name="Type1" style:base-cell-address="JumpTable.D158"/>
      <style:map style:condition="cell-content()=0" style:apply-style-name="Type0" style:base-cell-address="JumpTable.D158"/>
      <style:map style:condition="cell-content()=0" style:apply-style-name="Accent" style:base-cell-address="JumpTable.D158"/>
    </style:style>
    <style:style style:name="ce442" style:family="table-cell" style:parent-style-name="Default" style:data-style-name="N0">
      <style:map style:condition="cell-content()=1" style:apply-style-name="Type1" style:base-cell-address="JumpTable.D159"/>
      <style:map style:condition="cell-content()=0" style:apply-style-name="Type0" style:base-cell-address="JumpTable.D159"/>
      <style:map style:condition="cell-content()=0" style:apply-style-name="Accent" style:base-cell-address="JumpTable.D159"/>
    </style:style>
    <style:style style:name="ce443" style:family="table-cell" style:parent-style-name="Default" style:data-style-name="N0">
      <style:map style:condition="cell-content()=1" style:apply-style-name="Type1" style:base-cell-address="JumpTable.D160"/>
      <style:map style:condition="cell-content()=0" style:apply-style-name="Type0" style:base-cell-address="JumpTable.D160"/>
      <style:map style:condition="cell-content()=0" style:apply-style-name="Accent" style:base-cell-address="JumpTable.D160"/>
    </style:style>
    <style:style style:name="ce444" style:family="table-cell" style:parent-style-name="Default" style:data-style-name="N0">
      <style:map style:condition="cell-content()=1" style:apply-style-name="Type1" style:base-cell-address="JumpTable.D177"/>
      <style:map style:condition="cell-content()=0" style:apply-style-name="Type0" style:base-cell-address="JumpTable.D177"/>
      <style:map style:condition="cell-content()=0" style:apply-style-name="Accent" style:base-cell-address="JumpTable.D177"/>
    </style:style>
    <style:style style:name="ce445" style:family="table-cell" style:parent-style-name="Default" style:data-style-name="N0">
      <style:map style:condition="cell-content()=1" style:apply-style-name="Type1" style:base-cell-address="JumpTable.D179"/>
      <style:map style:condition="cell-content()=0" style:apply-style-name="Type0" style:base-cell-address="JumpTable.D179"/>
      <style:map style:condition="cell-content()=0" style:apply-style-name="Accent" style:base-cell-address="JumpTable.D179"/>
    </style:style>
    <style:style style:name="ce446" style:family="table-cell" style:parent-style-name="Default" style:data-style-name="N0">
      <style:map style:condition="cell-content()=1" style:apply-style-name="Type1" style:base-cell-address="JumpTable.D180"/>
      <style:map style:condition="cell-content()=0" style:apply-style-name="Type0" style:base-cell-address="JumpTable.D180"/>
      <style:map style:condition="cell-content()=0" style:apply-style-name="Accent" style:base-cell-address="JumpTable.D180"/>
    </style:style>
    <style:style style:name="ce447" style:family="table-cell" style:parent-style-name="Default" style:data-style-name="N0">
      <style:map style:condition="cell-content()=1" style:apply-style-name="Type1" style:base-cell-address="JumpTable.D181"/>
      <style:map style:condition="cell-content()=0" style:apply-style-name="Type0" style:base-cell-address="JumpTable.D181"/>
      <style:map style:condition="cell-content()=0" style:apply-style-name="Accent" style:base-cell-address="JumpTable.D181"/>
    </style:style>
    <style:style style:name="ce448" style:family="table-cell" style:parent-style-name="Default" style:data-style-name="N0">
      <style:map style:condition="cell-content()=1" style:apply-style-name="Type1" style:base-cell-address="JumpTable.D182"/>
      <style:map style:condition="cell-content()=0" style:apply-style-name="Type0" style:base-cell-address="JumpTable.D182"/>
      <style:map style:condition="cell-content()=0" style:apply-style-name="Accent" style:base-cell-address="JumpTable.D182"/>
    </style:style>
    <style:style style:name="ce449" style:family="table-cell" style:parent-style-name="Default" style:data-style-name="N0">
      <style:map style:condition="cell-content()=1" style:apply-style-name="Type1" style:base-cell-address="JumpTable.D183"/>
      <style:map style:condition="cell-content()=0" style:apply-style-name="Type0" style:base-cell-address="JumpTable.D183"/>
      <style:map style:condition="cell-content()=0" style:apply-style-name="Accent" style:base-cell-address="JumpTable.D183"/>
    </style:style>
    <style:style style:name="ce450" style:family="table-cell" style:parent-style-name="Default" style:data-style-name="N0">
      <style:map style:condition="cell-content()=1" style:apply-style-name="Type1" style:base-cell-address="JumpTable.D187"/>
      <style:map style:condition="cell-content()=0" style:apply-style-name="Type0" style:base-cell-address="JumpTable.D187"/>
      <style:map style:condition="cell-content()=0" style:apply-style-name="Accent" style:base-cell-address="JumpTable.D187"/>
    </style:style>
    <style:style style:name="ce451" style:family="table-cell" style:parent-style-name="Default" style:data-style-name="N0">
      <style:map style:condition="cell-content()=1" style:apply-style-name="Type1" style:base-cell-address="JumpTable.D188"/>
      <style:map style:condition="cell-content()=0" style:apply-style-name="Type0" style:base-cell-address="JumpTable.D188"/>
      <style:map style:condition="cell-content()=0" style:apply-style-name="Accent" style:base-cell-address="JumpTable.D188"/>
    </style:style>
    <style:style style:name="ce452" style:family="table-cell" style:parent-style-name="Default" style:data-style-name="N0">
      <style:map style:condition="cell-content()=1" style:apply-style-name="Type1" style:base-cell-address="JumpTable.D189"/>
      <style:map style:condition="cell-content()=0" style:apply-style-name="Type0" style:base-cell-address="JumpTable.D189"/>
      <style:map style:condition="cell-content()=0" style:apply-style-name="Accent" style:base-cell-address="JumpTable.D189"/>
    </style:style>
    <style:style style:name="ce453" style:family="table-cell" style:parent-style-name="Default" style:data-style-name="N0">
      <style:map style:condition="cell-content()=1" style:apply-style-name="Type1" style:base-cell-address="JumpTable.D190"/>
      <style:map style:condition="cell-content()=0" style:apply-style-name="Type0" style:base-cell-address="JumpTable.D190"/>
      <style:map style:condition="cell-content()=0" style:apply-style-name="Accent" style:base-cell-address="JumpTable.D190"/>
    </style:style>
    <style:style style:name="ce454" style:family="table-cell" style:parent-style-name="Default" style:data-style-name="N0">
      <style:map style:condition="cell-content()=1" style:apply-style-name="Type1" style:base-cell-address="JumpTable.D191"/>
      <style:map style:condition="cell-content()=0" style:apply-style-name="Type0" style:base-cell-address="JumpTable.D191"/>
      <style:map style:condition="cell-content()=0" style:apply-style-name="Accent" style:base-cell-address="JumpTable.D191"/>
    </style:style>
    <style:style style:name="ce455" style:family="table-cell" style:parent-style-name="Default" style:data-style-name="N0">
      <style:map style:condition="cell-content()=1" style:apply-style-name="Type1" style:base-cell-address="JumpTable.D192"/>
      <style:map style:condition="cell-content()=0" style:apply-style-name="Type0" style:base-cell-address="JumpTable.D192"/>
      <style:map style:condition="cell-content()=0" style:apply-style-name="Accent" style:base-cell-address="JumpTable.D192"/>
    </style:style>
    <style:style style:name="ce456" style:family="table-cell" style:parent-style-name="Default" style:data-style-name="N0">
      <style:map style:condition="cell-content()=1" style:apply-style-name="Type1" style:base-cell-address="JumpTable.D193"/>
      <style:map style:condition="cell-content()=0" style:apply-style-name="Type0" style:base-cell-address="JumpTable.D193"/>
      <style:map style:condition="cell-content()=0" style:apply-style-name="Accent" style:base-cell-address="JumpTable.D193"/>
    </style:style>
    <style:style style:name="ce457" style:family="table-cell" style:parent-style-name="Default" style:data-style-name="N0">
      <style:map style:condition="cell-content()=1" style:apply-style-name="Type1" style:base-cell-address="JumpTable.D194"/>
      <style:map style:condition="cell-content()=0" style:apply-style-name="Type0" style:base-cell-address="JumpTable.D194"/>
      <style:map style:condition="cell-content()=0" style:apply-style-name="Accent" style:base-cell-address="JumpTable.D194"/>
    </style:style>
    <style:style style:name="ce458" style:family="table-cell" style:parent-style-name="Default" style:data-style-name="N0">
      <style:map style:condition="cell-content()=1" style:apply-style-name="Type1" style:base-cell-address="JumpTable.D195"/>
      <style:map style:condition="cell-content()=0" style:apply-style-name="Type0" style:base-cell-address="JumpTable.D195"/>
      <style:map style:condition="cell-content()=0" style:apply-style-name="Accent" style:base-cell-address="JumpTable.D195"/>
    </style:style>
    <style:style style:name="ce459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460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461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462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463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464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465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466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467" style:family="table-cell" style:parent-style-name="Default" style:data-style-name="N0">
      <style:map style:condition="cell-content()=1" style:apply-style-name="Type1" style:base-cell-address="JumpTable.D204"/>
      <style:map style:condition="cell-content()=0" style:apply-style-name="Type0" style:base-cell-address="JumpTable.D204"/>
      <style:map style:condition="cell-content()=0" style:apply-style-name="Accent" style:base-cell-address="JumpTable.D204"/>
    </style:style>
    <style:style style:name="ce468" style:family="table-cell" style:parent-style-name="Default" style:data-style-name="N0">
      <style:map style:condition="cell-content()=1" style:apply-style-name="Type1" style:base-cell-address="JumpTable.D205"/>
      <style:map style:condition="cell-content()=0" style:apply-style-name="Type0" style:base-cell-address="JumpTable.D205"/>
      <style:map style:condition="cell-content()=0" style:apply-style-name="Accent" style:base-cell-address="JumpTable.D205"/>
    </style:style>
    <style:style style:name="ce469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470" style:family="table-cell" style:parent-style-name="Default" style:data-style-name="N0">
      <style:map style:condition="cell-content()=1" style:apply-style-name="Type1" style:base-cell-address="JumpTable.D236"/>
      <style:map style:condition="cell-content()=0" style:apply-style-name="Type0" style:base-cell-address="JumpTable.D236"/>
      <style:map style:condition="cell-content()=0" style:apply-style-name="Accent" style:base-cell-address="JumpTable.D236"/>
    </style:style>
    <style:style style:name="ce471" style:family="table-cell" style:parent-style-name="Default" style:data-style-name="N0">
      <style:map style:condition="cell-content()=1" style:apply-style-name="Type1" style:base-cell-address="JumpTable.D237"/>
      <style:map style:condition="cell-content()=0" style:apply-style-name="Type0" style:base-cell-address="JumpTable.D237"/>
      <style:map style:condition="cell-content()=0" style:apply-style-name="Accent" style:base-cell-address="JumpTable.D237"/>
    </style:style>
    <style:style style:name="ce472" style:family="table-cell" style:parent-style-name="Default" style:data-style-name="N0">
      <style:map style:condition="cell-content()=1" style:apply-style-name="Type1" style:base-cell-address="JumpTable.D246"/>
      <style:map style:condition="cell-content()=0" style:apply-style-name="Type0" style:base-cell-address="JumpTable.D246"/>
      <style:map style:condition="cell-content()=0" style:apply-style-name="Accent" style:base-cell-address="JumpTable.D246"/>
    </style:style>
    <style:style style:name="ce473" style:family="table-cell" style:parent-style-name="Default" style:data-style-name="N0">
      <style:map style:condition="cell-content()=1" style:apply-style-name="Type1" style:base-cell-address="JumpTable.D247"/>
      <style:map style:condition="cell-content()=0" style:apply-style-name="Type0" style:base-cell-address="JumpTable.D247"/>
      <style:map style:condition="cell-content()=0" style:apply-style-name="Accent" style:base-cell-address="JumpTable.D247"/>
    </style:style>
    <style:style style:name="ce474" style:family="table-cell" style:parent-style-name="Default" style:data-style-name="N0">
      <style:map style:condition="cell-content()=1" style:apply-style-name="Type1" style:base-cell-address="JumpTable.D248"/>
      <style:map style:condition="cell-content()=0" style:apply-style-name="Type0" style:base-cell-address="JumpTable.D248"/>
      <style:map style:condition="cell-content()=0" style:apply-style-name="Accent" style:base-cell-address="JumpTable.D248"/>
    </style:style>
    <style:style style:name="ce475" style:family="table-cell" style:parent-style-name="Default" style:data-style-name="N0">
      <style:map style:condition="cell-content()=1" style:apply-style-name="Type1" style:base-cell-address="JumpTable.D250"/>
      <style:map style:condition="cell-content()=0" style:apply-style-name="Type0" style:base-cell-address="JumpTable.D250"/>
      <style:map style:condition="cell-content()=0" style:apply-style-name="Accent" style:base-cell-address="JumpTable.D250"/>
    </style:style>
    <style:style style:name="ce476" style:family="table-cell" style:parent-style-name="Default" style:data-style-name="N0">
      <style:map style:condition="cell-content()=1" style:apply-style-name="Type1" style:base-cell-address="JumpTable.D251"/>
      <style:map style:condition="cell-content()=0" style:apply-style-name="Type0" style:base-cell-address="JumpTable.D251"/>
      <style:map style:condition="cell-content()=0" style:apply-style-name="Accent" style:base-cell-address="JumpTable.D251"/>
    </style:style>
    <style:style style:name="ce477" style:family="table-cell" style:parent-style-name="Default" style:data-style-name="N0">
      <style:map style:condition="cell-content()=1" style:apply-style-name="Type1" style:base-cell-address="JumpTable.D254"/>
      <style:map style:condition="cell-content()=0" style:apply-style-name="Type0" style:base-cell-address="JumpTable.D254"/>
      <style:map style:condition="cell-content()=0" style:apply-style-name="Accent" style:base-cell-address="JumpTable.D254"/>
    </style:style>
    <style:style style:name="ce478" style:family="table-cell" style:parent-style-name="Default" style:data-style-name="N0">
      <style:map style:condition="cell-content()=1" style:apply-style-name="Type1" style:base-cell-address="JumpTable.D255"/>
      <style:map style:condition="cell-content()=0" style:apply-style-name="Type0" style:base-cell-address="JumpTable.D255"/>
      <style:map style:condition="cell-content()=0" style:apply-style-name="Accent" style:base-cell-address="JumpTable.D255"/>
    </style:style>
    <style:style style:name="ce479" style:family="table-cell" style:parent-style-name="Default" style:data-style-name="N0">
      <style:map style:condition="cell-content()=1" style:apply-style-name="Type1" style:base-cell-address="JumpTable.D256"/>
      <style:map style:condition="cell-content()=0" style:apply-style-name="Type0" style:base-cell-address="JumpTable.D256"/>
      <style:map style:condition="cell-content()=0" style:apply-style-name="Accent" style:base-cell-address="JumpTable.D256"/>
    </style:style>
    <style:style style:name="ce480" style:family="table-cell" style:parent-style-name="Default" style:data-style-name="N0">
      <style:map style:condition="cell-content()=1" style:apply-style-name="Type1" style:base-cell-address="JumpTable.D257"/>
      <style:map style:condition="cell-content()=0" style:apply-style-name="Type0" style:base-cell-address="JumpTable.D257"/>
      <style:map style:condition="cell-content()=0" style:apply-style-name="Accent" style:base-cell-address="JumpTable.D257"/>
    </style:style>
    <style:style style:name="ce481" style:family="table-cell" style:parent-style-name="Default" style:data-style-name="N0">
      <style:map style:condition="cell-content()=1" style:apply-style-name="Type1" style:base-cell-address="JumpTable.D258"/>
      <style:map style:condition="cell-content()=0" style:apply-style-name="Type0" style:base-cell-address="JumpTable.D258"/>
      <style:map style:condition="cell-content()=0" style:apply-style-name="Accent" style:base-cell-address="JumpTable.D258"/>
    </style:style>
    <style:style style:name="ce482" style:family="table-cell" style:parent-style-name="Default" style:data-style-name="N0">
      <style:map style:condition="cell-content()=1" style:apply-style-name="Type1" style:base-cell-address="JumpTable.D259"/>
      <style:map style:condition="cell-content()=0" style:apply-style-name="Type0" style:base-cell-address="JumpTable.D259"/>
      <style:map style:condition="cell-content()=0" style:apply-style-name="Accent" style:base-cell-address="JumpTable.D259"/>
    </style:style>
    <style:style style:name="ce483" style:family="table-cell" style:parent-style-name="Default" style:data-style-name="N0">
      <style:map style:condition="cell-content()=1" style:apply-style-name="Type1" style:base-cell-address="JumpTable.D261"/>
      <style:map style:condition="cell-content()=0" style:apply-style-name="Type0" style:base-cell-address="JumpTable.D261"/>
      <style:map style:condition="cell-content()=0" style:apply-style-name="Accent" style:base-cell-address="JumpTable.D261"/>
    </style:style>
    <style:style style:name="ce484" style:family="table-cell" style:parent-style-name="Default" style:data-style-name="N0">
      <style:map style:condition="cell-content()=1" style:apply-style-name="Type1" style:base-cell-address="JumpTable.D262"/>
      <style:map style:condition="cell-content()=0" style:apply-style-name="Type0" style:base-cell-address="JumpTable.D262"/>
      <style:map style:condition="cell-content()=0" style:apply-style-name="Accent" style:base-cell-address="JumpTable.D262"/>
    </style:style>
    <style:style style:name="ce485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486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487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488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489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490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491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492" style:family="table-cell" style:parent-style-name="Default" style:data-style-name="N99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493" style:family="table-cell" style:parent-style-name="Default" style:data-style-name="N0">
      <style:map style:condition="cell-content()=1" style:apply-style-name="Type1" style:base-cell-address="JumpTable.E158"/>
      <style:map style:condition="cell-content()=0" style:apply-style-name="Type0" style:base-cell-address="JumpTable.E158"/>
      <style:map style:condition="cell-content()=0" style:apply-style-name="Accent" style:base-cell-address="JumpTable.E158"/>
    </style:style>
    <style:style style:name="ce494" style:family="table-cell" style:parent-style-name="Default" style:data-style-name="N0">
      <style:map style:condition="cell-content()=1" style:apply-style-name="Type1" style:base-cell-address="JumpTable.E159"/>
      <style:map style:condition="cell-content()=0" style:apply-style-name="Type0" style:base-cell-address="JumpTable.E159"/>
      <style:map style:condition="cell-content()=0" style:apply-style-name="Accent" style:base-cell-address="JumpTable.E159"/>
    </style:style>
    <style:style style:name="ce495" style:family="table-cell" style:parent-style-name="Default" style:data-style-name="N0">
      <style:map style:condition="cell-content()=1" style:apply-style-name="Type1" style:base-cell-address="JumpTable.E160"/>
      <style:map style:condition="cell-content()=0" style:apply-style-name="Type0" style:base-cell-address="JumpTable.E160"/>
      <style:map style:condition="cell-content()=0" style:apply-style-name="Accent" style:base-cell-address="JumpTable.E160"/>
    </style:style>
    <style:style style:name="ce496" style:family="table-cell" style:parent-style-name="Default" style:data-style-name="N0">
      <style:map style:condition="cell-content()=1" style:apply-style-name="Type1" style:base-cell-address="JumpTable.E179"/>
      <style:map style:condition="cell-content()=0" style:apply-style-name="Type0" style:base-cell-address="JumpTable.E179"/>
      <style:map style:condition="cell-content()=0" style:apply-style-name="Accent" style:base-cell-address="JumpTable.E179"/>
    </style:style>
    <style:style style:name="ce497" style:family="table-cell" style:parent-style-name="Default" style:data-style-name="N0">
      <style:map style:condition="cell-content()=1" style:apply-style-name="Type1" style:base-cell-address="JumpTable.E180"/>
      <style:map style:condition="cell-content()=0" style:apply-style-name="Type0" style:base-cell-address="JumpTable.E180"/>
      <style:map style:condition="cell-content()=0" style:apply-style-name="Accent" style:base-cell-address="JumpTable.E180"/>
    </style:style>
    <style:style style:name="ce498" style:family="table-cell" style:parent-style-name="Default" style:data-style-name="N0">
      <style:map style:condition="cell-content()=1" style:apply-style-name="Type1" style:base-cell-address="JumpTable.E181"/>
      <style:map style:condition="cell-content()=0" style:apply-style-name="Type0" style:base-cell-address="JumpTable.E181"/>
      <style:map style:condition="cell-content()=0" style:apply-style-name="Accent" style:base-cell-address="JumpTable.E181"/>
    </style:style>
    <style:style style:name="ce499" style:family="table-cell" style:parent-style-name="Default" style:data-style-name="N0">
      <style:map style:condition="cell-content()=1" style:apply-style-name="Type1" style:base-cell-address="JumpTable.E182"/>
      <style:map style:condition="cell-content()=0" style:apply-style-name="Type0" style:base-cell-address="JumpTable.E182"/>
      <style:map style:condition="cell-content()=0" style:apply-style-name="Accent" style:base-cell-address="JumpTable.E182"/>
    </style:style>
    <style:style style:name="ce500" style:family="table-cell" style:parent-style-name="Default" style:data-style-name="N0">
      <style:map style:condition="cell-content()=1" style:apply-style-name="Type1" style:base-cell-address="JumpTable.E183"/>
      <style:map style:condition="cell-content()=0" style:apply-style-name="Type0" style:base-cell-address="JumpTable.E183"/>
      <style:map style:condition="cell-content()=0" style:apply-style-name="Accent" style:base-cell-address="JumpTable.E183"/>
    </style:style>
    <style:style style:name="ce501" style:family="table-cell" style:parent-style-name="Default" style:data-style-name="N0">
      <style:map style:condition="cell-content()=1" style:apply-style-name="Type1" style:base-cell-address="JumpTable.E187"/>
      <style:map style:condition="cell-content()=0" style:apply-style-name="Type0" style:base-cell-address="JumpTable.E187"/>
      <style:map style:condition="cell-content()=0" style:apply-style-name="Accent" style:base-cell-address="JumpTable.E187"/>
    </style:style>
    <style:style style:name="ce502" style:family="table-cell" style:parent-style-name="Default" style:data-style-name="N0">
      <style:map style:condition="cell-content()=1" style:apply-style-name="Type1" style:base-cell-address="JumpTable.E188"/>
      <style:map style:condition="cell-content()=0" style:apply-style-name="Type0" style:base-cell-address="JumpTable.E188"/>
      <style:map style:condition="cell-content()=0" style:apply-style-name="Accent" style:base-cell-address="JumpTable.E188"/>
    </style:style>
    <style:style style:name="ce503" style:family="table-cell" style:parent-style-name="Default" style:data-style-name="N0">
      <style:map style:condition="cell-content()=1" style:apply-style-name="Type1" style:base-cell-address="JumpTable.E189"/>
      <style:map style:condition="cell-content()=0" style:apply-style-name="Type0" style:base-cell-address="JumpTable.E189"/>
      <style:map style:condition="cell-content()=0" style:apply-style-name="Accent" style:base-cell-address="JumpTable.E189"/>
    </style:style>
    <style:style style:name="ce504" style:family="table-cell" style:parent-style-name="Default" style:data-style-name="N0">
      <style:map style:condition="cell-content()=1" style:apply-style-name="Type1" style:base-cell-address="JumpTable.E190"/>
      <style:map style:condition="cell-content()=0" style:apply-style-name="Type0" style:base-cell-address="JumpTable.E190"/>
      <style:map style:condition="cell-content()=0" style:apply-style-name="Accent" style:base-cell-address="JumpTable.E190"/>
    </style:style>
    <style:style style:name="ce505" style:family="table-cell" style:parent-style-name="Default" style:data-style-name="N0">
      <style:map style:condition="cell-content()=1" style:apply-style-name="Type1" style:base-cell-address="JumpTable.E191"/>
      <style:map style:condition="cell-content()=0" style:apply-style-name="Type0" style:base-cell-address="JumpTable.E191"/>
      <style:map style:condition="cell-content()=0" style:apply-style-name="Accent" style:base-cell-address="JumpTable.E191"/>
    </style:style>
    <style:style style:name="ce506" style:family="table-cell" style:parent-style-name="Default" style:data-style-name="N0">
      <style:map style:condition="cell-content()=1" style:apply-style-name="Type1" style:base-cell-address="JumpTable.E192"/>
      <style:map style:condition="cell-content()=0" style:apply-style-name="Type0" style:base-cell-address="JumpTable.E192"/>
      <style:map style:condition="cell-content()=0" style:apply-style-name="Accent" style:base-cell-address="JumpTable.E192"/>
    </style:style>
    <style:style style:name="ce507" style:family="table-cell" style:parent-style-name="Default" style:data-style-name="N0">
      <style:map style:condition="cell-content()=1" style:apply-style-name="Type1" style:base-cell-address="JumpTable.E193"/>
      <style:map style:condition="cell-content()=0" style:apply-style-name="Type0" style:base-cell-address="JumpTable.E193"/>
      <style:map style:condition="cell-content()=0" style:apply-style-name="Accent" style:base-cell-address="JumpTable.E193"/>
    </style:style>
    <style:style style:name="ce508" style:family="table-cell" style:parent-style-name="Default" style:data-style-name="N0">
      <style:map style:condition="cell-content()=1" style:apply-style-name="Type1" style:base-cell-address="JumpTable.E194"/>
      <style:map style:condition="cell-content()=0" style:apply-style-name="Type0" style:base-cell-address="JumpTable.E194"/>
      <style:map style:condition="cell-content()=0" style:apply-style-name="Accent" style:base-cell-address="JumpTable.E194"/>
    </style:style>
    <style:style style:name="ce509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10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11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12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13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14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15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16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17" style:family="table-cell" style:parent-style-name="Default" style:data-style-name="N0">
      <style:map style:condition="cell-content()=1" style:apply-style-name="Type1" style:base-cell-address="JumpTable.E204"/>
      <style:map style:condition="cell-content()=0" style:apply-style-name="Type0" style:base-cell-address="JumpTable.E204"/>
      <style:map style:condition="cell-content()=0" style:apply-style-name="Accent" style:base-cell-address="JumpTable.E204"/>
    </style:style>
    <style:style style:name="ce518" style:family="table-cell" style:parent-style-name="Default" style:data-style-name="N0">
      <style:map style:condition="cell-content()=1" style:apply-style-name="Type1" style:base-cell-address="JumpTable.E205"/>
      <style:map style:condition="cell-content()=0" style:apply-style-name="Type0" style:base-cell-address="JumpTable.E205"/>
      <style:map style:condition="cell-content()=0" style:apply-style-name="Accent" style:base-cell-address="JumpTable.E205"/>
    </style:style>
    <style:style style:name="ce519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20" style:family="table-cell" style:parent-style-name="Default" style:data-style-name="N0">
      <style:map style:condition="cell-content()=1" style:apply-style-name="Type1" style:base-cell-address="JumpTable.E236"/>
      <style:map style:condition="cell-content()=0" style:apply-style-name="Type0" style:base-cell-address="JumpTable.E236"/>
      <style:map style:condition="cell-content()=0" style:apply-style-name="Accent" style:base-cell-address="JumpTable.E236"/>
    </style:style>
    <style:style style:name="ce521" style:family="table-cell" style:parent-style-name="Default" style:data-style-name="N0">
      <style:map style:condition="cell-content()=1" style:apply-style-name="Type1" style:base-cell-address="JumpTable.E237"/>
      <style:map style:condition="cell-content()=0" style:apply-style-name="Type0" style:base-cell-address="JumpTable.E237"/>
      <style:map style:condition="cell-content()=0" style:apply-style-name="Accent" style:base-cell-address="JumpTable.E237"/>
    </style:style>
    <style:style style:name="ce522" style:family="table-cell" style:parent-style-name="Default" style:data-style-name="N0">
      <style:map style:condition="cell-content()=1" style:apply-style-name="Type1" style:base-cell-address="JumpTable.E246"/>
      <style:map style:condition="cell-content()=0" style:apply-style-name="Type0" style:base-cell-address="JumpTable.E246"/>
      <style:map style:condition="cell-content()=0" style:apply-style-name="Accent" style:base-cell-address="JumpTable.E246"/>
    </style:style>
    <style:style style:name="ce523" style:family="table-cell" style:parent-style-name="Default" style:data-style-name="N0">
      <style:map style:condition="cell-content()=1" style:apply-style-name="Type1" style:base-cell-address="JumpTable.E247"/>
      <style:map style:condition="cell-content()=0" style:apply-style-name="Type0" style:base-cell-address="JumpTable.E247"/>
      <style:map style:condition="cell-content()=0" style:apply-style-name="Accent" style:base-cell-address="JumpTable.E247"/>
    </style:style>
    <style:style style:name="ce524" style:family="table-cell" style:parent-style-name="Default" style:data-style-name="N0">
      <style:map style:condition="cell-content()=1" style:apply-style-name="Type1" style:base-cell-address="JumpTable.E248"/>
      <style:map style:condition="cell-content()=0" style:apply-style-name="Type0" style:base-cell-address="JumpTable.E248"/>
      <style:map style:condition="cell-content()=0" style:apply-style-name="Accent" style:base-cell-address="JumpTable.E248"/>
    </style:style>
    <style:style style:name="ce525" style:family="table-cell" style:parent-style-name="Default" style:data-style-name="N0">
      <style:map style:condition="cell-content()=1" style:apply-style-name="Type1" style:base-cell-address="JumpTable.E250"/>
      <style:map style:condition="cell-content()=0" style:apply-style-name="Type0" style:base-cell-address="JumpTable.E250"/>
      <style:map style:condition="cell-content()=0" style:apply-style-name="Accent" style:base-cell-address="JumpTable.E250"/>
    </style:style>
    <style:style style:name="ce526" style:family="table-cell" style:parent-style-name="Default" style:data-style-name="N0">
      <style:map style:condition="cell-content()=1" style:apply-style-name="Type1" style:base-cell-address="JumpTable.E251"/>
      <style:map style:condition="cell-content()=0" style:apply-style-name="Type0" style:base-cell-address="JumpTable.E251"/>
      <style:map style:condition="cell-content()=0" style:apply-style-name="Accent" style:base-cell-address="JumpTable.E251"/>
    </style:style>
    <style:style style:name="ce527" style:family="table-cell" style:parent-style-name="Default" style:data-style-name="N0">
      <style:map style:condition="cell-content()=1" style:apply-style-name="Type1" style:base-cell-address="JumpTable.E254"/>
      <style:map style:condition="cell-content()=0" style:apply-style-name="Type0" style:base-cell-address="JumpTable.E254"/>
      <style:map style:condition="cell-content()=0" style:apply-style-name="Accent" style:base-cell-address="JumpTable.E254"/>
    </style:style>
    <style:style style:name="ce528" style:family="table-cell" style:parent-style-name="Default" style:data-style-name="N0">
      <style:map style:condition="cell-content()=1" style:apply-style-name="Type1" style:base-cell-address="JumpTable.E255"/>
      <style:map style:condition="cell-content()=0" style:apply-style-name="Type0" style:base-cell-address="JumpTable.E255"/>
      <style:map style:condition="cell-content()=0" style:apply-style-name="Accent" style:base-cell-address="JumpTable.E255"/>
    </style:style>
    <style:style style:name="ce529" style:family="table-cell" style:parent-style-name="Default" style:data-style-name="N0">
      <style:map style:condition="cell-content()=1" style:apply-style-name="Type1" style:base-cell-address="JumpTable.E256"/>
      <style:map style:condition="cell-content()=0" style:apply-style-name="Type0" style:base-cell-address="JumpTable.E256"/>
      <style:map style:condition="cell-content()=0" style:apply-style-name="Accent" style:base-cell-address="JumpTable.E256"/>
    </style:style>
    <style:style style:name="ce530" style:family="table-cell" style:parent-style-name="Default" style:data-style-name="N0">
      <style:map style:condition="cell-content()=1" style:apply-style-name="Type1" style:base-cell-address="JumpTable.E257"/>
      <style:map style:condition="cell-content()=0" style:apply-style-name="Type0" style:base-cell-address="JumpTable.E257"/>
      <style:map style:condition="cell-content()=0" style:apply-style-name="Accent" style:base-cell-address="JumpTable.E257"/>
    </style:style>
    <style:style style:name="ce531" style:family="table-cell" style:parent-style-name="Default" style:data-style-name="N0">
      <style:map style:condition="cell-content()=1" style:apply-style-name="Type1" style:base-cell-address="JumpTable.E258"/>
      <style:map style:condition="cell-content()=0" style:apply-style-name="Type0" style:base-cell-address="JumpTable.E258"/>
      <style:map style:condition="cell-content()=0" style:apply-style-name="Accent" style:base-cell-address="JumpTable.E258"/>
    </style:style>
    <style:style style:name="ce532" style:family="table-cell" style:parent-style-name="Default" style:data-style-name="N0">
      <style:map style:condition="cell-content()=1" style:apply-style-name="Type1" style:base-cell-address="JumpTable.E259"/>
      <style:map style:condition="cell-content()=0" style:apply-style-name="Type0" style:base-cell-address="JumpTable.E259"/>
      <style:map style:condition="cell-content()=0" style:apply-style-name="Accent" style:base-cell-address="JumpTable.E259"/>
    </style:style>
    <style:style style:name="ce533" style:family="table-cell" style:parent-style-name="Default" style:data-style-name="N0">
      <style:map style:condition="cell-content()=1" style:apply-style-name="Type1" style:base-cell-address="JumpTable.E261"/>
      <style:map style:condition="cell-content()=0" style:apply-style-name="Type0" style:base-cell-address="JumpTable.E261"/>
      <style:map style:condition="cell-content()=0" style:apply-style-name="Accent" style:base-cell-address="JumpTable.E261"/>
    </style:style>
    <style:style style:name="ce534" style:family="table-cell" style:parent-style-name="Default" style:data-style-name="N0">
      <style:map style:condition="cell-content()=1" style:apply-style-name="Type1" style:base-cell-address="JumpTable.E262"/>
      <style:map style:condition="cell-content()=0" style:apply-style-name="Type0" style:base-cell-address="JumpTable.E262"/>
      <style:map style:condition="cell-content()=0" style:apply-style-name="Accent" style:base-cell-address="JumpTable.E262"/>
    </style:style>
    <style:style style:name="ce535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36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37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38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39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40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41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42" style:family="table-cell" style:parent-style-name="Default" style:data-style-name="N0">
      <style:map style:condition="cell-content()=1" style:apply-style-name="Type1" style:base-cell-address="JumpTable.F158"/>
      <style:map style:condition="cell-content()=0" style:apply-style-name="Type0" style:base-cell-address="JumpTable.F158"/>
      <style:map style:condition="cell-content()=0" style:apply-style-name="Accent" style:base-cell-address="JumpTable.F158"/>
    </style:style>
    <style:style style:name="ce543" style:family="table-cell" style:parent-style-name="Default" style:data-style-name="N0">
      <style:map style:condition="cell-content()=1" style:apply-style-name="Type1" style:base-cell-address="JumpTable.F159"/>
      <style:map style:condition="cell-content()=0" style:apply-style-name="Type0" style:base-cell-address="JumpTable.F159"/>
      <style:map style:condition="cell-content()=0" style:apply-style-name="Accent" style:base-cell-address="JumpTable.F159"/>
    </style:style>
    <style:style style:name="ce544" style:family="table-cell" style:parent-style-name="Default" style:data-style-name="N0">
      <style:map style:condition="cell-content()=1" style:apply-style-name="Type1" style:base-cell-address="JumpTable.F160"/>
      <style:map style:condition="cell-content()=0" style:apply-style-name="Type0" style:base-cell-address="JumpTable.F160"/>
      <style:map style:condition="cell-content()=0" style:apply-style-name="Accent" style:base-cell-address="JumpTable.F160"/>
    </style:style>
    <style:style style:name="ce545" style:family="table-cell" style:parent-style-name="Default" style:data-style-name="N0">
      <style:map style:condition="cell-content()=1" style:apply-style-name="Type1" style:base-cell-address="JumpTable.F179"/>
      <style:map style:condition="cell-content()=0" style:apply-style-name="Type0" style:base-cell-address="JumpTable.F179"/>
      <style:map style:condition="cell-content()=0" style:apply-style-name="Accent" style:base-cell-address="JumpTable.F179"/>
    </style:style>
    <style:style style:name="ce546" style:family="table-cell" style:parent-style-name="Default" style:data-style-name="N0">
      <style:map style:condition="cell-content()=1" style:apply-style-name="Type1" style:base-cell-address="JumpTable.F180"/>
      <style:map style:condition="cell-content()=0" style:apply-style-name="Type0" style:base-cell-address="JumpTable.F180"/>
      <style:map style:condition="cell-content()=0" style:apply-style-name="Accent" style:base-cell-address="JumpTable.F180"/>
    </style:style>
    <style:style style:name="ce547" style:family="table-cell" style:parent-style-name="Default" style:data-style-name="N0">
      <style:map style:condition="cell-content()=1" style:apply-style-name="Type1" style:base-cell-address="JumpTable.F181"/>
      <style:map style:condition="cell-content()=0" style:apply-style-name="Type0" style:base-cell-address="JumpTable.F181"/>
      <style:map style:condition="cell-content()=0" style:apply-style-name="Accent" style:base-cell-address="JumpTable.F181"/>
    </style:style>
    <style:style style:name="ce548" style:family="table-cell" style:parent-style-name="Default" style:data-style-name="N0">
      <style:map style:condition="cell-content()=1" style:apply-style-name="Type1" style:base-cell-address="JumpTable.F182"/>
      <style:map style:condition="cell-content()=0" style:apply-style-name="Type0" style:base-cell-address="JumpTable.F182"/>
      <style:map style:condition="cell-content()=0" style:apply-style-name="Accent" style:base-cell-address="JumpTable.F182"/>
    </style:style>
    <style:style style:name="ce549" style:family="table-cell" style:parent-style-name="Default" style:data-style-name="N0">
      <style:map style:condition="cell-content()=1" style:apply-style-name="Type1" style:base-cell-address="JumpTable.F183"/>
      <style:map style:condition="cell-content()=0" style:apply-style-name="Type0" style:base-cell-address="JumpTable.F183"/>
      <style:map style:condition="cell-content()=0" style:apply-style-name="Accent" style:base-cell-address="JumpTable.F183"/>
    </style:style>
    <style:style style:name="ce550" style:family="table-cell" style:parent-style-name="Default" style:data-style-name="N0">
      <style:map style:condition="cell-content()=1" style:apply-style-name="Type1" style:base-cell-address="JumpTable.F187"/>
      <style:map style:condition="cell-content()=0" style:apply-style-name="Type0" style:base-cell-address="JumpTable.F187"/>
      <style:map style:condition="cell-content()=0" style:apply-style-name="Accent" style:base-cell-address="JumpTable.F187"/>
    </style:style>
    <style:style style:name="ce551" style:family="table-cell" style:parent-style-name="Default" style:data-style-name="N0">
      <style:map style:condition="cell-content()=1" style:apply-style-name="Type1" style:base-cell-address="JumpTable.F188"/>
      <style:map style:condition="cell-content()=0" style:apply-style-name="Type0" style:base-cell-address="JumpTable.F188"/>
      <style:map style:condition="cell-content()=0" style:apply-style-name="Accent" style:base-cell-address="JumpTable.F188"/>
    </style:style>
    <style:style style:name="ce552" style:family="table-cell" style:parent-style-name="Default" style:data-style-name="N0">
      <style:map style:condition="cell-content()=1" style:apply-style-name="Type1" style:base-cell-address="JumpTable.F189"/>
      <style:map style:condition="cell-content()=0" style:apply-style-name="Type0" style:base-cell-address="JumpTable.F189"/>
      <style:map style:condition="cell-content()=0" style:apply-style-name="Accent" style:base-cell-address="JumpTable.F189"/>
    </style:style>
    <style:style style:name="ce553" style:family="table-cell" style:parent-style-name="Default" style:data-style-name="N0">
      <style:map style:condition="cell-content()=1" style:apply-style-name="Type1" style:base-cell-address="JumpTable.F190"/>
      <style:map style:condition="cell-content()=0" style:apply-style-name="Type0" style:base-cell-address="JumpTable.F190"/>
      <style:map style:condition="cell-content()=0" style:apply-style-name="Accent" style:base-cell-address="JumpTable.F190"/>
    </style:style>
    <style:style style:name="ce554" style:family="table-cell" style:parent-style-name="Default" style:data-style-name="N0">
      <style:map style:condition="cell-content()=1" style:apply-style-name="Type1" style:base-cell-address="JumpTable.F191"/>
      <style:map style:condition="cell-content()=0" style:apply-style-name="Type0" style:base-cell-address="JumpTable.F191"/>
      <style:map style:condition="cell-content()=0" style:apply-style-name="Accent" style:base-cell-address="JumpTable.F191"/>
    </style:style>
    <style:style style:name="ce555" style:family="table-cell" style:parent-style-name="Default" style:data-style-name="N0">
      <style:map style:condition="cell-content()=1" style:apply-style-name="Type1" style:base-cell-address="JumpTable.F192"/>
      <style:map style:condition="cell-content()=0" style:apply-style-name="Type0" style:base-cell-address="JumpTable.F192"/>
      <style:map style:condition="cell-content()=0" style:apply-style-name="Accent" style:base-cell-address="JumpTable.F192"/>
    </style:style>
    <style:style style:name="ce556" style:family="table-cell" style:parent-style-name="Default" style:data-style-name="N0">
      <style:map style:condition="cell-content()=1" style:apply-style-name="Type1" style:base-cell-address="JumpTable.F193"/>
      <style:map style:condition="cell-content()=0" style:apply-style-name="Type0" style:base-cell-address="JumpTable.F193"/>
      <style:map style:condition="cell-content()=0" style:apply-style-name="Accent" style:base-cell-address="JumpTable.F193"/>
    </style:style>
    <style:style style:name="ce557" style:family="table-cell" style:parent-style-name="Default" style:data-style-name="N0">
      <style:map style:condition="cell-content()=1" style:apply-style-name="Type1" style:base-cell-address="JumpTable.F194"/>
      <style:map style:condition="cell-content()=0" style:apply-style-name="Type0" style:base-cell-address="JumpTable.F194"/>
      <style:map style:condition="cell-content()=0" style:apply-style-name="Accent" style:base-cell-address="JumpTable.F194"/>
    </style:style>
    <style:style style:name="ce558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59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60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61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62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63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64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65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66" style:family="table-cell" style:parent-style-name="Default" style:data-style-name="N0">
      <style:map style:condition="cell-content()=1" style:apply-style-name="Type1" style:base-cell-address="JumpTable.F204"/>
      <style:map style:condition="cell-content()=0" style:apply-style-name="Type0" style:base-cell-address="JumpTable.F204"/>
      <style:map style:condition="cell-content()=0" style:apply-style-name="Accent" style:base-cell-address="JumpTable.F204"/>
    </style:style>
    <style:style style:name="ce567" style:family="table-cell" style:parent-style-name="Default" style:data-style-name="N0">
      <style:map style:condition="cell-content()=1" style:apply-style-name="Type1" style:base-cell-address="JumpTable.F205"/>
      <style:map style:condition="cell-content()=0" style:apply-style-name="Type0" style:base-cell-address="JumpTable.F205"/>
      <style:map style:condition="cell-content()=0" style:apply-style-name="Accent" style:base-cell-address="JumpTable.F205"/>
    </style:style>
    <style:style style:name="ce568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69" style:family="table-cell" style:parent-style-name="Default" style:data-style-name="N0">
      <style:map style:condition="cell-content()=1" style:apply-style-name="Type1" style:base-cell-address="JumpTable.F236"/>
      <style:map style:condition="cell-content()=0" style:apply-style-name="Type0" style:base-cell-address="JumpTable.F236"/>
      <style:map style:condition="cell-content()=0" style:apply-style-name="Accent" style:base-cell-address="JumpTable.F236"/>
    </style:style>
    <style:style style:name="ce570" style:family="table-cell" style:parent-style-name="Default" style:data-style-name="N0">
      <style:map style:condition="cell-content()=1" style:apply-style-name="Type1" style:base-cell-address="JumpTable.F237"/>
      <style:map style:condition="cell-content()=0" style:apply-style-name="Type0" style:base-cell-address="JumpTable.F237"/>
      <style:map style:condition="cell-content()=0" style:apply-style-name="Accent" style:base-cell-address="JumpTable.F237"/>
    </style:style>
    <style:style style:name="ce571" style:family="table-cell" style:parent-style-name="Default" style:data-style-name="N0">
      <style:map style:condition="cell-content()=1" style:apply-style-name="Type1" style:base-cell-address="JumpTable.F246"/>
      <style:map style:condition="cell-content()=0" style:apply-style-name="Type0" style:base-cell-address="JumpTable.F246"/>
      <style:map style:condition="cell-content()=0" style:apply-style-name="Accent" style:base-cell-address="JumpTable.F246"/>
    </style:style>
    <style:style style:name="ce572" style:family="table-cell" style:parent-style-name="Default" style:data-style-name="N0">
      <style:map style:condition="cell-content()=1" style:apply-style-name="Type1" style:base-cell-address="JumpTable.F247"/>
      <style:map style:condition="cell-content()=0" style:apply-style-name="Type0" style:base-cell-address="JumpTable.F247"/>
      <style:map style:condition="cell-content()=0" style:apply-style-name="Accent" style:base-cell-address="JumpTable.F247"/>
    </style:style>
    <style:style style:name="ce573" style:family="table-cell" style:parent-style-name="Default" style:data-style-name="N0">
      <style:map style:condition="cell-content()=1" style:apply-style-name="Type1" style:base-cell-address="JumpTable.F248"/>
      <style:map style:condition="cell-content()=0" style:apply-style-name="Type0" style:base-cell-address="JumpTable.F248"/>
      <style:map style:condition="cell-content()=0" style:apply-style-name="Accent" style:base-cell-address="JumpTable.F248"/>
    </style:style>
    <style:style style:name="ce574" style:family="table-cell" style:parent-style-name="Default" style:data-style-name="N0">
      <style:map style:condition="cell-content()=1" style:apply-style-name="Type1" style:base-cell-address="JumpTable.F250"/>
      <style:map style:condition="cell-content()=0" style:apply-style-name="Type0" style:base-cell-address="JumpTable.F250"/>
      <style:map style:condition="cell-content()=0" style:apply-style-name="Accent" style:base-cell-address="JumpTable.F250"/>
    </style:style>
    <style:style style:name="ce575" style:family="table-cell" style:parent-style-name="Default" style:data-style-name="N0">
      <style:map style:condition="cell-content()=1" style:apply-style-name="Type1" style:base-cell-address="JumpTable.F251"/>
      <style:map style:condition="cell-content()=0" style:apply-style-name="Type0" style:base-cell-address="JumpTable.F251"/>
      <style:map style:condition="cell-content()=0" style:apply-style-name="Accent" style:base-cell-address="JumpTable.F251"/>
    </style:style>
    <style:style style:name="ce576" style:family="table-cell" style:parent-style-name="Default" style:data-style-name="N0">
      <style:map style:condition="cell-content()=1" style:apply-style-name="Type1" style:base-cell-address="JumpTable.F254"/>
      <style:map style:condition="cell-content()=0" style:apply-style-name="Type0" style:base-cell-address="JumpTable.F254"/>
      <style:map style:condition="cell-content()=0" style:apply-style-name="Accent" style:base-cell-address="JumpTable.F254"/>
    </style:style>
    <style:style style:name="ce577" style:family="table-cell" style:parent-style-name="Default" style:data-style-name="N0">
      <style:map style:condition="cell-content()=1" style:apply-style-name="Type1" style:base-cell-address="JumpTable.F255"/>
      <style:map style:condition="cell-content()=0" style:apply-style-name="Type0" style:base-cell-address="JumpTable.F255"/>
      <style:map style:condition="cell-content()=0" style:apply-style-name="Accent" style:base-cell-address="JumpTable.F255"/>
    </style:style>
    <style:style style:name="ce578" style:family="table-cell" style:parent-style-name="Default" style:data-style-name="N0">
      <style:map style:condition="cell-content()=1" style:apply-style-name="Type1" style:base-cell-address="JumpTable.F256"/>
      <style:map style:condition="cell-content()=0" style:apply-style-name="Type0" style:base-cell-address="JumpTable.F256"/>
      <style:map style:condition="cell-content()=0" style:apply-style-name="Accent" style:base-cell-address="JumpTable.F256"/>
    </style:style>
    <style:style style:name="ce579" style:family="table-cell" style:parent-style-name="Default" style:data-style-name="N0">
      <style:map style:condition="cell-content()=1" style:apply-style-name="Type1" style:base-cell-address="JumpTable.F257"/>
      <style:map style:condition="cell-content()=0" style:apply-style-name="Type0" style:base-cell-address="JumpTable.F257"/>
      <style:map style:condition="cell-content()=0" style:apply-style-name="Accent" style:base-cell-address="JumpTable.F257"/>
    </style:style>
    <style:style style:name="ce580" style:family="table-cell" style:parent-style-name="Default" style:data-style-name="N0">
      <style:map style:condition="cell-content()=1" style:apply-style-name="Type1" style:base-cell-address="JumpTable.F258"/>
      <style:map style:condition="cell-content()=0" style:apply-style-name="Type0" style:base-cell-address="JumpTable.F258"/>
      <style:map style:condition="cell-content()=0" style:apply-style-name="Accent" style:base-cell-address="JumpTable.F258"/>
    </style:style>
    <style:style style:name="ce581" style:family="table-cell" style:parent-style-name="Default" style:data-style-name="N0">
      <style:map style:condition="cell-content()=1" style:apply-style-name="Type1" style:base-cell-address="JumpTable.F259"/>
      <style:map style:condition="cell-content()=0" style:apply-style-name="Type0" style:base-cell-address="JumpTable.F259"/>
      <style:map style:condition="cell-content()=0" style:apply-style-name="Accent" style:base-cell-address="JumpTable.F259"/>
    </style:style>
    <style:style style:name="ce582" style:family="table-cell" style:parent-style-name="Default" style:data-style-name="N0">
      <style:map style:condition="cell-content()=1" style:apply-style-name="Type1" style:base-cell-address="JumpTable.F261"/>
      <style:map style:condition="cell-content()=0" style:apply-style-name="Type0" style:base-cell-address="JumpTable.F261"/>
      <style:map style:condition="cell-content()=0" style:apply-style-name="Accent" style:base-cell-address="JumpTable.F261"/>
    </style:style>
    <style:style style:name="ce583" style:family="table-cell" style:parent-style-name="Default" style:data-style-name="N0">
      <style:map style:condition="cell-content()=1" style:apply-style-name="Type1" style:base-cell-address="JumpTable.F262"/>
      <style:map style:condition="cell-content()=0" style:apply-style-name="Type0" style:base-cell-address="JumpTable.F262"/>
      <style:map style:condition="cell-content()=0" style:apply-style-name="Accent" style:base-cell-address="JumpTable.F262"/>
    </style:style>
    <style:style style:name="ce584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85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86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87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88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89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90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91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592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593" style:family="table-cell" style:parent-style-name="Default">
      <style:map style:condition="cell-content()=0" style:apply-style-name="use0" style:base-cell-address="JumpTable.G158"/>
      <style:map style:condition="cell-content()=1" style:apply-style-name="use1" style:base-cell-address="JumpTable.G158"/>
      <style:map style:condition="cell-content()=0" style:apply-style-name="Accent" style:base-cell-address="JumpTable.G158"/>
    </style:style>
    <style:style style:name="ce594" style:family="table-cell" style:parent-style-name="Default">
      <style:map style:condition="cell-content()=0" style:apply-style-name="use0" style:base-cell-address="JumpTable.G159"/>
      <style:map style:condition="cell-content()=1" style:apply-style-name="use1" style:base-cell-address="JumpTable.G159"/>
      <style:map style:condition="cell-content()=0" style:apply-style-name="Accent" style:base-cell-address="JumpTable.G159"/>
    </style:style>
    <style:style style:name="ce595" style:family="table-cell" style:parent-style-name="Default">
      <style:map style:condition="cell-content()=0" style:apply-style-name="use0" style:base-cell-address="JumpTable.G160"/>
      <style:map style:condition="cell-content()=1" style:apply-style-name="use1" style:base-cell-address="JumpTable.G160"/>
      <style:map style:condition="cell-content()=0" style:apply-style-name="Accent" style:base-cell-address="JumpTable.G160"/>
    </style:style>
    <style:style style:name="ce596" style:family="table-cell" style:parent-style-name="Default">
      <style:map style:condition="cell-content()=0" style:apply-style-name="use0" style:base-cell-address="JumpTable.G177"/>
      <style:map style:condition="cell-content()=1" style:apply-style-name="use1" style:base-cell-address="JumpTable.G177"/>
      <style:map style:condition="cell-content()=0" style:apply-style-name="Accent" style:base-cell-address="JumpTable.G177"/>
    </style:style>
    <style:style style:name="ce597" style:family="table-cell" style:parent-style-name="Default">
      <style:map style:condition="cell-content()=0" style:apply-style-name="use0" style:base-cell-address="JumpTable.G179"/>
      <style:map style:condition="cell-content()=1" style:apply-style-name="use1" style:base-cell-address="JumpTable.G179"/>
      <style:map style:condition="cell-content()=0" style:apply-style-name="Accent" style:base-cell-address="JumpTable.G179"/>
    </style:style>
    <style:style style:name="ce598" style:family="table-cell" style:parent-style-name="Default">
      <style:map style:condition="cell-content()=0" style:apply-style-name="use0" style:base-cell-address="JumpTable.G180"/>
      <style:map style:condition="cell-content()=1" style:apply-style-name="use1" style:base-cell-address="JumpTable.G180"/>
      <style:map style:condition="cell-content()=0" style:apply-style-name="Accent" style:base-cell-address="JumpTable.G180"/>
    </style:style>
    <style:style style:name="ce599" style:family="table-cell" style:parent-style-name="Default">
      <style:map style:condition="cell-content()=0" style:apply-style-name="use0" style:base-cell-address="JumpTable.G181"/>
      <style:map style:condition="cell-content()=1" style:apply-style-name="use1" style:base-cell-address="JumpTable.G181"/>
      <style:map style:condition="cell-content()=0" style:apply-style-name="Accent" style:base-cell-address="JumpTable.G181"/>
    </style:style>
    <style:style style:name="ce600" style:family="table-cell" style:parent-style-name="Default">
      <style:map style:condition="cell-content()=0" style:apply-style-name="use0" style:base-cell-address="JumpTable.G182"/>
      <style:map style:condition="cell-content()=1" style:apply-style-name="use1" style:base-cell-address="JumpTable.G182"/>
      <style:map style:condition="cell-content()=0" style:apply-style-name="Accent" style:base-cell-address="JumpTable.G182"/>
    </style:style>
    <style:style style:name="ce601" style:family="table-cell" style:parent-style-name="Default">
      <style:map style:condition="cell-content()=0" style:apply-style-name="use0" style:base-cell-address="JumpTable.G183"/>
      <style:map style:condition="cell-content()=1" style:apply-style-name="use1" style:base-cell-address="JumpTable.G183"/>
      <style:map style:condition="cell-content()=0" style:apply-style-name="Accent" style:base-cell-address="JumpTable.G183"/>
    </style:style>
    <style:style style:name="ce602" style:family="table-cell" style:parent-style-name="Default">
      <style:map style:condition="cell-content()=0" style:apply-style-name="use0" style:base-cell-address="JumpTable.G187"/>
      <style:map style:condition="cell-content()=1" style:apply-style-name="use1" style:base-cell-address="JumpTable.G187"/>
      <style:map style:condition="cell-content()=0" style:apply-style-name="Accent" style:base-cell-address="JumpTable.G187"/>
    </style:style>
    <style:style style:name="ce603" style:family="table-cell" style:parent-style-name="Default">
      <style:map style:condition="cell-content()=0" style:apply-style-name="use0" style:base-cell-address="JumpTable.G188"/>
      <style:map style:condition="cell-content()=1" style:apply-style-name="use1" style:base-cell-address="JumpTable.G188"/>
      <style:map style:condition="cell-content()=0" style:apply-style-name="Accent" style:base-cell-address="JumpTable.G188"/>
    </style:style>
    <style:style style:name="ce604" style:family="table-cell" style:parent-style-name="Default">
      <style:map style:condition="cell-content()=0" style:apply-style-name="use0" style:base-cell-address="JumpTable.G189"/>
      <style:map style:condition="cell-content()=1" style:apply-style-name="use1" style:base-cell-address="JumpTable.G189"/>
      <style:map style:condition="cell-content()=0" style:apply-style-name="Accent" style:base-cell-address="JumpTable.G189"/>
    </style:style>
    <style:style style:name="ce605" style:family="table-cell" style:parent-style-name="Default">
      <style:map style:condition="cell-content()=0" style:apply-style-name="use0" style:base-cell-address="JumpTable.G190"/>
      <style:map style:condition="cell-content()=1" style:apply-style-name="use1" style:base-cell-address="JumpTable.G190"/>
      <style:map style:condition="cell-content()=0" style:apply-style-name="Accent" style:base-cell-address="JumpTable.G190"/>
    </style:style>
    <style:style style:name="ce606" style:family="table-cell" style:parent-style-name="Default">
      <style:map style:condition="cell-content()=0" style:apply-style-name="use0" style:base-cell-address="JumpTable.G191"/>
      <style:map style:condition="cell-content()=1" style:apply-style-name="use1" style:base-cell-address="JumpTable.G191"/>
      <style:map style:condition="cell-content()=0" style:apply-style-name="Accent" style:base-cell-address="JumpTable.G191"/>
    </style:style>
    <style:style style:name="ce607" style:family="table-cell" style:parent-style-name="Default">
      <style:map style:condition="cell-content()=0" style:apply-style-name="use0" style:base-cell-address="JumpTable.G192"/>
      <style:map style:condition="cell-content()=1" style:apply-style-name="use1" style:base-cell-address="JumpTable.G192"/>
      <style:map style:condition="cell-content()=0" style:apply-style-name="Accent" style:base-cell-address="JumpTable.G192"/>
    </style:style>
    <style:style style:name="ce608" style:family="table-cell" style:parent-style-name="Default">
      <style:map style:condition="cell-content()=0" style:apply-style-name="use0" style:base-cell-address="JumpTable.G193"/>
      <style:map style:condition="cell-content()=1" style:apply-style-name="use1" style:base-cell-address="JumpTable.G193"/>
      <style:map style:condition="cell-content()=0" style:apply-style-name="Accent" style:base-cell-address="JumpTable.G193"/>
    </style:style>
    <style:style style:name="ce609" style:family="table-cell" style:parent-style-name="Default">
      <style:map style:condition="cell-content()=0" style:apply-style-name="use0" style:base-cell-address="JumpTable.G194"/>
      <style:map style:condition="cell-content()=1" style:apply-style-name="use1" style:base-cell-address="JumpTable.G194"/>
      <style:map style:condition="cell-content()=0" style:apply-style-name="Accent" style:base-cell-address="JumpTable.G194"/>
    </style:style>
    <style:style style:name="ce610" style:family="table-cell" style:parent-style-name="Default">
      <style:map style:condition="cell-content()=0" style:apply-style-name="use0" style:base-cell-address="JumpTable.G195"/>
      <style:map style:condition="cell-content()=1" style:apply-style-name="use1" style:base-cell-address="JumpTable.G195"/>
      <style:map style:condition="cell-content()=0" style:apply-style-name="Accent" style:base-cell-address="JumpTable.G195"/>
    </style:style>
    <style:style style:name="ce611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612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613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614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615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616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617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618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619" style:family="table-cell" style:parent-style-name="Default">
      <style:map style:condition="cell-content()=0" style:apply-style-name="use0" style:base-cell-address="JumpTable.G204"/>
      <style:map style:condition="cell-content()=1" style:apply-style-name="use1" style:base-cell-address="JumpTable.G204"/>
      <style:map style:condition="cell-content()=0" style:apply-style-name="Accent" style:base-cell-address="JumpTable.G204"/>
    </style:style>
    <style:style style:name="ce620" style:family="table-cell" style:parent-style-name="Default">
      <style:map style:condition="cell-content()=0" style:apply-style-name="use0" style:base-cell-address="JumpTable.G205"/>
      <style:map style:condition="cell-content()=1" style:apply-style-name="use1" style:base-cell-address="JumpTable.G205"/>
      <style:map style:condition="cell-content()=0" style:apply-style-name="Accent" style:base-cell-address="JumpTable.G205"/>
    </style:style>
    <style:style style:name="ce621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622" style:family="table-cell" style:parent-style-name="Default">
      <style:map style:condition="cell-content()=0" style:apply-style-name="use0" style:base-cell-address="JumpTable.G236"/>
      <style:map style:condition="cell-content()=1" style:apply-style-name="use1" style:base-cell-address="JumpTable.G236"/>
      <style:map style:condition="cell-content()=0" style:apply-style-name="Accent" style:base-cell-address="JumpTable.G236"/>
    </style:style>
    <style:style style:name="ce623" style:family="table-cell" style:parent-style-name="Default">
      <style:map style:condition="cell-content()=0" style:apply-style-name="use0" style:base-cell-address="JumpTable.G237"/>
      <style:map style:condition="cell-content()=1" style:apply-style-name="use1" style:base-cell-address="JumpTable.G237"/>
      <style:map style:condition="cell-content()=0" style:apply-style-name="Accent" style:base-cell-address="JumpTable.G237"/>
    </style:style>
    <style:style style:name="ce624" style:family="table-cell" style:parent-style-name="Default">
      <style:map style:condition="cell-content()=0" style:apply-style-name="use0" style:base-cell-address="JumpTable.G246"/>
      <style:map style:condition="cell-content()=1" style:apply-style-name="use1" style:base-cell-address="JumpTable.G246"/>
      <style:map style:condition="cell-content()=0" style:apply-style-name="Accent" style:base-cell-address="JumpTable.G246"/>
    </style:style>
    <style:style style:name="ce625" style:family="table-cell" style:parent-style-name="Default">
      <style:map style:condition="cell-content()=0" style:apply-style-name="use0" style:base-cell-address="JumpTable.G247"/>
      <style:map style:condition="cell-content()=1" style:apply-style-name="use1" style:base-cell-address="JumpTable.G247"/>
      <style:map style:condition="cell-content()=0" style:apply-style-name="Accent" style:base-cell-address="JumpTable.G247"/>
    </style:style>
    <style:style style:name="ce626" style:family="table-cell" style:parent-style-name="Default">
      <style:map style:condition="cell-content()=0" style:apply-style-name="use0" style:base-cell-address="JumpTable.G248"/>
      <style:map style:condition="cell-content()=1" style:apply-style-name="use1" style:base-cell-address="JumpTable.G248"/>
      <style:map style:condition="cell-content()=0" style:apply-style-name="Accent" style:base-cell-address="JumpTable.G248"/>
    </style:style>
    <style:style style:name="ce627" style:family="table-cell" style:parent-style-name="Default">
      <style:map style:condition="cell-content()=0" style:apply-style-name="use0" style:base-cell-address="JumpTable.G250"/>
      <style:map style:condition="cell-content()=1" style:apply-style-name="use1" style:base-cell-address="JumpTable.G250"/>
      <style:map style:condition="cell-content()=0" style:apply-style-name="Accent" style:base-cell-address="JumpTable.G250"/>
    </style:style>
    <style:style style:name="ce628" style:family="table-cell" style:parent-style-name="Default">
      <style:map style:condition="cell-content()=0" style:apply-style-name="use0" style:base-cell-address="JumpTable.G251"/>
      <style:map style:condition="cell-content()=1" style:apply-style-name="use1" style:base-cell-address="JumpTable.G251"/>
      <style:map style:condition="cell-content()=0" style:apply-style-name="Accent" style:base-cell-address="JumpTable.G251"/>
    </style:style>
    <style:style style:name="ce629" style:family="table-cell" style:parent-style-name="Default">
      <style:map style:condition="cell-content()=0" style:apply-style-name="use0" style:base-cell-address="JumpTable.G254"/>
      <style:map style:condition="cell-content()=1" style:apply-style-name="use1" style:base-cell-address="JumpTable.G254"/>
      <style:map style:condition="cell-content()=0" style:apply-style-name="Accent" style:base-cell-address="JumpTable.G254"/>
    </style:style>
    <style:style style:name="ce630" style:family="table-cell" style:parent-style-name="Default">
      <style:map style:condition="cell-content()=0" style:apply-style-name="use0" style:base-cell-address="JumpTable.G255"/>
      <style:map style:condition="cell-content()=1" style:apply-style-name="use1" style:base-cell-address="JumpTable.G255"/>
      <style:map style:condition="cell-content()=0" style:apply-style-name="Accent" style:base-cell-address="JumpTable.G255"/>
    </style:style>
    <style:style style:name="ce631" style:family="table-cell" style:parent-style-name="Default">
      <style:map style:condition="cell-content()=0" style:apply-style-name="use0" style:base-cell-address="JumpTable.G256"/>
      <style:map style:condition="cell-content()=1" style:apply-style-name="use1" style:base-cell-address="JumpTable.G256"/>
      <style:map style:condition="cell-content()=0" style:apply-style-name="Accent" style:base-cell-address="JumpTable.G256"/>
    </style:style>
    <style:style style:name="ce632" style:family="table-cell" style:parent-style-name="Default">
      <style:map style:condition="cell-content()=0" style:apply-style-name="use0" style:base-cell-address="JumpTable.G257"/>
      <style:map style:condition="cell-content()=1" style:apply-style-name="use1" style:base-cell-address="JumpTable.G257"/>
      <style:map style:condition="cell-content()=0" style:apply-style-name="Accent" style:base-cell-address="JumpTable.G257"/>
    </style:style>
    <style:style style:name="ce633" style:family="table-cell" style:parent-style-name="Default">
      <style:map style:condition="cell-content()=0" style:apply-style-name="use0" style:base-cell-address="JumpTable.G258"/>
      <style:map style:condition="cell-content()=1" style:apply-style-name="use1" style:base-cell-address="JumpTable.G258"/>
      <style:map style:condition="cell-content()=0" style:apply-style-name="Accent" style:base-cell-address="JumpTable.G258"/>
    </style:style>
    <style:style style:name="ce634" style:family="table-cell" style:parent-style-name="Default">
      <style:map style:condition="cell-content()=0" style:apply-style-name="use0" style:base-cell-address="JumpTable.G259"/>
      <style:map style:condition="cell-content()=1" style:apply-style-name="use1" style:base-cell-address="JumpTable.G259"/>
      <style:map style:condition="cell-content()=0" style:apply-style-name="Accent" style:base-cell-address="JumpTable.G259"/>
    </style:style>
    <style:style style:name="ce635" style:family="table-cell" style:parent-style-name="Default">
      <style:map style:condition="cell-content()=0" style:apply-style-name="use0" style:base-cell-address="JumpTable.G261"/>
      <style:map style:condition="cell-content()=1" style:apply-style-name="use1" style:base-cell-address="JumpTable.G261"/>
      <style:map style:condition="cell-content()=0" style:apply-style-name="Accent" style:base-cell-address="JumpTable.G261"/>
    </style:style>
    <style:style style:name="ce636" style:family="table-cell" style:parent-style-name="Default">
      <style:map style:condition="cell-content()=0" style:apply-style-name="use0" style:base-cell-address="JumpTable.G262"/>
      <style:map style:condition="cell-content()=1" style:apply-style-name="use1" style:base-cell-address="JumpTable.G262"/>
      <style:map style:condition="cell-content()=0" style:apply-style-name="Accent" style:base-cell-address="JumpTable.G262"/>
    </style:style>
    <style:style style:name="ce637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638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639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640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641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642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643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644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45" style:family="table-cell" style:parent-style-name="Type0">
      <style:table-cell-properties fo:background-color="transparent"/>
    </style:style>
    <style:style style:name="ce646" style:family="table-cell" style:parent-style-name="Type1">
      <style:table-cell-properties fo:background-color="transparent"/>
    </style:style>
    <style:style style:name="ce647" style:family="table-cell" style:parent-style-name="use0">
      <style:table-cell-properties fo:background-color="transparent"/>
    </style:style>
    <style:style style:name="ce648" style:family="table-cell" style:parent-style-name="use1">
      <style:table-cell-properties fo:background-color="transparent"/>
    </style:style>
    <style:style style:name="ce649" style:family="table-cell" style:parent-style-name="Default">
      <style:table-cell-properties fo:background-color="transparent"/>
    </style:style>
    <style:style style:name="ce650" style:family="table-cell" style:parent-style-name="Default" style:data-style-name="N100">
      <style:table-cell-properties fo:background-color="#bcaed5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51" style:family="table-cell" style:parent-style-name="Default">
      <style:table-cell-properties fo:border-bottom="0.06pt solid #000000" fo:background-color="#bcaed5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JumpTable" table:style-name="ta1">
        <table:table-column table:style-name="co1" table:default-cell-style-name="ce436"/>
        <table:table-column table:style-name="co2" table:default-cell-style-name="ce4"/>
        <table:table-column table:style-name="co3" table:default-cell-style-name="ce436"/>
        <table:table-column table:style-name="co4" table:default-cell-style-name="ce492"/>
        <table:table-column table:style-name="co5" table:default-cell-style-name="ce492"/>
        <table:table-column table:style-name="co4" table:default-cell-style-name="ce492"/>
        <table:table-column table:style-name="co4" table:default-cell-style-name="ce592"/>
        <table:table-column table:style-name="co6" table:number-columns-repeated="1017" table:default-cell-style-name="Default"/>
        <table:table-row table:style-name="ro1">
          <table:table-cell table:style-name="ce433" office:value-type="string" calcext:value-type="string">
            <text:p>Station</text:p>
          </table:table-cell>
          <table:table-cell table:style-name="ce3" office:value-type="string" calcext:value-type="string">
            <text:p>Date</text:p>
          </table:table-cell>
          <table:table-cell table:style-name="ce433" office:value-type="string" calcext:value-type="string">
            <text:p>Comment</text:p>
          </table:table-cell>
          <table:table-cell table:style-name="ce439" office:value-type="string" calcext:value-type="string">
            <text:p>Earthquake</text:p>
          </table:table-cell>
          <table:table-cell table:style-name="ce439" office:value-type="string" calcext:value-type="string">
            <text:p>HW/SW_Change</text:p>
          </table:table-cell>
          <table:table-cell table:style-name="ce439" office:value-type="string" calcext:value-type="string">
            <text:p>Unknown</text:p>
          </table:table-cell>
          <table:table-cell table:style-name="ce591" office:value-type="string" calcext:value-type="string">
            <text:p>Use</text:p>
          </table:table-cell>
          <table:table-cell table:style-name="ce644" table:number-columns-repeated="1017"/>
        </table:table-row>
        <table:table-row table:style-name="ro2">
          <table:table-cell office:value-type="string" calcext:value-type="string">
            <text:p>21701S007A03</text:p>
          </table:table-cell>
          <table:table-cell office:value-type="date" office:date-value="2011-03-11T12:00:00" calcext:value-type="date">
            <text:p>2011-03-11 12:00:00</text:p>
          </table:table-cell>
          <table:table-cell/>
          <table:table-cell table:style-name="ce440" office:value-type="float" office:value="1" calcext:value-type="float">
            <text:p>1</text:p>
          </table:table-cell>
          <table:table-cell table:number-columns-repeated="2" table:style-name="ce4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21702M002A07</text:p>
          </table:table-cell>
          <table:table-cell office:value-type="date" office:date-value="2011-03-16T12:00:00" calcext:value-type="date">
            <text:p>2011-03-16 12:00:00</text:p>
          </table:table-cell>
          <table:table-cell/>
          <table:table-cell table:style-name="ce440" office:value-type="float" office:value="1" calcext:value-type="float">
            <text:p>1</text:p>
          </table:table-cell>
          <table:table-cell table:number-columns-repeated="2" table:style-name="ce4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645"/>
          <table:table-cell table:style-name="ce647"/>
          <table:table-cell table:style-name="ce649"/>
          <table:table-cell table:number-columns-repeated="1013"/>
        </table:table-row>
        <table:table-row table:style-name="ro2">
          <table:table-cell table:number-columns-repeated="3"/>
          <table:table-cell table:style-name="ce440" table:number-columns-repeated="3"/>
          <table:table-cell table:number-columns-repeated="2"/>
          <table:table-cell table:style-name="ce646"/>
          <table:table-cell table:style-name="ce648"/>
          <table:table-cell table:style-name="ce649"/>
          <table:table-cell table:number-columns-repeated="1013"/>
        </table:table-row>
        <table:table-row table:style-name="ro2" table:number-rows-repeated="41">
          <table:table-cell table:number-columns-repeated="3"/>
          <table:table-cell table:style-name="ce440" table:number-columns-repeated="3"/>
          <table:table-cell table:number-columns-repeated="1018"/>
        </table:table-row>
        <table:table-row table:style-name="ro2">
          <table:table-cell table:style-name="Default"/>
          <table:table-cell/>
          <table:table-cell table:style-name="Default"/>
          <table:table-cell table:style-name="ce440" table:number-columns-repeated="3"/>
          <table:table-cell table:number-columns-repeated="1018"/>
        </table:table-row>
        <table:table-row table:style-name="ro2" table:number-rows-repeated="73">
          <table:table-cell table:number-columns-repeated="3"/>
          <table:table-cell table:style-name="ce440" table:number-columns-repeated="3"/>
          <table:table-cell table:number-columns-repeated="1018"/>
        </table:table-row>
        <table:table-row table:style-name="ro2">
          <table:table-cell table:style-name="Default"/>
          <table:table-cell/>
          <table:table-cell table:style-name="Default"/>
          <table:table-cell table:style-name="ce440" table:number-columns-repeated="3"/>
          <table:table-cell table:number-columns-repeated="1018"/>
        </table:table-row>
        <table:table-row table:style-name="ro2" table:number-rows-repeated="22">
          <table:table-cell table:number-columns-repeated="3"/>
          <table:table-cell table:style-name="ce440" table:number-columns-repeated="3"/>
          <table:table-cell table:number-columns-repeated="1018"/>
        </table:table-row>
        <table:table-row table:style-name="ro2">
          <table:table-cell table:style-name="Default"/>
          <table:table-cell/>
          <table:table-cell table:style-name="Default"/>
          <table:table-cell table:style-name="ce440" table:number-columns-repeated="3"/>
          <table:table-cell table:number-columns-repeated="1018"/>
        </table:table-row>
        <table:table-row table:style-name="ro2" table:number-rows-repeated="13">
          <table:table-cell table:number-columns-repeated="3"/>
          <table:table-cell table:style-name="ce440" table:number-columns-repeated="3"/>
          <table:table-cell table:number-columns-repeated="1018"/>
        </table:table-row>
        <table:table-row table:style-name="ro2">
          <table:table-cell table:style-name="Default"/>
          <table:table-cell/>
          <table:table-cell table:style-name="Default"/>
          <table:table-cell table:style-name="ce440" table:number-columns-repeated="3"/>
          <table:table-cell table:number-columns-repeated="1018"/>
        </table:table-row>
        <table:table-row table:style-name="ro2">
          <table:table-cell table:number-columns-repeated="3"/>
          <table:table-cell table:style-name="ce441"/>
          <table:table-cell table:style-name="ce493"/>
          <table:table-cell table:style-name="ce542"/>
          <table:table-cell table:style-name="ce593"/>
          <table:table-cell table:number-columns-repeated="1017"/>
        </table:table-row>
        <table:table-row table:style-name="ro2">
          <table:table-cell table:style-name="Default"/>
          <table:table-cell/>
          <table:table-cell table:style-name="Default"/>
          <table:table-cell table:style-name="ce442"/>
          <table:table-cell table:style-name="ce494"/>
          <table:table-cell table:style-name="ce543"/>
          <table:table-cell table:style-name="ce594"/>
          <table:table-cell table:number-columns-repeated="1017"/>
        </table:table-row>
        <table:table-row table:style-name="ro2">
          <table:table-cell table:style-name="Default"/>
          <table:table-cell/>
          <table:table-cell table:style-name="Default"/>
          <table:table-cell table:style-name="ce443"/>
          <table:table-cell table:style-name="ce495"/>
          <table:table-cell table:style-name="ce544"/>
          <table:table-cell table:style-name="ce595"/>
          <table:table-cell table:number-columns-repeated="1017"/>
        </table:table-row>
        <table:table-row table:style-name="ro2">
          <table:table-cell table:number-columns-repeated="3"/>
          <table:table-cell table:style-name="ce440" table:number-columns-repeated="3"/>
          <table:table-cell table:number-columns-repeated="1018"/>
        </table:table-row>
        <table:table-row table:style-name="ro2">
          <table:table-cell table:style-name="Default"/>
          <table:table-cell/>
          <table:table-cell table:style-name="Default"/>
          <table:table-cell table:style-name="ce440" table:number-columns-repeated="3"/>
          <table:table-cell table:number-columns-repeated="1018"/>
        </table:table-row>
        <table:table-row table:style-name="ro2" table:number-rows-repeated="7">
          <table:table-cell table:number-columns-repeated="3"/>
          <table:table-cell table:style-name="ce440" table:number-columns-repeated="3"/>
          <table:table-cell table:number-columns-repeated="1018"/>
        </table:table-row>
        <table:table-row table:style-name="ro2">
          <table:table-cell table:style-name="Default"/>
          <table:table-cell/>
          <table:table-cell table:style-name="Default"/>
          <table:table-cell table:style-name="ce440" table:number-columns-repeated="3"/>
          <table:table-cell table:number-columns-repeated="1018"/>
        </table:table-row>
        <table:table-row table:style-name="ro2" table:number-rows-repeated="6">
          <table:table-cell table:number-columns-repeated="3"/>
          <table:table-cell table:style-name="ce440" table:number-columns-repeated="3"/>
          <table:table-cell table:number-columns-repeated="1018"/>
        </table:table-row>
        <table:table-row table:style-name="ro2">
          <table:table-cell table:number-columns-repeated="3"/>
          <table:table-cell table:style-name="ce444" table:number-columns-repeated="3"/>
          <table:table-cell table:style-name="ce596"/>
          <table:table-cell table:number-columns-repeated="1017"/>
        </table:table-row>
        <table:table-row table:style-name="ro2">
          <table:table-cell table:number-columns-repeated="3"/>
          <table:table-cell table:style-name="ce440" table:number-columns-repeated="3"/>
          <table:table-cell table:number-columns-repeated="1018"/>
        </table:table-row>
        <table:table-row table:style-name="ro2">
          <table:table-cell table:number-columns-repeated="3"/>
          <table:table-cell table:style-name="ce445"/>
          <table:table-cell table:style-name="ce496"/>
          <table:table-cell table:style-name="ce545"/>
          <table:table-cell table:style-name="ce597"/>
          <table:table-cell table:number-columns-repeated="1017"/>
        </table:table-row>
        <table:table-row table:style-name="ro2">
          <table:table-cell table:number-columns-repeated="3"/>
          <table:table-cell table:style-name="ce446"/>
          <table:table-cell table:style-name="ce497"/>
          <table:table-cell table:style-name="ce546"/>
          <table:table-cell table:style-name="ce598"/>
          <table:table-cell table:number-columns-repeated="1017"/>
        </table:table-row>
        <table:table-row table:style-name="ro2">
          <table:table-cell table:number-columns-repeated="3"/>
          <table:table-cell table:style-name="ce447"/>
          <table:table-cell table:style-name="ce498"/>
          <table:table-cell table:style-name="ce547"/>
          <table:table-cell table:style-name="ce599"/>
          <table:table-cell table:number-columns-repeated="1017"/>
        </table:table-row>
        <table:table-row table:style-name="ro2">
          <table:table-cell table:number-columns-repeated="3"/>
          <table:table-cell table:style-name="ce448"/>
          <table:table-cell table:style-name="ce499"/>
          <table:table-cell table:style-name="ce548"/>
          <table:table-cell table:style-name="ce600"/>
          <table:table-cell table:number-columns-repeated="1017"/>
        </table:table-row>
        <table:table-row table:style-name="ro2">
          <table:table-cell table:number-columns-repeated="3"/>
          <table:table-cell table:style-name="ce449"/>
          <table:table-cell table:style-name="ce500"/>
          <table:table-cell table:style-name="ce549"/>
          <table:table-cell table:style-name="ce601"/>
          <table:table-cell table:number-columns-repeated="1017"/>
        </table:table-row>
        <table:table-row table:style-name="ro2" table:number-rows-repeated="3">
          <table:table-cell table:number-columns-repeated="3"/>
          <table:table-cell table:style-name="ce440" table:number-columns-repeated="3"/>
          <table:table-cell table:number-columns-repeated="1018"/>
        </table:table-row>
        <table:table-row table:style-name="ro2">
          <table:table-cell table:number-columns-repeated="3"/>
          <table:table-cell table:style-name="ce450"/>
          <table:table-cell table:style-name="ce501"/>
          <table:table-cell table:style-name="ce550"/>
          <table:table-cell table:style-name="ce602"/>
          <table:table-cell table:number-columns-repeated="1017"/>
        </table:table-row>
        <table:table-row table:style-name="ro2">
          <table:table-cell table:number-columns-repeated="3"/>
          <table:table-cell table:style-name="ce451"/>
          <table:table-cell table:style-name="ce502"/>
          <table:table-cell table:style-name="ce551"/>
          <table:table-cell table:style-name="ce603"/>
          <table:table-cell table:number-columns-repeated="1017"/>
        </table:table-row>
        <table:table-row table:style-name="ro2">
          <table:table-cell table:number-columns-repeated="3"/>
          <table:table-cell table:style-name="ce452"/>
          <table:table-cell table:style-name="ce503"/>
          <table:table-cell table:style-name="ce552"/>
          <table:table-cell table:style-name="ce604"/>
          <table:table-cell table:number-columns-repeated="1017"/>
        </table:table-row>
        <table:table-row table:style-name="ro2">
          <table:table-cell table:number-columns-repeated="3"/>
          <table:table-cell table:style-name="ce453"/>
          <table:table-cell table:style-name="ce504"/>
          <table:table-cell table:style-name="ce553"/>
          <table:table-cell table:style-name="ce605"/>
          <table:table-cell table:number-columns-repeated="1017"/>
        </table:table-row>
        <table:table-row table:style-name="ro2">
          <table:table-cell table:number-columns-repeated="3"/>
          <table:table-cell table:style-name="ce454"/>
          <table:table-cell table:style-name="ce505"/>
          <table:table-cell table:style-name="ce554"/>
          <table:table-cell table:style-name="ce606"/>
          <table:table-cell table:number-columns-repeated="1017"/>
        </table:table-row>
        <table:table-row table:style-name="ro2">
          <table:table-cell table:number-columns-repeated="3"/>
          <table:table-cell table:style-name="ce455"/>
          <table:table-cell table:style-name="ce506"/>
          <table:table-cell table:style-name="ce555"/>
          <table:table-cell table:style-name="ce607"/>
          <table:table-cell table:number-columns-repeated="1017"/>
        </table:table-row>
        <table:table-row table:style-name="ro2">
          <table:table-cell table:number-columns-repeated="3"/>
          <table:table-cell table:style-name="ce456"/>
          <table:table-cell table:style-name="ce507"/>
          <table:table-cell table:style-name="ce556"/>
          <table:table-cell table:style-name="ce608"/>
          <table:table-cell table:number-columns-repeated="1017"/>
        </table:table-row>
        <table:table-row table:style-name="ro2">
          <table:table-cell table:number-columns-repeated="3"/>
          <table:table-cell table:style-name="ce457"/>
          <table:table-cell table:style-name="ce508"/>
          <table:table-cell table:style-name="ce557"/>
          <table:table-cell table:style-name="ce609"/>
          <table:table-cell table:number-columns-repeated="1017"/>
        </table:table-row>
        <table:table-row table:style-name="ro2">
          <table:table-cell table:number-columns-repeated="3"/>
          <table:table-cell table:style-name="ce458" table:number-columns-repeated="3"/>
          <table:table-cell table:style-name="ce610"/>
          <table:table-cell table:number-columns-repeated="1017"/>
        </table:table-row>
        <table:table-row table:style-name="ro2">
          <table:table-cell table:number-columns-repeated="3"/>
          <table:table-cell table:style-name="ce459"/>
          <table:table-cell table:style-name="ce509"/>
          <table:table-cell table:style-name="ce558"/>
          <table:table-cell table:style-name="ce611"/>
          <table:table-cell table:number-columns-repeated="1017"/>
        </table:table-row>
        <table:table-row table:style-name="ro2">
          <table:table-cell table:number-columns-repeated="3"/>
          <table:table-cell table:style-name="ce460"/>
          <table:table-cell table:style-name="ce510"/>
          <table:table-cell table:style-name="ce559"/>
          <table:table-cell table:style-name="ce612"/>
          <table:table-cell table:number-columns-repeated="1017"/>
        </table:table-row>
        <table:table-row table:style-name="ro2">
          <table:table-cell table:number-columns-repeated="3"/>
          <table:table-cell table:style-name="ce461"/>
          <table:table-cell table:style-name="ce511"/>
          <table:table-cell table:style-name="ce560"/>
          <table:table-cell table:style-name="ce613"/>
          <table:table-cell table:number-columns-repeated="1017"/>
        </table:table-row>
        <table:table-row table:style-name="ro2">
          <table:table-cell table:number-columns-repeated="3"/>
          <table:table-cell table:style-name="ce462"/>
          <table:table-cell table:style-name="ce512"/>
          <table:table-cell table:style-name="ce561"/>
          <table:table-cell table:style-name="ce614"/>
          <table:table-cell table:number-columns-repeated="1017"/>
        </table:table-row>
        <table:table-row table:style-name="ro2">
          <table:table-cell table:number-columns-repeated="3"/>
          <table:table-cell table:style-name="ce463"/>
          <table:table-cell table:style-name="ce513"/>
          <table:table-cell table:style-name="ce562"/>
          <table:table-cell table:style-name="ce615"/>
          <table:table-cell table:number-columns-repeated="1017"/>
        </table:table-row>
        <table:table-row table:style-name="ro2">
          <table:table-cell table:number-columns-repeated="3"/>
          <table:table-cell table:style-name="ce464"/>
          <table:table-cell table:style-name="ce514"/>
          <table:table-cell table:style-name="ce563"/>
          <table:table-cell table:style-name="ce616"/>
          <table:table-cell table:number-columns-repeated="1017"/>
        </table:table-row>
        <table:table-row table:style-name="ro2">
          <table:table-cell table:number-columns-repeated="3"/>
          <table:table-cell table:style-name="ce465"/>
          <table:table-cell table:style-name="ce515"/>
          <table:table-cell table:style-name="ce564"/>
          <table:table-cell table:style-name="ce617"/>
          <table:table-cell table:number-columns-repeated="1017"/>
        </table:table-row>
        <table:table-row table:style-name="ro2">
          <table:table-cell table:number-columns-repeated="3"/>
          <table:table-cell table:style-name="ce466"/>
          <table:table-cell table:style-name="ce516"/>
          <table:table-cell table:style-name="ce565"/>
          <table:table-cell table:style-name="ce618"/>
          <table:table-cell table:number-columns-repeated="1017"/>
        </table:table-row>
        <table:table-row table:style-name="ro2">
          <table:table-cell table:number-columns-repeated="3"/>
          <table:table-cell table:style-name="ce467"/>
          <table:table-cell table:style-name="ce517"/>
          <table:table-cell table:style-name="ce566"/>
          <table:table-cell table:style-name="ce619"/>
          <table:table-cell table:number-columns-repeated="1017"/>
        </table:table-row>
        <table:table-row table:style-name="ro2">
          <table:table-cell table:number-columns-repeated="3"/>
          <table:table-cell table:style-name="ce468"/>
          <table:table-cell table:style-name="ce518"/>
          <table:table-cell table:style-name="ce567"/>
          <table:table-cell table:style-name="ce620"/>
          <table:table-cell table:number-columns-repeated="1017"/>
        </table:table-row>
        <table:table-row table:style-name="ro2">
          <table:table-cell table:number-columns-repeated="3"/>
          <table:table-cell table:style-name="ce469"/>
          <table:table-cell table:style-name="ce519"/>
          <table:table-cell table:style-name="ce568"/>
          <table:table-cell table:style-name="ce621"/>
          <table:table-cell table:number-columns-repeated="1017"/>
        </table:table-row>
        <table:table-row table:style-name="ro2" table:number-rows-repeated="14">
          <table:table-cell table:number-columns-repeated="3"/>
          <table:table-cell table:style-name="ce440" table:number-columns-repeated="3"/>
          <table:table-cell table:number-columns-repeated="1018"/>
        </table:table-row>
        <table:table-row table:style-name="ro2">
          <table:table-cell table:style-name="Default"/>
          <table:table-cell/>
          <table:table-cell table:style-name="Default"/>
          <table:table-cell table:style-name="ce440" table:number-columns-repeated="3"/>
          <table:table-cell table:number-columns-repeated="1018"/>
        </table:table-row>
        <table:table-row table:style-name="ro2" table:number-rows-repeated="14">
          <table:table-cell table:number-columns-repeated="3"/>
          <table:table-cell table:style-name="ce440" table:number-columns-repeated="3"/>
          <table:table-cell table:number-columns-repeated="1018"/>
        </table:table-row>
        <table:table-row table:style-name="ro2">
          <table:table-cell table:number-columns-repeated="3"/>
          <table:table-cell table:style-name="ce470"/>
          <table:table-cell table:style-name="ce520"/>
          <table:table-cell table:style-name="ce569"/>
          <table:table-cell table:style-name="ce622"/>
          <table:table-cell table:number-columns-repeated="1017"/>
        </table:table-row>
        <table:table-row table:style-name="ro2">
          <table:table-cell table:number-columns-repeated="3"/>
          <table:table-cell table:style-name="ce471"/>
          <table:table-cell table:style-name="ce521"/>
          <table:table-cell table:style-name="ce570"/>
          <table:table-cell table:style-name="ce623"/>
          <table:table-cell table:number-columns-repeated="1017"/>
        </table:table-row>
        <table:table-row table:style-name="ro2" table:number-rows-repeated="8">
          <table:table-cell table:number-columns-repeated="3"/>
          <table:table-cell table:style-name="ce440" table:number-columns-repeated="3"/>
          <table:table-cell table:number-columns-repeated="1018"/>
        </table:table-row>
        <table:table-row table:style-name="ro2">
          <table:table-cell table:number-columns-repeated="3"/>
          <table:table-cell table:style-name="ce472"/>
          <table:table-cell table:style-name="ce522"/>
          <table:table-cell table:style-name="ce571"/>
          <table:table-cell table:style-name="ce624"/>
          <table:table-cell table:number-columns-repeated="1017"/>
        </table:table-row>
        <table:table-row table:style-name="ro2">
          <table:table-cell table:number-columns-repeated="3"/>
          <table:table-cell table:style-name="ce473"/>
          <table:table-cell table:style-name="ce523"/>
          <table:table-cell table:style-name="ce572"/>
          <table:table-cell table:style-name="ce625"/>
          <table:table-cell table:number-columns-repeated="1017"/>
        </table:table-row>
        <table:table-row table:style-name="ro2">
          <table:table-cell table:number-columns-repeated="3"/>
          <table:table-cell table:style-name="ce474"/>
          <table:table-cell table:style-name="ce524"/>
          <table:table-cell table:style-name="ce573"/>
          <table:table-cell table:style-name="ce626"/>
          <table:table-cell table:number-columns-repeated="1017"/>
        </table:table-row>
        <table:table-row table:style-name="ro2">
          <table:table-cell table:number-columns-repeated="3"/>
          <table:table-cell table:style-name="ce440" table:number-columns-repeated="3"/>
          <table:table-cell table:number-columns-repeated="1018"/>
        </table:table-row>
        <table:table-row table:style-name="ro2">
          <table:table-cell table:style-name="Default"/>
          <table:table-cell/>
          <table:table-cell table:style-name="Default"/>
          <table:table-cell table:style-name="ce475"/>
          <table:table-cell table:style-name="ce525"/>
          <table:table-cell table:style-name="ce574"/>
          <table:table-cell table:style-name="ce627"/>
          <table:table-cell table:number-columns-repeated="1017"/>
        </table:table-row>
        <table:table-row table:style-name="ro2">
          <table:table-cell table:number-columns-repeated="3"/>
          <table:table-cell table:style-name="ce476"/>
          <table:table-cell table:style-name="ce526"/>
          <table:table-cell table:style-name="ce575"/>
          <table:table-cell table:style-name="ce628"/>
          <table:table-cell table:number-columns-repeated="1017"/>
        </table:table-row>
        <table:table-row table:style-name="ro2">
          <table:table-cell table:style-name="Default"/>
          <table:table-cell/>
          <table:table-cell table:style-name="Default"/>
          <table:table-cell table:style-name="ce440" table:number-columns-repeated="3"/>
          <table:table-cell table:number-columns-repeated="1018"/>
        </table:table-row>
        <table:table-row table:style-name="ro2">
          <table:table-cell table:number-columns-repeated="3"/>
          <table:table-cell table:style-name="ce440" table:number-columns-repeated="3"/>
          <table:table-cell table:number-columns-repeated="1018"/>
        </table:table-row>
        <table:table-row table:style-name="ro2">
          <table:table-cell table:number-columns-repeated="3"/>
          <table:table-cell table:style-name="ce477"/>
          <table:table-cell table:style-name="ce527"/>
          <table:table-cell table:style-name="ce576"/>
          <table:table-cell table:style-name="ce629"/>
          <table:table-cell table:number-columns-repeated="1017"/>
        </table:table-row>
        <table:table-row table:style-name="ro2">
          <table:table-cell table:number-columns-repeated="3"/>
          <table:table-cell table:style-name="ce478"/>
          <table:table-cell table:style-name="ce528"/>
          <table:table-cell table:style-name="ce577"/>
          <table:table-cell table:style-name="ce630"/>
          <table:table-cell table:number-columns-repeated="1017"/>
        </table:table-row>
        <table:table-row table:style-name="ro2">
          <table:table-cell table:style-name="Default"/>
          <table:table-cell/>
          <table:table-cell table:style-name="Default"/>
          <table:table-cell table:style-name="ce479"/>
          <table:table-cell table:style-name="ce529"/>
          <table:table-cell table:style-name="ce578"/>
          <table:table-cell table:style-name="ce631"/>
          <table:table-cell table:number-columns-repeated="1017"/>
        </table:table-row>
        <table:table-row table:style-name="ro2">
          <table:table-cell table:number-columns-repeated="3"/>
          <table:table-cell table:style-name="ce480"/>
          <table:table-cell table:style-name="ce530"/>
          <table:table-cell table:style-name="ce579"/>
          <table:table-cell table:style-name="ce632"/>
          <table:table-cell table:number-columns-repeated="1017"/>
        </table:table-row>
        <table:table-row table:style-name="ro2">
          <table:table-cell table:number-columns-repeated="3"/>
          <table:table-cell table:style-name="ce481"/>
          <table:table-cell table:style-name="ce531"/>
          <table:table-cell table:style-name="ce580"/>
          <table:table-cell table:style-name="ce633"/>
          <table:table-cell table:number-columns-repeated="1017"/>
        </table:table-row>
        <table:table-row table:style-name="ro2">
          <table:table-cell table:style-name="Default"/>
          <table:table-cell/>
          <table:table-cell table:style-name="Default"/>
          <table:table-cell table:style-name="ce482"/>
          <table:table-cell table:style-name="ce532"/>
          <table:table-cell table:style-name="ce581"/>
          <table:table-cell table:style-name="ce634"/>
          <table:table-cell table:number-columns-repeated="1017"/>
        </table:table-row>
        <table:table-row table:style-name="ro2">
          <table:table-cell table:number-columns-repeated="3"/>
          <table:table-cell table:style-name="ce440" table:number-columns-repeated="3"/>
          <table:table-cell table:number-columns-repeated="1018"/>
        </table:table-row>
        <table:table-row table:style-name="ro2">
          <table:table-cell table:number-columns-repeated="3"/>
          <table:table-cell table:style-name="ce483"/>
          <table:table-cell table:style-name="ce533"/>
          <table:table-cell table:style-name="ce582"/>
          <table:table-cell table:style-name="ce635"/>
          <table:table-cell table:number-columns-repeated="1017"/>
        </table:table-row>
        <table:table-row table:style-name="ro2">
          <table:table-cell table:number-columns-repeated="3"/>
          <table:table-cell table:style-name="ce484"/>
          <table:table-cell table:style-name="ce534"/>
          <table:table-cell table:style-name="ce583"/>
          <table:table-cell table:style-name="ce636"/>
          <table:table-cell table:number-columns-repeated="1017"/>
        </table:table-row>
        <table:table-row table:style-name="ro2">
          <table:table-cell table:number-columns-repeated="3"/>
          <table:table-cell table:style-name="ce478"/>
          <table:table-cell table:style-name="ce528"/>
          <table:table-cell table:style-name="ce577"/>
          <table:table-cell table:style-name="ce630"/>
          <table:table-cell table:number-columns-repeated="1017"/>
        </table:table-row>
        <table:table-row table:style-name="ro2">
          <table:table-cell table:number-columns-repeated="3"/>
          <table:table-cell table:style-name="ce485"/>
          <table:table-cell table:style-name="ce535"/>
          <table:table-cell table:style-name="ce584"/>
          <table:table-cell table:style-name="ce637"/>
          <table:table-cell table:number-columns-repeated="1017"/>
        </table:table-row>
        <table:table-row table:style-name="ro2">
          <table:table-cell table:number-columns-repeated="3"/>
          <table:table-cell table:style-name="ce486"/>
          <table:table-cell table:style-name="ce536"/>
          <table:table-cell table:style-name="ce585"/>
          <table:table-cell table:style-name="ce638"/>
          <table:table-cell table:number-columns-repeated="1017"/>
        </table:table-row>
        <table:table-row table:style-name="ro2">
          <table:table-cell table:number-columns-repeated="3"/>
          <table:table-cell table:style-name="ce487"/>
          <table:table-cell table:style-name="ce537"/>
          <table:table-cell table:style-name="ce586"/>
          <table:table-cell table:style-name="ce639"/>
          <table:table-cell table:number-columns-repeated="1017"/>
        </table:table-row>
        <table:table-row table:style-name="ro2">
          <table:table-cell table:number-columns-repeated="3"/>
          <table:table-cell table:style-name="ce488"/>
          <table:table-cell table:style-name="ce538"/>
          <table:table-cell table:style-name="ce587"/>
          <table:table-cell table:style-name="ce640"/>
          <table:table-cell table:number-columns-repeated="1017"/>
        </table:table-row>
        <table:table-row table:style-name="ro2">
          <table:table-cell table:number-columns-repeated="3"/>
          <table:table-cell table:style-name="ce440" table:number-columns-repeated="3"/>
          <table:table-cell table:number-columns-repeated="1018"/>
        </table:table-row>
        <table:table-row table:style-name="ro2">
          <table:table-cell table:number-columns-repeated="3"/>
          <table:table-cell table:style-name="ce489"/>
          <table:table-cell table:style-name="ce539"/>
          <table:table-cell table:style-name="ce588"/>
          <table:table-cell table:style-name="ce641"/>
          <table:table-cell table:number-columns-repeated="1017"/>
        </table:table-row>
        <table:table-row table:style-name="ro2">
          <table:table-cell table:number-columns-repeated="3"/>
          <table:table-cell table:style-name="ce490"/>
          <table:table-cell table:style-name="ce540"/>
          <table:table-cell table:style-name="ce589"/>
          <table:table-cell table:style-name="ce642"/>
          <table:table-cell table:number-columns-repeated="1017"/>
        </table:table-row>
        <table:table-row table:style-name="ro2">
          <table:table-cell table:style-name="Default"/>
          <table:table-cell/>
          <table:table-cell table:style-name="Default"/>
          <table:table-cell table:style-name="ce491"/>
          <table:table-cell table:style-name="ce541"/>
          <table:table-cell table:style-name="ce590"/>
          <table:table-cell table:style-name="ce643"/>
          <table:table-cell table:number-columns-repeated="1017"/>
        </table:table-row>
        <table:table-row table:style-name="ro2">
          <table:table-cell table:number-columns-repeated="3"/>
          <table:table-cell table:style-name="ce485"/>
          <table:table-cell table:style-name="ce535"/>
          <table:table-cell table:style-name="ce584"/>
          <table:table-cell table:style-name="ce637"/>
          <table:table-cell table:number-columns-repeated="1017"/>
        </table:table-row>
        <table:table-row table:style-name="ro2">
          <table:table-cell table:number-columns-repeated="3"/>
          <table:table-cell table:style-name="ce486"/>
          <table:table-cell table:style-name="ce536"/>
          <table:table-cell table:style-name="ce585"/>
          <table:table-cell table:style-name="ce638"/>
          <table:table-cell table:number-columns-repeated="1017"/>
        </table:table-row>
        <table:table-row table:style-name="ro2">
          <table:table-cell table:number-columns-repeated="3"/>
          <table:table-cell table:style-name="ce487"/>
          <table:table-cell table:style-name="ce537"/>
          <table:table-cell table:style-name="ce586"/>
          <table:table-cell table:style-name="ce639"/>
          <table:table-cell table:number-columns-repeated="1017"/>
        </table:table-row>
        <table:table-row table:style-name="ro2">
          <table:table-cell table:number-columns-repeated="3"/>
          <table:table-cell table:style-name="ce483"/>
          <table:table-cell table:style-name="ce533"/>
          <table:table-cell table:style-name="ce582"/>
          <table:table-cell table:style-name="ce635"/>
          <table:table-cell table:number-columns-repeated="1017"/>
        </table:table-row>
        <table:table-row table:style-name="ro2">
          <table:table-cell table:style-name="Default"/>
          <table:table-cell/>
          <table:table-cell table:style-name="Default"/>
          <table:table-cell table:style-name="ce484"/>
          <table:table-cell table:style-name="ce534"/>
          <table:table-cell table:style-name="ce583"/>
          <table:table-cell table:style-name="ce636"/>
          <table:table-cell table:number-columns-repeated="1017"/>
        </table:table-row>
        <table:table-row table:style-name="ro2">
          <table:table-cell table:number-columns-repeated="3"/>
          <table:table-cell table:style-name="ce478"/>
          <table:table-cell table:style-name="ce528"/>
          <table:table-cell table:style-name="ce577"/>
          <table:table-cell table:style-name="ce630"/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479"/>
          <table:table-cell table:style-name="ce529"/>
          <table:table-cell table:style-name="ce578"/>
          <table:table-cell table:style-name="ce631"/>
          <table:table-cell table:number-columns-repeated="1017"/>
        </table:table-row>
        <table:table-row table:style-name="ro2">
          <table:table-cell table:number-columns-repeated="3"/>
          <table:table-cell table:style-name="ce486"/>
          <table:table-cell table:style-name="ce536"/>
          <table:table-cell table:style-name="ce585"/>
          <table:table-cell table:style-name="ce638"/>
          <table:table-cell table:number-columns-repeated="1017"/>
        </table:table-row>
        <table:table-row table:style-name="ro2">
          <table:table-cell table:number-columns-repeated="3"/>
          <table:table-cell table:style-name="ce487"/>
          <table:table-cell table:style-name="ce537"/>
          <table:table-cell table:style-name="ce586"/>
          <table:table-cell table:style-name="ce639"/>
          <table:table-cell table:number-columns-repeated="1017"/>
        </table:table-row>
        <table:table-row table:style-name="ro2">
          <table:table-cell table:number-columns-repeated="3"/>
          <table:table-cell table:style-name="ce489"/>
          <table:table-cell table:style-name="ce539"/>
          <table:table-cell table:style-name="ce588"/>
          <table:table-cell table:style-name="ce641"/>
          <table:table-cell table:number-columns-repeated="1017"/>
        </table:table-row>
        <table:table-row table:style-name="ro2">
          <table:table-cell table:number-columns-repeated="3"/>
          <table:table-cell table:style-name="ce490"/>
          <table:table-cell table:style-name="ce540"/>
          <table:table-cell table:style-name="ce589"/>
          <table:table-cell table:style-name="ce642"/>
          <table:table-cell table:number-columns-repeated="1017"/>
        </table:table-row>
        <table:table-row table:style-name="ro2">
          <table:table-cell table:number-columns-repeated="3"/>
          <table:table-cell table:style-name="ce491"/>
          <table:table-cell table:style-name="ce541"/>
          <table:table-cell table:style-name="ce590"/>
          <table:table-cell table:style-name="ce643"/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485"/>
          <table:table-cell table:style-name="ce535"/>
          <table:table-cell table:style-name="ce584"/>
          <table:table-cell table:style-name="ce637"/>
          <table:table-cell table:number-columns-repeated="1017"/>
        </table:table-row>
        <table:table-row table:style-name="ro2">
          <table:table-cell table:number-columns-repeated="3"/>
          <table:table-cell table:style-name="ce480"/>
          <table:table-cell table:style-name="ce530"/>
          <table:table-cell table:style-name="ce579"/>
          <table:table-cell table:style-name="ce632"/>
          <table:table-cell table:number-columns-repeated="1017"/>
        </table:table-row>
        <table:table-row table:style-name="ro2">
          <table:table-cell table:number-columns-repeated="3"/>
          <table:table-cell table:style-name="ce481"/>
          <table:table-cell table:style-name="ce531"/>
          <table:table-cell table:style-name="ce580"/>
          <table:table-cell table:style-name="ce633"/>
          <table:table-cell table:number-columns-repeated="1017"/>
        </table:table-row>
        <table:table-row table:style-name="ro2">
          <table:table-cell table:number-columns-repeated="3"/>
          <table:table-cell table:style-name="ce483"/>
          <table:table-cell table:style-name="ce533"/>
          <table:table-cell table:style-name="ce582"/>
          <table:table-cell table:style-name="ce635"/>
          <table:table-cell table:number-columns-repeated="1017"/>
        </table:table-row>
        <table:table-row table:style-name="ro2">
          <table:table-cell table:number-columns-repeated="3"/>
          <table:table-cell table:style-name="ce484"/>
          <table:table-cell table:style-name="ce534"/>
          <table:table-cell table:style-name="ce583"/>
          <table:table-cell table:style-name="ce636"/>
          <table:table-cell table:number-columns-repeated="1017"/>
        </table:table-row>
        <table:table-row table:style-name="ro2">
          <table:table-cell table:number-columns-repeated="3"/>
          <table:table-cell table:style-name="ce478"/>
          <table:table-cell table:style-name="ce528"/>
          <table:table-cell table:style-name="ce577"/>
          <table:table-cell table:style-name="ce630"/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479"/>
          <table:table-cell table:style-name="ce529"/>
          <table:table-cell table:style-name="ce578"/>
          <table:table-cell table:style-name="ce631"/>
          <table:table-cell table:number-columns-repeated="1017"/>
        </table:table-row>
        <table:table-row table:style-name="ro2">
          <table:table-cell table:number-columns-repeated="3"/>
          <table:table-cell table:style-name="ce480"/>
          <table:table-cell table:style-name="ce530"/>
          <table:table-cell table:style-name="ce579"/>
          <table:table-cell table:style-name="ce632"/>
          <table:table-cell table:number-columns-repeated="1017"/>
        </table:table-row>
        <table:table-row table:style-name="ro2">
          <table:table-cell table:number-columns-repeated="3"/>
          <table:table-cell table:style-name="ce481"/>
          <table:table-cell table:style-name="ce531"/>
          <table:table-cell table:style-name="ce580"/>
          <table:table-cell table:style-name="ce633"/>
          <table:table-cell table:number-columns-repeated="1017"/>
        </table:table-row>
        <table:table-row table:style-name="ro2">
          <table:table-cell table:number-columns-repeated="3"/>
          <table:table-cell table:style-name="ce483"/>
          <table:table-cell table:style-name="ce533"/>
          <table:table-cell table:style-name="ce582"/>
          <table:table-cell table:style-name="ce635"/>
          <table:table-cell table:number-columns-repeated="1017"/>
        </table:table-row>
        <table:table-row table:style-name="ro2">
          <table:table-cell table:number-columns-repeated="3"/>
          <table:table-cell table:style-name="ce484"/>
          <table:table-cell table:style-name="ce534"/>
          <table:table-cell table:style-name="ce583"/>
          <table:table-cell table:style-name="ce636"/>
          <table:table-cell table:number-columns-repeated="1017"/>
        </table:table-row>
        <table:table-row table:style-name="ro2">
          <table:table-cell table:number-columns-repeated="3"/>
          <table:table-cell table:style-name="ce478"/>
          <table:table-cell table:style-name="ce528"/>
          <table:table-cell table:style-name="ce577"/>
          <table:table-cell table:style-name="ce630"/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479"/>
          <table:table-cell table:style-name="ce529"/>
          <table:table-cell table:style-name="ce578"/>
          <table:table-cell table:style-name="ce631"/>
          <table:table-cell table:number-columns-repeated="1017"/>
        </table:table-row>
        <table:table-row table:style-name="ro2">
          <table:table-cell table:number-columns-repeated="3"/>
          <table:table-cell table:style-name="ce480"/>
          <table:table-cell table:style-name="ce530"/>
          <table:table-cell table:style-name="ce579"/>
          <table:table-cell table:style-name="ce632"/>
          <table:table-cell table:number-columns-repeated="1017"/>
        </table:table-row>
        <table:table-row table:style-name="ro2">
          <table:table-cell table:number-columns-repeated="3"/>
          <table:table-cell table:style-name="ce481"/>
          <table:table-cell table:style-name="ce531"/>
          <table:table-cell table:style-name="ce580"/>
          <table:table-cell table:style-name="ce633"/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483"/>
          <table:table-cell table:style-name="ce533"/>
          <table:table-cell table:style-name="ce582"/>
          <table:table-cell table:style-name="ce635"/>
          <table:table-cell table:number-columns-repeated="1017"/>
        </table:table-row>
        <table:table-row table:style-name="ro2">
          <table:table-cell table:number-columns-repeated="3"/>
          <table:table-cell table:style-name="ce490"/>
          <table:table-cell table:style-name="ce540"/>
          <table:table-cell table:style-name="ce589"/>
          <table:table-cell table:style-name="ce642"/>
          <table:table-cell table:number-columns-repeated="1017"/>
        </table:table-row>
        <table:table-row table:style-name="ro2">
          <table:table-cell table:number-columns-repeated="3"/>
          <table:table-cell table:style-name="ce491"/>
          <table:table-cell table:style-name="ce541"/>
          <table:table-cell table:style-name="ce590"/>
          <table:table-cell table:style-name="ce643"/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485"/>
          <table:table-cell table:style-name="ce535"/>
          <table:table-cell table:style-name="ce584"/>
          <table:table-cell table:style-name="ce637"/>
          <table:table-cell table:number-columns-repeated="1017"/>
        </table:table-row>
        <table:table-row table:style-name="ro2">
          <table:table-cell table:number-columns-repeated="3"/>
          <table:table-cell table:style-name="ce486"/>
          <table:table-cell table:style-name="ce536"/>
          <table:table-cell table:style-name="ce585"/>
          <table:table-cell table:style-name="ce638"/>
          <table:table-cell table:number-columns-repeated="1017"/>
        </table:table-row>
        <table:table-row table:style-name="ro2">
          <table:table-cell table:number-columns-repeated="3"/>
          <table:table-cell table:style-name="ce487"/>
          <table:table-cell table:style-name="ce537"/>
          <table:table-cell table:style-name="ce586"/>
          <table:table-cell table:style-name="ce639"/>
          <table:table-cell table:number-columns-repeated="1017"/>
        </table:table-row>
        <table:table-row table:style-name="ro2">
          <table:table-cell table:number-columns-repeated="3"/>
          <table:table-cell table:style-name="ce489"/>
          <table:table-cell table:style-name="ce539"/>
          <table:table-cell table:style-name="ce588"/>
          <table:table-cell table:style-name="ce641"/>
          <table:table-cell table:number-columns-repeated="1017"/>
        </table:table-row>
        <table:table-row table:style-name="ro2">
          <table:table-cell table:number-columns-repeated="3"/>
          <table:table-cell table:style-name="ce490"/>
          <table:table-cell table:style-name="ce540"/>
          <table:table-cell table:style-name="ce589"/>
          <table:table-cell table:style-name="ce642"/>
          <table:table-cell table:number-columns-repeated="1017"/>
        </table:table-row>
        <table:table-row table:style-name="ro2">
          <table:table-cell table:number-columns-repeated="3"/>
          <table:table-cell table:style-name="ce491"/>
          <table:table-cell table:style-name="ce541"/>
          <table:table-cell table:style-name="ce590"/>
          <table:table-cell table:style-name="ce643"/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485"/>
          <table:table-cell table:style-name="ce535"/>
          <table:table-cell table:style-name="ce584"/>
          <table:table-cell table:style-name="ce637"/>
          <table:table-cell table:number-columns-repeated="1017"/>
        </table:table-row>
        <table:table-row table:style-name="ro2">
          <table:table-cell table:number-columns-repeated="3"/>
          <table:table-cell table:style-name="ce486"/>
          <table:table-cell table:style-name="ce536"/>
          <table:table-cell table:style-name="ce585"/>
          <table:table-cell table:style-name="ce638"/>
          <table:table-cell table:number-columns-repeated="1017"/>
        </table:table-row>
        <table:table-row table:style-name="ro2">
          <table:table-cell table:number-columns-repeated="3"/>
          <table:table-cell table:style-name="ce487"/>
          <table:table-cell table:style-name="ce537"/>
          <table:table-cell table:style-name="ce586"/>
          <table:table-cell table:style-name="ce639"/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489"/>
          <table:table-cell table:style-name="ce539"/>
          <table:table-cell table:style-name="ce588"/>
          <table:table-cell table:style-name="ce641"/>
          <table:table-cell table:number-columns-repeated="1017"/>
        </table:table-row>
        <table:table-row table:style-name="ro2">
          <table:table-cell table:number-columns-repeated="3"/>
          <table:table-cell table:style-name="ce490"/>
          <table:table-cell table:style-name="ce540"/>
          <table:table-cell table:style-name="ce589"/>
          <table:table-cell table:style-name="ce642"/>
          <table:table-cell table:number-columns-repeated="1017"/>
        </table:table-row>
        <table:table-row table:style-name="ro2">
          <table:table-cell table:number-columns-repeated="3"/>
          <table:table-cell table:style-name="ce491"/>
          <table:table-cell table:style-name="ce541"/>
          <table:table-cell table:style-name="ce590"/>
          <table:table-cell table:style-name="ce643"/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485"/>
          <table:table-cell table:style-name="ce535"/>
          <table:table-cell table:style-name="ce584"/>
          <table:table-cell table:style-name="ce637"/>
          <table:table-cell table:number-columns-repeated="1017"/>
        </table:table-row>
        <table:table-row table:style-name="ro2">
          <table:table-cell table:number-columns-repeated="3"/>
          <table:table-cell table:style-name="ce486"/>
          <table:table-cell table:style-name="ce536"/>
          <table:table-cell table:style-name="ce585"/>
          <table:table-cell table:style-name="ce638"/>
          <table:table-cell table:number-columns-repeated="1017"/>
        </table:table-row>
        <table:table-row table:style-name="ro2">
          <table:table-cell table:number-columns-repeated="3"/>
          <table:table-cell table:style-name="ce487"/>
          <table:table-cell table:style-name="ce537"/>
          <table:table-cell table:style-name="ce586"/>
          <table:table-cell table:style-name="ce639"/>
          <table:table-cell table:number-columns-repeated="1017"/>
        </table:table-row>
        <table:table-row table:style-name="ro2">
          <table:table-cell table:number-columns-repeated="3"/>
          <table:table-cell table:style-name="ce489"/>
          <table:table-cell table:style-name="ce539"/>
          <table:table-cell table:style-name="ce588"/>
          <table:table-cell table:style-name="ce641"/>
          <table:table-cell table:number-columns-repeated="1017"/>
        </table:table-row>
        <table:table-row table:style-name="ro2">
          <table:table-cell table:number-columns-repeated="3"/>
          <table:table-cell table:style-name="ce490"/>
          <table:table-cell table:style-name="ce540"/>
          <table:table-cell table:style-name="ce589"/>
          <table:table-cell table:style-name="ce642"/>
          <table:table-cell table:number-columns-repeated="1017"/>
        </table:table-row>
        <table:table-row table:style-name="ro2">
          <table:table-cell table:number-columns-repeated="3"/>
          <table:table-cell table:style-name="ce491"/>
          <table:table-cell table:style-name="ce541"/>
          <table:table-cell table:style-name="ce590"/>
          <table:table-cell table:style-name="ce643"/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485"/>
          <table:table-cell table:style-name="ce535"/>
          <table:table-cell table:style-name="ce584"/>
          <table:table-cell table:style-name="ce637"/>
          <table:table-cell table:number-columns-repeated="1017"/>
        </table:table-row>
        <table:table-row table:style-name="ro2">
          <table:table-cell table:number-columns-repeated="3"/>
          <table:table-cell table:style-name="ce486"/>
          <table:table-cell table:style-name="ce536"/>
          <table:table-cell table:style-name="ce585"/>
          <table:table-cell table:style-name="ce638"/>
          <table:table-cell table:number-columns-repeated="1017"/>
        </table:table-row>
        <table:table-row table:style-name="ro2">
          <table:table-cell table:number-columns-repeated="3"/>
          <table:table-cell table:style-name="ce487"/>
          <table:table-cell table:style-name="ce537"/>
          <table:table-cell table:style-name="ce586"/>
          <table:table-cell table:style-name="ce639"/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489"/>
          <table:table-cell table:style-name="ce539"/>
          <table:table-cell table:style-name="ce588"/>
          <table:table-cell table:style-name="ce641"/>
          <table:table-cell table:number-columns-repeated="1017"/>
        </table:table-row>
        <table:table-row table:style-name="ro2">
          <table:table-cell table:number-columns-repeated="3"/>
          <table:table-cell table:style-name="ce490"/>
          <table:table-cell table:style-name="ce540"/>
          <table:table-cell table:style-name="ce589"/>
          <table:table-cell table:style-name="ce642"/>
          <table:table-cell table:number-columns-repeated="1017"/>
        </table:table-row>
        <table:table-row table:style-name="ro2">
          <table:table-cell table:number-columns-repeated="3"/>
          <table:table-cell table:style-name="ce491"/>
          <table:table-cell table:style-name="ce541"/>
          <table:table-cell table:style-name="ce590"/>
          <table:table-cell table:style-name="ce643"/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485"/>
          <table:table-cell table:style-name="ce535"/>
          <table:table-cell table:style-name="ce584"/>
          <table:table-cell table:style-name="ce637"/>
          <table:table-cell table:number-columns-repeated="1017"/>
        </table:table-row>
        <table:table-row table:style-name="ro2">
          <table:table-cell table:number-columns-repeated="3"/>
          <table:table-cell table:style-name="ce486"/>
          <table:table-cell table:style-name="ce536"/>
          <table:table-cell table:style-name="ce585"/>
          <table:table-cell table:style-name="ce638"/>
          <table:table-cell table:number-columns-repeated="1017"/>
        </table:table-row>
        <table:table-row table:style-name="ro2">
          <table:table-cell table:number-columns-repeated="3"/>
          <table:table-cell table:style-name="ce487"/>
          <table:table-cell table:style-name="ce537"/>
          <table:table-cell table:style-name="ce586"/>
          <table:table-cell table:style-name="ce639"/>
          <table:table-cell table:number-columns-repeated="1017"/>
        </table:table-row>
        <table:table-row table:style-name="ro2">
          <table:table-cell table:number-columns-repeated="3"/>
          <table:table-cell table:style-name="ce489"/>
          <table:table-cell table:style-name="ce539"/>
          <table:table-cell table:style-name="ce588"/>
          <table:table-cell table:style-name="ce641"/>
          <table:table-cell table:number-columns-repeated="1017"/>
        </table:table-row>
        <table:table-row table:style-name="ro2">
          <table:table-cell table:number-columns-repeated="3"/>
          <table:table-cell table:style-name="ce490"/>
          <table:table-cell table:style-name="ce540"/>
          <table:table-cell table:style-name="ce589"/>
          <table:table-cell table:style-name="ce642"/>
          <table:table-cell table:number-columns-repeated="1017"/>
        </table:table-row>
        <table:table-row table:style-name="ro2">
          <table:table-cell table:number-columns-repeated="3"/>
          <table:table-cell table:style-name="ce491"/>
          <table:table-cell table:style-name="ce541"/>
          <table:table-cell table:style-name="ce590"/>
          <table:table-cell table:style-name="ce643"/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485"/>
          <table:table-cell table:style-name="ce535"/>
          <table:table-cell table:style-name="ce584"/>
          <table:table-cell table:style-name="ce637"/>
          <table:table-cell table:number-columns-repeated="1017"/>
        </table:table-row>
        <table:table-row table:style-name="ro2">
          <table:table-cell table:number-columns-repeated="3"/>
          <table:table-cell table:style-name="ce486"/>
          <table:table-cell table:style-name="ce536"/>
          <table:table-cell table:style-name="ce585"/>
          <table:table-cell table:style-name="ce638"/>
          <table:table-cell table:number-columns-repeated="1017"/>
        </table:table-row>
        <table:table-row table:style-name="ro2">
          <table:table-cell table:number-columns-repeated="3"/>
          <table:table-cell table:style-name="ce487"/>
          <table:table-cell table:style-name="ce537"/>
          <table:table-cell table:style-name="ce586"/>
          <table:table-cell table:style-name="ce639"/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489"/>
          <table:table-cell table:style-name="ce539"/>
          <table:table-cell table:style-name="ce588"/>
          <table:table-cell table:style-name="ce641"/>
          <table:table-cell table:number-columns-repeated="1017"/>
        </table:table-row>
        <table:table-row table:style-name="ro2">
          <table:table-cell table:number-columns-repeated="3"/>
          <table:table-cell table:style-name="ce490"/>
          <table:table-cell table:style-name="ce540"/>
          <table:table-cell table:style-name="ce589"/>
          <table:table-cell table:style-name="ce642"/>
          <table:table-cell table:number-columns-repeated="1017"/>
        </table:table-row>
        <table:table-row table:style-name="ro2">
          <table:table-cell table:number-columns-repeated="3"/>
          <table:table-cell table:style-name="ce491"/>
          <table:table-cell table:style-name="ce541"/>
          <table:table-cell table:style-name="ce590"/>
          <table:table-cell table:style-name="ce643"/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485"/>
          <table:table-cell table:style-name="ce535"/>
          <table:table-cell table:style-name="ce584"/>
          <table:table-cell table:style-name="ce637"/>
          <table:table-cell table:number-columns-repeated="1017"/>
        </table:table-row>
        <table:table-row table:style-name="ro2">
          <table:table-cell table:number-columns-repeated="3"/>
          <table:table-cell table:style-name="ce486"/>
          <table:table-cell table:style-name="ce536"/>
          <table:table-cell table:style-name="ce585"/>
          <table:table-cell table:style-name="ce638"/>
          <table:table-cell table:number-columns-repeated="1017"/>
        </table:table-row>
        <table:table-row table:style-name="ro2">
          <table:table-cell table:number-columns-repeated="3"/>
          <table:table-cell table:style-name="ce487"/>
          <table:table-cell table:style-name="ce537"/>
          <table:table-cell table:style-name="ce586"/>
          <table:table-cell table:style-name="ce639"/>
          <table:table-cell table:number-columns-repeated="1017"/>
        </table:table-row>
        <table:table-row table:style-name="ro2">
          <table:table-cell table:number-columns-repeated="3"/>
          <table:table-cell table:style-name="ce489"/>
          <table:table-cell table:style-name="ce539"/>
          <table:table-cell table:style-name="ce588"/>
          <table:table-cell table:style-name="ce641"/>
          <table:table-cell table:number-columns-repeated="1017"/>
        </table:table-row>
        <table:table-row table:style-name="ro2">
          <table:table-cell table:number-columns-repeated="3"/>
          <table:table-cell table:style-name="ce490"/>
          <table:table-cell table:style-name="ce540"/>
          <table:table-cell table:style-name="ce589"/>
          <table:table-cell table:style-name="ce642"/>
          <table:table-cell table:number-columns-repeated="1017"/>
        </table:table-row>
        <table:table-row table:style-name="ro2">
          <table:table-cell table:number-columns-repeated="3"/>
          <table:table-cell table:style-name="ce491"/>
          <table:table-cell table:style-name="ce541"/>
          <table:table-cell table:style-name="ce590"/>
          <table:table-cell table:style-name="ce643"/>
          <table:table-cell table:number-columns-repeated="1017"/>
        </table:table-row>
        <table:table-row table:style-name="ro2">
          <table:table-cell table:number-columns-repeated="3"/>
          <table:table-cell table:style-name="ce485"/>
          <table:table-cell table:style-name="ce535"/>
          <table:table-cell table:style-name="ce584"/>
          <table:table-cell table:style-name="ce637"/>
          <table:table-cell table:number-columns-repeated="1017"/>
        </table:table-row>
        <table:table-row table:style-name="ro2">
          <table:table-cell table:style-name="Default"/>
          <table:table-cell/>
          <table:table-cell table:style-name="Default"/>
          <table:table-cell table:style-name="ce485"/>
          <table:table-cell table:style-name="ce535"/>
          <table:table-cell table:style-name="ce584"/>
          <table:table-cell table:style-name="ce637"/>
          <table:table-cell table:number-columns-repeated="1017"/>
        </table:table-row>
        <table:table-row table:style-name="ro2">
          <table:table-cell table:number-columns-repeated="3"/>
          <table:table-cell table:style-name="ce486"/>
          <table:table-cell table:style-name="ce536"/>
          <table:table-cell table:style-name="ce585"/>
          <table:table-cell table:style-name="ce638"/>
          <table:table-cell table:number-columns-repeated="1017"/>
        </table:table-row>
        <table:table-row table:style-name="ro2">
          <table:table-cell table:number-columns-repeated="3"/>
          <table:table-cell table:style-name="ce487"/>
          <table:table-cell table:style-name="ce537"/>
          <table:table-cell table:style-name="ce586"/>
          <table:table-cell table:style-name="ce639"/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489"/>
          <table:table-cell table:style-name="ce539"/>
          <table:table-cell table:style-name="ce588"/>
          <table:table-cell table:style-name="ce641"/>
          <table:table-cell table:number-columns-repeated="1017"/>
        </table:table-row>
        <table:table-row table:style-name="ro2">
          <table:table-cell table:number-columns-repeated="3"/>
          <table:table-cell table:style-name="ce490"/>
          <table:table-cell table:style-name="ce540"/>
          <table:table-cell table:style-name="ce589"/>
          <table:table-cell table:style-name="ce642"/>
          <table:table-cell table:number-columns-repeated="1017"/>
        </table:table-row>
        <table:table-row table:style-name="ro2">
          <table:table-cell table:number-columns-repeated="3"/>
          <table:table-cell table:style-name="ce491"/>
          <table:table-cell table:style-name="ce541"/>
          <table:table-cell table:style-name="ce590"/>
          <table:table-cell table:style-name="ce643"/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485"/>
          <table:table-cell table:style-name="ce535"/>
          <table:table-cell table:style-name="ce584"/>
          <table:table-cell table:style-name="ce637"/>
          <table:table-cell table:number-columns-repeated="1017"/>
        </table:table-row>
        <table:table-row table:style-name="ro2">
          <table:table-cell table:number-columns-repeated="3"/>
          <table:table-cell table:style-name="ce486"/>
          <table:table-cell table:style-name="ce536"/>
          <table:table-cell table:style-name="ce585"/>
          <table:table-cell table:style-name="ce638"/>
          <table:table-cell table:number-columns-repeated="1017"/>
        </table:table-row>
        <table:table-row table:style-name="ro2">
          <table:table-cell table:number-columns-repeated="3"/>
          <table:table-cell table:style-name="ce487"/>
          <table:table-cell table:style-name="ce537"/>
          <table:table-cell table:style-name="ce586"/>
          <table:table-cell table:style-name="ce639"/>
          <table:table-cell table:number-columns-repeated="1017"/>
        </table:table-row>
        <table:table-row table:style-name="ro2">
          <table:table-cell table:number-columns-repeated="3"/>
          <table:table-cell table:style-name="ce489"/>
          <table:table-cell table:style-name="ce539"/>
          <table:table-cell table:style-name="ce588"/>
          <table:table-cell table:style-name="ce641"/>
          <table:table-cell table:number-columns-repeated="1017"/>
        </table:table-row>
        <table:table-row table:style-name="ro2">
          <table:table-cell table:number-columns-repeated="3"/>
          <table:table-cell table:style-name="ce490"/>
          <table:table-cell table:style-name="ce540"/>
          <table:table-cell table:style-name="ce589"/>
          <table:table-cell table:style-name="ce642"/>
          <table:table-cell table:number-columns-repeated="1017"/>
        </table:table-row>
        <table:table-row table:style-name="ro2">
          <table:table-cell table:number-columns-repeated="3"/>
          <table:table-cell table:style-name="ce491"/>
          <table:table-cell table:style-name="ce541"/>
          <table:table-cell table:style-name="ce590"/>
          <table:table-cell table:style-name="ce643"/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485"/>
          <table:table-cell table:style-name="ce535"/>
          <table:table-cell table:style-name="ce584"/>
          <table:table-cell table:style-name="ce637"/>
          <table:table-cell table:number-columns-repeated="1017"/>
        </table:table-row>
        <table:table-row table:style-name="ro2">
          <table:table-cell table:number-columns-repeated="3"/>
          <table:table-cell table:style-name="ce486"/>
          <table:table-cell table:style-name="ce536"/>
          <table:table-cell table:style-name="ce585"/>
          <table:table-cell table:style-name="ce638"/>
          <table:table-cell table:number-columns-repeated="1017"/>
        </table:table-row>
        <table:table-row table:style-name="ro2" table:number-rows-repeated="104819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JumpTable.D305:JumpTable.F1048576 JumpTable.D161:JumpTable.F176 JumpTable.D184:JumpTable.F186 JumpTable.D178:JumpTable.F178 JumpTable.D1:JumpTable.F157 JumpTable.D249:JumpTable.F249 JumpTable.D238:JumpTable.F245 JumpTable.D252:JumpTable.F253 JumpTable.D260:JumpTable.F260 JumpTable.D206:JumpTable.F235 JumpTable.D196:JumpTable.F203 JumpTable.D264:JumpTable.F274 JumpTable.D280:JumpTable.F286">
            <calcext:condition calcext:apply-style-name="Type1" calcext:value="=1" calcext:base-cell-address="JumpTable.D1"/>
            <calcext:condition calcext:apply-style-name="Type0" calcext:value="=0" calcext:base-cell-address="JumpTable.D1"/>
            <calcext:condition calcext:apply-style-name="Accent" calcext:value="=0" calcext:base-cell-address="JumpTable.D1"/>
          </calcext:conditional-format>
          <calcext:conditional-format calcext:target-range-address="JumpTable.G305:JumpTable.G1048576 JumpTable.G161:JumpTable.G176 JumpTable.G184:JumpTable.G186 JumpTable.G178:JumpTable.G178 JumpTable.G1:JumpTable.G157 JumpTable.G249:JumpTable.G249 JumpTable.G238:JumpTable.G245 JumpTable.G252:JumpTable.G253 JumpTable.G260:JumpTable.G260 JumpTable.G206:JumpTable.G235 JumpTable.G196:JumpTable.G203 JumpTable.G264:JumpTable.G274 JumpTable.G280:JumpTable.G286">
            <calcext:condition calcext:apply-style-name="use0" calcext:value="=0" calcext:base-cell-address="JumpTable.G1"/>
            <calcext:condition calcext:apply-style-name="use1" calcext:value="=1" calcext:base-cell-address="JumpTable.G1"/>
            <calcext:condition calcext:apply-style-name="Accent" calcext:value="=0" calcext:base-cell-address="JumpTable.G1"/>
          </calcext:conditional-format>
          <calcext:conditional-format calcext:target-range-address="JumpTable.D177:JumpTable.F177">
            <calcext:condition calcext:apply-style-name="Type1" calcext:value="=1" calcext:base-cell-address="JumpTable.D177"/>
            <calcext:condition calcext:apply-style-name="Type0" calcext:value="=0" calcext:base-cell-address="JumpTable.D177"/>
            <calcext:condition calcext:apply-style-name="Accent" calcext:value="=0" calcext:base-cell-address="JumpTable.D177"/>
          </calcext:conditional-format>
          <calcext:conditional-format calcext:target-range-address="JumpTable.G177:JumpTable.G177">
            <calcext:condition calcext:apply-style-name="use0" calcext:value="=0" calcext:base-cell-address="JumpTable.G177"/>
            <calcext:condition calcext:apply-style-name="use1" calcext:value="=1" calcext:base-cell-address="JumpTable.G177"/>
            <calcext:condition calcext:apply-style-name="Accent" calcext:value="=0" calcext:base-cell-address="JumpTable.G177"/>
          </calcext:conditional-format>
          <calcext:conditional-format calcext:target-range-address="JumpTable.D187:JumpTable.D187">
            <calcext:condition calcext:apply-style-name="Type1" calcext:value="=1" calcext:base-cell-address="JumpTable.D187"/>
            <calcext:condition calcext:apply-style-name="Type0" calcext:value="=0" calcext:base-cell-address="JumpTable.D187"/>
            <calcext:condition calcext:apply-style-name="Accent" calcext:value="=0" calcext:base-cell-address="JumpTable.D187"/>
          </calcext:conditional-format>
          <calcext:conditional-format calcext:target-range-address="JumpTable.E187:JumpTable.E187">
            <calcext:condition calcext:apply-style-name="Type1" calcext:value="=1" calcext:base-cell-address="JumpTable.E187"/>
            <calcext:condition calcext:apply-style-name="Type0" calcext:value="=0" calcext:base-cell-address="JumpTable.E187"/>
            <calcext:condition calcext:apply-style-name="Accent" calcext:value="=0" calcext:base-cell-address="JumpTable.E187"/>
          </calcext:conditional-format>
          <calcext:conditional-format calcext:target-range-address="JumpTable.F187:JumpTable.F187">
            <calcext:condition calcext:apply-style-name="Type1" calcext:value="=1" calcext:base-cell-address="JumpTable.F187"/>
            <calcext:condition calcext:apply-style-name="Type0" calcext:value="=0" calcext:base-cell-address="JumpTable.F187"/>
            <calcext:condition calcext:apply-style-name="Accent" calcext:value="=0" calcext:base-cell-address="JumpTable.F187"/>
          </calcext:conditional-format>
          <calcext:conditional-format calcext:target-range-address="JumpTable.G187:JumpTable.G187">
            <calcext:condition calcext:apply-style-name="use0" calcext:value="=0" calcext:base-cell-address="JumpTable.G187"/>
            <calcext:condition calcext:apply-style-name="use1" calcext:value="=1" calcext:base-cell-address="JumpTable.G187"/>
            <calcext:condition calcext:apply-style-name="Accent" calcext:value="=0" calcext:base-cell-address="JumpTable.G187"/>
          </calcext:conditional-format>
          <calcext:conditional-format calcext:target-range-address="JumpTable.D188:JumpTable.D188">
            <calcext:condition calcext:apply-style-name="Type1" calcext:value="=1" calcext:base-cell-address="JumpTable.D188"/>
            <calcext:condition calcext:apply-style-name="Type0" calcext:value="=0" calcext:base-cell-address="JumpTable.D188"/>
            <calcext:condition calcext:apply-style-name="Accent" calcext:value="=0" calcext:base-cell-address="JumpTable.D188"/>
          </calcext:conditional-format>
          <calcext:conditional-format calcext:target-range-address="JumpTable.E188:JumpTable.E188">
            <calcext:condition calcext:apply-style-name="Type1" calcext:value="=1" calcext:base-cell-address="JumpTable.E188"/>
            <calcext:condition calcext:apply-style-name="Type0" calcext:value="=0" calcext:base-cell-address="JumpTable.E188"/>
            <calcext:condition calcext:apply-style-name="Accent" calcext:value="=0" calcext:base-cell-address="JumpTable.E188"/>
          </calcext:conditional-format>
          <calcext:conditional-format calcext:target-range-address="JumpTable.F188:JumpTable.F188">
            <calcext:condition calcext:apply-style-name="Type1" calcext:value="=1" calcext:base-cell-address="JumpTable.F188"/>
            <calcext:condition calcext:apply-style-name="Type0" calcext:value="=0" calcext:base-cell-address="JumpTable.F188"/>
            <calcext:condition calcext:apply-style-name="Accent" calcext:value="=0" calcext:base-cell-address="JumpTable.F188"/>
          </calcext:conditional-format>
          <calcext:conditional-format calcext:target-range-address="JumpTable.G188:JumpTable.G188">
            <calcext:condition calcext:apply-style-name="use0" calcext:value="=0" calcext:base-cell-address="JumpTable.G188"/>
            <calcext:condition calcext:apply-style-name="use1" calcext:value="=1" calcext:base-cell-address="JumpTable.G188"/>
            <calcext:condition calcext:apply-style-name="Accent" calcext:value="=0" calcext:base-cell-address="JumpTable.G188"/>
          </calcext:conditional-format>
          <calcext:conditional-format calcext:target-range-address="JumpTable.D189:JumpTable.D189">
            <calcext:condition calcext:apply-style-name="Type1" calcext:value="=1" calcext:base-cell-address="JumpTable.D189"/>
            <calcext:condition calcext:apply-style-name="Type0" calcext:value="=0" calcext:base-cell-address="JumpTable.D189"/>
            <calcext:condition calcext:apply-style-name="Accent" calcext:value="=0" calcext:base-cell-address="JumpTable.D189"/>
          </calcext:conditional-format>
          <calcext:conditional-format calcext:target-range-address="JumpTable.E189:JumpTable.E189">
            <calcext:condition calcext:apply-style-name="Type1" calcext:value="=1" calcext:base-cell-address="JumpTable.E189"/>
            <calcext:condition calcext:apply-style-name="Type0" calcext:value="=0" calcext:base-cell-address="JumpTable.E189"/>
            <calcext:condition calcext:apply-style-name="Accent" calcext:value="=0" calcext:base-cell-address="JumpTable.E189"/>
          </calcext:conditional-format>
          <calcext:conditional-format calcext:target-range-address="JumpTable.F189:JumpTable.F189">
            <calcext:condition calcext:apply-style-name="Type1" calcext:value="=1" calcext:base-cell-address="JumpTable.F189"/>
            <calcext:condition calcext:apply-style-name="Type0" calcext:value="=0" calcext:base-cell-address="JumpTable.F189"/>
            <calcext:condition calcext:apply-style-name="Accent" calcext:value="=0" calcext:base-cell-address="JumpTable.F189"/>
          </calcext:conditional-format>
          <calcext:conditional-format calcext:target-range-address="JumpTable.G189:JumpTable.G189">
            <calcext:condition calcext:apply-style-name="use0" calcext:value="=0" calcext:base-cell-address="JumpTable.G189"/>
            <calcext:condition calcext:apply-style-name="use1" calcext:value="=1" calcext:base-cell-address="JumpTable.G189"/>
            <calcext:condition calcext:apply-style-name="Accent" calcext:value="=0" calcext:base-cell-address="JumpTable.G189"/>
          </calcext:conditional-format>
          <calcext:conditional-format calcext:target-range-address="JumpTable.D190:JumpTable.D190">
            <calcext:condition calcext:apply-style-name="Type1" calcext:value="=1" calcext:base-cell-address="JumpTable.D190"/>
            <calcext:condition calcext:apply-style-name="Type0" calcext:value="=0" calcext:base-cell-address="JumpTable.D190"/>
            <calcext:condition calcext:apply-style-name="Accent" calcext:value="=0" calcext:base-cell-address="JumpTable.D190"/>
          </calcext:conditional-format>
          <calcext:conditional-format calcext:target-range-address="JumpTable.E190:JumpTable.E190">
            <calcext:condition calcext:apply-style-name="Type1" calcext:value="=1" calcext:base-cell-address="JumpTable.E190"/>
            <calcext:condition calcext:apply-style-name="Type0" calcext:value="=0" calcext:base-cell-address="JumpTable.E190"/>
            <calcext:condition calcext:apply-style-name="Accent" calcext:value="=0" calcext:base-cell-address="JumpTable.E190"/>
          </calcext:conditional-format>
          <calcext:conditional-format calcext:target-range-address="JumpTable.F190:JumpTable.F190">
            <calcext:condition calcext:apply-style-name="Type1" calcext:value="=1" calcext:base-cell-address="JumpTable.F190"/>
            <calcext:condition calcext:apply-style-name="Type0" calcext:value="=0" calcext:base-cell-address="JumpTable.F190"/>
            <calcext:condition calcext:apply-style-name="Accent" calcext:value="=0" calcext:base-cell-address="JumpTable.F190"/>
          </calcext:conditional-format>
          <calcext:conditional-format calcext:target-range-address="JumpTable.G190:JumpTable.G190">
            <calcext:condition calcext:apply-style-name="use0" calcext:value="=0" calcext:base-cell-address="JumpTable.G190"/>
            <calcext:condition calcext:apply-style-name="use1" calcext:value="=1" calcext:base-cell-address="JumpTable.G190"/>
            <calcext:condition calcext:apply-style-name="Accent" calcext:value="=0" calcext:base-cell-address="JumpTable.G190"/>
          </calcext:conditional-format>
          <calcext:conditional-format calcext:target-range-address="JumpTable.D191:JumpTable.D191">
            <calcext:condition calcext:apply-style-name="Type1" calcext:value="=1" calcext:base-cell-address="JumpTable.D191"/>
            <calcext:condition calcext:apply-style-name="Type0" calcext:value="=0" calcext:base-cell-address="JumpTable.D191"/>
            <calcext:condition calcext:apply-style-name="Accent" calcext:value="=0" calcext:base-cell-address="JumpTable.D191"/>
          </calcext:conditional-format>
          <calcext:conditional-format calcext:target-range-address="JumpTable.E191:JumpTable.E191">
            <calcext:condition calcext:apply-style-name="Type1" calcext:value="=1" calcext:base-cell-address="JumpTable.E191"/>
            <calcext:condition calcext:apply-style-name="Type0" calcext:value="=0" calcext:base-cell-address="JumpTable.E191"/>
            <calcext:condition calcext:apply-style-name="Accent" calcext:value="=0" calcext:base-cell-address="JumpTable.E191"/>
          </calcext:conditional-format>
          <calcext:conditional-format calcext:target-range-address="JumpTable.F191:JumpTable.F191">
            <calcext:condition calcext:apply-style-name="Type1" calcext:value="=1" calcext:base-cell-address="JumpTable.F191"/>
            <calcext:condition calcext:apply-style-name="Type0" calcext:value="=0" calcext:base-cell-address="JumpTable.F191"/>
            <calcext:condition calcext:apply-style-name="Accent" calcext:value="=0" calcext:base-cell-address="JumpTable.F191"/>
          </calcext:conditional-format>
          <calcext:conditional-format calcext:target-range-address="JumpTable.G191:JumpTable.G191">
            <calcext:condition calcext:apply-style-name="use0" calcext:value="=0" calcext:base-cell-address="JumpTable.G191"/>
            <calcext:condition calcext:apply-style-name="use1" calcext:value="=1" calcext:base-cell-address="JumpTable.G191"/>
            <calcext:condition calcext:apply-style-name="Accent" calcext:value="=0" calcext:base-cell-address="JumpTable.G191"/>
          </calcext:conditional-format>
          <calcext:conditional-format calcext:target-range-address="JumpTable.D192:JumpTable.D192">
            <calcext:condition calcext:apply-style-name="Type1" calcext:value="=1" calcext:base-cell-address="JumpTable.D192"/>
            <calcext:condition calcext:apply-style-name="Type0" calcext:value="=0" calcext:base-cell-address="JumpTable.D192"/>
            <calcext:condition calcext:apply-style-name="Accent" calcext:value="=0" calcext:base-cell-address="JumpTable.D192"/>
          </calcext:conditional-format>
          <calcext:conditional-format calcext:target-range-address="JumpTable.E192:JumpTable.E192">
            <calcext:condition calcext:apply-style-name="Type1" calcext:value="=1" calcext:base-cell-address="JumpTable.E192"/>
            <calcext:condition calcext:apply-style-name="Type0" calcext:value="=0" calcext:base-cell-address="JumpTable.E192"/>
            <calcext:condition calcext:apply-style-name="Accent" calcext:value="=0" calcext:base-cell-address="JumpTable.E192"/>
          </calcext:conditional-format>
          <calcext:conditional-format calcext:target-range-address="JumpTable.F192:JumpTable.F192">
            <calcext:condition calcext:apply-style-name="Type1" calcext:value="=1" calcext:base-cell-address="JumpTable.F192"/>
            <calcext:condition calcext:apply-style-name="Type0" calcext:value="=0" calcext:base-cell-address="JumpTable.F192"/>
            <calcext:condition calcext:apply-style-name="Accent" calcext:value="=0" calcext:base-cell-address="JumpTable.F192"/>
          </calcext:conditional-format>
          <calcext:conditional-format calcext:target-range-address="JumpTable.G192:JumpTable.G192">
            <calcext:condition calcext:apply-style-name="use0" calcext:value="=0" calcext:base-cell-address="JumpTable.G192"/>
            <calcext:condition calcext:apply-style-name="use1" calcext:value="=1" calcext:base-cell-address="JumpTable.G192"/>
            <calcext:condition calcext:apply-style-name="Accent" calcext:value="=0" calcext:base-cell-address="JumpTable.G192"/>
          </calcext:conditional-format>
          <calcext:conditional-format calcext:target-range-address="JumpTable.D193:JumpTable.D193">
            <calcext:condition calcext:apply-style-name="Type1" calcext:value="=1" calcext:base-cell-address="JumpTable.D193"/>
            <calcext:condition calcext:apply-style-name="Type0" calcext:value="=0" calcext:base-cell-address="JumpTable.D193"/>
            <calcext:condition calcext:apply-style-name="Accent" calcext:value="=0" calcext:base-cell-address="JumpTable.D193"/>
          </calcext:conditional-format>
          <calcext:conditional-format calcext:target-range-address="JumpTable.E193:JumpTable.E193">
            <calcext:condition calcext:apply-style-name="Type1" calcext:value="=1" calcext:base-cell-address="JumpTable.E193"/>
            <calcext:condition calcext:apply-style-name="Type0" calcext:value="=0" calcext:base-cell-address="JumpTable.E193"/>
            <calcext:condition calcext:apply-style-name="Accent" calcext:value="=0" calcext:base-cell-address="JumpTable.E193"/>
          </calcext:conditional-format>
          <calcext:conditional-format calcext:target-range-address="JumpTable.F193:JumpTable.F193">
            <calcext:condition calcext:apply-style-name="Type1" calcext:value="=1" calcext:base-cell-address="JumpTable.F193"/>
            <calcext:condition calcext:apply-style-name="Type0" calcext:value="=0" calcext:base-cell-address="JumpTable.F193"/>
            <calcext:condition calcext:apply-style-name="Accent" calcext:value="=0" calcext:base-cell-address="JumpTable.F193"/>
          </calcext:conditional-format>
          <calcext:conditional-format calcext:target-range-address="JumpTable.G193:JumpTable.G193">
            <calcext:condition calcext:apply-style-name="use0" calcext:value="=0" calcext:base-cell-address="JumpTable.G193"/>
            <calcext:condition calcext:apply-style-name="use1" calcext:value="=1" calcext:base-cell-address="JumpTable.G193"/>
            <calcext:condition calcext:apply-style-name="Accent" calcext:value="=0" calcext:base-cell-address="JumpTable.G193"/>
          </calcext:conditional-format>
          <calcext:conditional-format calcext:target-range-address="JumpTable.D194:JumpTable.D194">
            <calcext:condition calcext:apply-style-name="Type1" calcext:value="=1" calcext:base-cell-address="JumpTable.D194"/>
            <calcext:condition calcext:apply-style-name="Type0" calcext:value="=0" calcext:base-cell-address="JumpTable.D194"/>
            <calcext:condition calcext:apply-style-name="Accent" calcext:value="=0" calcext:base-cell-address="JumpTable.D194"/>
          </calcext:conditional-format>
          <calcext:conditional-format calcext:target-range-address="JumpTable.E194:JumpTable.E194">
            <calcext:condition calcext:apply-style-name="Type1" calcext:value="=1" calcext:base-cell-address="JumpTable.E194"/>
            <calcext:condition calcext:apply-style-name="Type0" calcext:value="=0" calcext:base-cell-address="JumpTable.E194"/>
            <calcext:condition calcext:apply-style-name="Accent" calcext:value="=0" calcext:base-cell-address="JumpTable.E194"/>
          </calcext:conditional-format>
          <calcext:conditional-format calcext:target-range-address="JumpTable.F194:JumpTable.F194">
            <calcext:condition calcext:apply-style-name="Type1" calcext:value="=1" calcext:base-cell-address="JumpTable.F194"/>
            <calcext:condition calcext:apply-style-name="Type0" calcext:value="=0" calcext:base-cell-address="JumpTable.F194"/>
            <calcext:condition calcext:apply-style-name="Accent" calcext:value="=0" calcext:base-cell-address="JumpTable.F194"/>
          </calcext:conditional-format>
          <calcext:conditional-format calcext:target-range-address="JumpTable.G194:JumpTable.G194">
            <calcext:condition calcext:apply-style-name="use0" calcext:value="=0" calcext:base-cell-address="JumpTable.G194"/>
            <calcext:condition calcext:apply-style-name="use1" calcext:value="=1" calcext:base-cell-address="JumpTable.G194"/>
            <calcext:condition calcext:apply-style-name="Accent" calcext:value="=0" calcext:base-cell-address="JumpTable.G194"/>
          </calcext:conditional-format>
          <calcext:conditional-format calcext:target-range-address="JumpTable.D195:JumpTable.F195">
            <calcext:condition calcext:apply-style-name="Type1" calcext:value="=1" calcext:base-cell-address="JumpTable.D195"/>
            <calcext:condition calcext:apply-style-name="Type0" calcext:value="=0" calcext:base-cell-address="JumpTable.D195"/>
            <calcext:condition calcext:apply-style-name="Accent" calcext:value="=0" calcext:base-cell-address="JumpTable.D195"/>
          </calcext:conditional-format>
          <calcext:conditional-format calcext:target-range-address="JumpTable.G195:JumpTable.G195">
            <calcext:condition calcext:apply-style-name="use0" calcext:value="=0" calcext:base-cell-address="JumpTable.G195"/>
            <calcext:condition calcext:apply-style-name="use1" calcext:value="=1" calcext:base-cell-address="JumpTable.G195"/>
            <calcext:condition calcext:apply-style-name="Accent" calcext:value="=0" calcext:base-cell-address="JumpTable.G195"/>
          </calcext:conditional-format>
          <calcext:conditional-format calcext:target-range-address="JumpTable.D196:JumpTable.D196">
            <calcext:condition calcext:apply-style-name="Type1" calcext:value="=1" calcext:base-cell-address="JumpTable.D196"/>
            <calcext:condition calcext:apply-style-name="Type0" calcext:value="=0" calcext:base-cell-address="JumpTable.D196"/>
            <calcext:condition calcext:apply-style-name="Accent" calcext:value="=0" calcext:base-cell-address="JumpTable.D196"/>
          </calcext:conditional-format>
          <calcext:conditional-format calcext:target-range-address="JumpTable.E196:JumpTable.E196">
            <calcext:condition calcext:apply-style-name="Type1" calcext:value="=1" calcext:base-cell-address="JumpTable.E196"/>
            <calcext:condition calcext:apply-style-name="Type0" calcext:value="=0" calcext:base-cell-address="JumpTable.E196"/>
            <calcext:condition calcext:apply-style-name="Accent" calcext:value="=0" calcext:base-cell-address="JumpTable.E196"/>
          </calcext:conditional-format>
          <calcext:conditional-format calcext:target-range-address="JumpTable.F196:JumpTable.F196">
            <calcext:condition calcext:apply-style-name="Type1" calcext:value="=1" calcext:base-cell-address="JumpTable.F196"/>
            <calcext:condition calcext:apply-style-name="Type0" calcext:value="=0" calcext:base-cell-address="JumpTable.F196"/>
            <calcext:condition calcext:apply-style-name="Accent" calcext:value="=0" calcext:base-cell-address="JumpTable.F196"/>
          </calcext:conditional-format>
          <calcext:conditional-format calcext:target-range-address="JumpTable.G196:JumpTable.G196">
            <calcext:condition calcext:apply-style-name="use0" calcext:value="=0" calcext:base-cell-address="JumpTable.G196"/>
            <calcext:condition calcext:apply-style-name="use1" calcext:value="=1" calcext:base-cell-address="JumpTable.G196"/>
            <calcext:condition calcext:apply-style-name="Accent" calcext:value="=0" calcext:base-cell-address="JumpTable.G196"/>
          </calcext:conditional-format>
          <calcext:conditional-format calcext:target-range-address="JumpTable.D197:JumpTable.D197">
            <calcext:condition calcext:apply-style-name="Type1" calcext:value="=1" calcext:base-cell-address="JumpTable.D197"/>
            <calcext:condition calcext:apply-style-name="Type0" calcext:value="=0" calcext:base-cell-address="JumpTable.D197"/>
            <calcext:condition calcext:apply-style-name="Accent" calcext:value="=0" calcext:base-cell-address="JumpTable.D197"/>
          </calcext:conditional-format>
          <calcext:conditional-format calcext:target-range-address="JumpTable.E197:JumpTable.E197">
            <calcext:condition calcext:apply-style-name="Type1" calcext:value="=1" calcext:base-cell-address="JumpTable.E197"/>
            <calcext:condition calcext:apply-style-name="Type0" calcext:value="=0" calcext:base-cell-address="JumpTable.E197"/>
            <calcext:condition calcext:apply-style-name="Accent" calcext:value="=0" calcext:base-cell-address="JumpTable.E197"/>
          </calcext:conditional-format>
          <calcext:conditional-format calcext:target-range-address="JumpTable.F197:JumpTable.F197">
            <calcext:condition calcext:apply-style-name="Type1" calcext:value="=1" calcext:base-cell-address="JumpTable.F197"/>
            <calcext:condition calcext:apply-style-name="Type0" calcext:value="=0" calcext:base-cell-address="JumpTable.F197"/>
            <calcext:condition calcext:apply-style-name="Accent" calcext:value="=0" calcext:base-cell-address="JumpTable.F197"/>
          </calcext:conditional-format>
          <calcext:conditional-format calcext:target-range-address="JumpTable.G197:JumpTable.G197">
            <calcext:condition calcext:apply-style-name="use0" calcext:value="=0" calcext:base-cell-address="JumpTable.G197"/>
            <calcext:condition calcext:apply-style-name="use1" calcext:value="=1" calcext:base-cell-address="JumpTable.G197"/>
            <calcext:condition calcext:apply-style-name="Accent" calcext:value="=0" calcext:base-cell-address="JumpTable.G197"/>
          </calcext:conditional-format>
          <calcext:conditional-format calcext:target-range-address="JumpTable.D198:JumpTable.D198">
            <calcext:condition calcext:apply-style-name="Type1" calcext:value="=1" calcext:base-cell-address="JumpTable.D198"/>
            <calcext:condition calcext:apply-style-name="Type0" calcext:value="=0" calcext:base-cell-address="JumpTable.D198"/>
            <calcext:condition calcext:apply-style-name="Accent" calcext:value="=0" calcext:base-cell-address="JumpTable.D198"/>
          </calcext:conditional-format>
          <calcext:conditional-format calcext:target-range-address="JumpTable.E198:JumpTable.E198">
            <calcext:condition calcext:apply-style-name="Type1" calcext:value="=1" calcext:base-cell-address="JumpTable.E198"/>
            <calcext:condition calcext:apply-style-name="Type0" calcext:value="=0" calcext:base-cell-address="JumpTable.E198"/>
            <calcext:condition calcext:apply-style-name="Accent" calcext:value="=0" calcext:base-cell-address="JumpTable.E198"/>
          </calcext:conditional-format>
          <calcext:conditional-format calcext:target-range-address="JumpTable.F198:JumpTable.F198">
            <calcext:condition calcext:apply-style-name="Type1" calcext:value="=1" calcext:base-cell-address="JumpTable.F198"/>
            <calcext:condition calcext:apply-style-name="Type0" calcext:value="=0" calcext:base-cell-address="JumpTable.F198"/>
            <calcext:condition calcext:apply-style-name="Accent" calcext:value="=0" calcext:base-cell-address="JumpTable.F198"/>
          </calcext:conditional-format>
          <calcext:conditional-format calcext:target-range-address="JumpTable.G198:JumpTable.G198">
            <calcext:condition calcext:apply-style-name="use0" calcext:value="=0" calcext:base-cell-address="JumpTable.G198"/>
            <calcext:condition calcext:apply-style-name="use1" calcext:value="=1" calcext:base-cell-address="JumpTable.G198"/>
            <calcext:condition calcext:apply-style-name="Accent" calcext:value="=0" calcext:base-cell-address="JumpTable.G198"/>
          </calcext:conditional-format>
          <calcext:conditional-format calcext:target-range-address="JumpTable.D199:JumpTable.D199">
            <calcext:condition calcext:apply-style-name="Type1" calcext:value="=1" calcext:base-cell-address="JumpTable.D199"/>
            <calcext:condition calcext:apply-style-name="Type0" calcext:value="=0" calcext:base-cell-address="JumpTable.D199"/>
            <calcext:condition calcext:apply-style-name="Accent" calcext:value="=0" calcext:base-cell-address="JumpTable.D199"/>
          </calcext:conditional-format>
          <calcext:conditional-format calcext:target-range-address="JumpTable.E199:JumpTable.E199">
            <calcext:condition calcext:apply-style-name="Type1" calcext:value="=1" calcext:base-cell-address="JumpTable.E199"/>
            <calcext:condition calcext:apply-style-name="Type0" calcext:value="=0" calcext:base-cell-address="JumpTable.E199"/>
            <calcext:condition calcext:apply-style-name="Accent" calcext:value="=0" calcext:base-cell-address="JumpTable.E199"/>
          </calcext:conditional-format>
          <calcext:conditional-format calcext:target-range-address="JumpTable.F199:JumpTable.F199">
            <calcext:condition calcext:apply-style-name="Type1" calcext:value="=1" calcext:base-cell-address="JumpTable.F199"/>
            <calcext:condition calcext:apply-style-name="Type0" calcext:value="=0" calcext:base-cell-address="JumpTable.F199"/>
            <calcext:condition calcext:apply-style-name="Accent" calcext:value="=0" calcext:base-cell-address="JumpTable.F199"/>
          </calcext:conditional-format>
          <calcext:conditional-format calcext:target-range-address="JumpTable.G199:JumpTable.G199">
            <calcext:condition calcext:apply-style-name="use0" calcext:value="=0" calcext:base-cell-address="JumpTable.G199"/>
            <calcext:condition calcext:apply-style-name="use1" calcext:value="=1" calcext:base-cell-address="JumpTable.G199"/>
            <calcext:condition calcext:apply-style-name="Accent" calcext:value="=0" calcext:base-cell-address="JumpTable.G199"/>
          </calcext:conditional-format>
          <calcext:conditional-format calcext:target-range-address="JumpTable.D200:JumpTable.D200">
            <calcext:condition calcext:apply-style-name="Type1" calcext:value="=1" calcext:base-cell-address="JumpTable.D200"/>
            <calcext:condition calcext:apply-style-name="Type0" calcext:value="=0" calcext:base-cell-address="JumpTable.D200"/>
            <calcext:condition calcext:apply-style-name="Accent" calcext:value="=0" calcext:base-cell-address="JumpTable.D200"/>
          </calcext:conditional-format>
          <calcext:conditional-format calcext:target-range-address="JumpTable.E200:JumpTable.E200">
            <calcext:condition calcext:apply-style-name="Type1" calcext:value="=1" calcext:base-cell-address="JumpTable.E200"/>
            <calcext:condition calcext:apply-style-name="Type0" calcext:value="=0" calcext:base-cell-address="JumpTable.E200"/>
            <calcext:condition calcext:apply-style-name="Accent" calcext:value="=0" calcext:base-cell-address="JumpTable.E200"/>
          </calcext:conditional-format>
          <calcext:conditional-format calcext:target-range-address="JumpTable.F200:JumpTable.F200">
            <calcext:condition calcext:apply-style-name="Type1" calcext:value="=1" calcext:base-cell-address="JumpTable.F200"/>
            <calcext:condition calcext:apply-style-name="Type0" calcext:value="=0" calcext:base-cell-address="JumpTable.F200"/>
            <calcext:condition calcext:apply-style-name="Accent" calcext:value="=0" calcext:base-cell-address="JumpTable.F200"/>
          </calcext:conditional-format>
          <calcext:conditional-format calcext:target-range-address="JumpTable.G200:JumpTable.G200">
            <calcext:condition calcext:apply-style-name="use0" calcext:value="=0" calcext:base-cell-address="JumpTable.G200"/>
            <calcext:condition calcext:apply-style-name="use1" calcext:value="=1" calcext:base-cell-address="JumpTable.G200"/>
            <calcext:condition calcext:apply-style-name="Accent" calcext:value="=0" calcext:base-cell-address="JumpTable.G200"/>
          </calcext:conditional-format>
          <calcext:conditional-format calcext:target-range-address="JumpTable.D201:JumpTable.D201">
            <calcext:condition calcext:apply-style-name="Type1" calcext:value="=1" calcext:base-cell-address="JumpTable.D201"/>
            <calcext:condition calcext:apply-style-name="Type0" calcext:value="=0" calcext:base-cell-address="JumpTable.D201"/>
            <calcext:condition calcext:apply-style-name="Accent" calcext:value="=0" calcext:base-cell-address="JumpTable.D201"/>
          </calcext:conditional-format>
          <calcext:conditional-format calcext:target-range-address="JumpTable.E201:JumpTable.E201">
            <calcext:condition calcext:apply-style-name="Type1" calcext:value="=1" calcext:base-cell-address="JumpTable.E201"/>
            <calcext:condition calcext:apply-style-name="Type0" calcext:value="=0" calcext:base-cell-address="JumpTable.E201"/>
            <calcext:condition calcext:apply-style-name="Accent" calcext:value="=0" calcext:base-cell-address="JumpTable.E201"/>
          </calcext:conditional-format>
          <calcext:conditional-format calcext:target-range-address="JumpTable.F201:JumpTable.F201">
            <calcext:condition calcext:apply-style-name="Type1" calcext:value="=1" calcext:base-cell-address="JumpTable.F201"/>
            <calcext:condition calcext:apply-style-name="Type0" calcext:value="=0" calcext:base-cell-address="JumpTable.F201"/>
            <calcext:condition calcext:apply-style-name="Accent" calcext:value="=0" calcext:base-cell-address="JumpTable.F201"/>
          </calcext:conditional-format>
          <calcext:conditional-format calcext:target-range-address="JumpTable.G201:JumpTable.G201">
            <calcext:condition calcext:apply-style-name="use0" calcext:value="=0" calcext:base-cell-address="JumpTable.G201"/>
            <calcext:condition calcext:apply-style-name="use1" calcext:value="=1" calcext:base-cell-address="JumpTable.G201"/>
            <calcext:condition calcext:apply-style-name="Accent" calcext:value="=0" calcext:base-cell-address="JumpTable.G201"/>
          </calcext:conditional-format>
          <calcext:conditional-format calcext:target-range-address="JumpTable.D202:JumpTable.D202">
            <calcext:condition calcext:apply-style-name="Type1" calcext:value="=1" calcext:base-cell-address="JumpTable.D202"/>
            <calcext:condition calcext:apply-style-name="Type0" calcext:value="=0" calcext:base-cell-address="JumpTable.D202"/>
            <calcext:condition calcext:apply-style-name="Accent" calcext:value="=0" calcext:base-cell-address="JumpTable.D202"/>
          </calcext:conditional-format>
          <calcext:conditional-format calcext:target-range-address="JumpTable.E202:JumpTable.E202">
            <calcext:condition calcext:apply-style-name="Type1" calcext:value="=1" calcext:base-cell-address="JumpTable.E202"/>
            <calcext:condition calcext:apply-style-name="Type0" calcext:value="=0" calcext:base-cell-address="JumpTable.E202"/>
            <calcext:condition calcext:apply-style-name="Accent" calcext:value="=0" calcext:base-cell-address="JumpTable.E202"/>
          </calcext:conditional-format>
          <calcext:conditional-format calcext:target-range-address="JumpTable.F202:JumpTable.F202">
            <calcext:condition calcext:apply-style-name="Type1" calcext:value="=1" calcext:base-cell-address="JumpTable.F202"/>
            <calcext:condition calcext:apply-style-name="Type0" calcext:value="=0" calcext:base-cell-address="JumpTable.F202"/>
            <calcext:condition calcext:apply-style-name="Accent" calcext:value="=0" calcext:base-cell-address="JumpTable.F202"/>
          </calcext:conditional-format>
          <calcext:conditional-format calcext:target-range-address="JumpTable.G202:JumpTable.G202">
            <calcext:condition calcext:apply-style-name="use0" calcext:value="=0" calcext:base-cell-address="JumpTable.G202"/>
            <calcext:condition calcext:apply-style-name="use1" calcext:value="=1" calcext:base-cell-address="JumpTable.G202"/>
            <calcext:condition calcext:apply-style-name="Accent" calcext:value="=0" calcext:base-cell-address="JumpTable.G202"/>
          </calcext:conditional-format>
          <calcext:conditional-format calcext:target-range-address="JumpTable.D203:JumpTable.D203">
            <calcext:condition calcext:apply-style-name="Type1" calcext:value="=1" calcext:base-cell-address="JumpTable.D203"/>
            <calcext:condition calcext:apply-style-name="Type0" calcext:value="=0" calcext:base-cell-address="JumpTable.D203"/>
            <calcext:condition calcext:apply-style-name="Accent" calcext:value="=0" calcext:base-cell-address="JumpTable.D203"/>
          </calcext:conditional-format>
          <calcext:conditional-format calcext:target-range-address="JumpTable.E203:JumpTable.E203">
            <calcext:condition calcext:apply-style-name="Type1" calcext:value="=1" calcext:base-cell-address="JumpTable.E203"/>
            <calcext:condition calcext:apply-style-name="Type0" calcext:value="=0" calcext:base-cell-address="JumpTable.E203"/>
            <calcext:condition calcext:apply-style-name="Accent" calcext:value="=0" calcext:base-cell-address="JumpTable.E203"/>
          </calcext:conditional-format>
          <calcext:conditional-format calcext:target-range-address="JumpTable.F203:JumpTable.F203">
            <calcext:condition calcext:apply-style-name="Type1" calcext:value="=1" calcext:base-cell-address="JumpTable.F203"/>
            <calcext:condition calcext:apply-style-name="Type0" calcext:value="=0" calcext:base-cell-address="JumpTable.F203"/>
            <calcext:condition calcext:apply-style-name="Accent" calcext:value="=0" calcext:base-cell-address="JumpTable.F203"/>
          </calcext:conditional-format>
          <calcext:conditional-format calcext:target-range-address="JumpTable.G203:JumpTable.G203">
            <calcext:condition calcext:apply-style-name="use0" calcext:value="=0" calcext:base-cell-address="JumpTable.G203"/>
            <calcext:condition calcext:apply-style-name="use1" calcext:value="=1" calcext:base-cell-address="JumpTable.G203"/>
            <calcext:condition calcext:apply-style-name="Accent" calcext:value="=0" calcext:base-cell-address="JumpTable.G203"/>
          </calcext:conditional-format>
          <calcext:conditional-format calcext:target-range-address="JumpTable.D206:JumpTable.D206">
            <calcext:condition calcext:apply-style-name="Type1" calcext:value="=1" calcext:base-cell-address="JumpTable.D206"/>
            <calcext:condition calcext:apply-style-name="Type0" calcext:value="=0" calcext:base-cell-address="JumpTable.D206"/>
            <calcext:condition calcext:apply-style-name="Accent" calcext:value="=0" calcext:base-cell-address="JumpTable.D206"/>
          </calcext:conditional-format>
          <calcext:conditional-format calcext:target-range-address="JumpTable.E206:JumpTable.E206">
            <calcext:condition calcext:apply-style-name="Type1" calcext:value="=1" calcext:base-cell-address="JumpTable.E206"/>
            <calcext:condition calcext:apply-style-name="Type0" calcext:value="=0" calcext:base-cell-address="JumpTable.E206"/>
            <calcext:condition calcext:apply-style-name="Accent" calcext:value="=0" calcext:base-cell-address="JumpTable.E206"/>
          </calcext:conditional-format>
          <calcext:conditional-format calcext:target-range-address="JumpTable.F206:JumpTable.F206">
            <calcext:condition calcext:apply-style-name="Type1" calcext:value="=1" calcext:base-cell-address="JumpTable.F206"/>
            <calcext:condition calcext:apply-style-name="Type0" calcext:value="=0" calcext:base-cell-address="JumpTable.F206"/>
            <calcext:condition calcext:apply-style-name="Accent" calcext:value="=0" calcext:base-cell-address="JumpTable.F206"/>
          </calcext:conditional-format>
          <calcext:conditional-format calcext:target-range-address="JumpTable.G206:JumpTable.G206">
            <calcext:condition calcext:apply-style-name="use0" calcext:value="=0" calcext:base-cell-address="JumpTable.G206"/>
            <calcext:condition calcext:apply-style-name="use1" calcext:value="=1" calcext:base-cell-address="JumpTable.G206"/>
            <calcext:condition calcext:apply-style-name="Accent" calcext:value="=0" calcext:base-cell-address="JumpTable.G206"/>
          </calcext:conditional-format>
          <calcext:conditional-format calcext:target-range-address="JumpTable.D179:JumpTable.D179">
            <calcext:condition calcext:apply-style-name="Type1" calcext:value="=1" calcext:base-cell-address="JumpTable.D179"/>
            <calcext:condition calcext:apply-style-name="Type0" calcext:value="=0" calcext:base-cell-address="JumpTable.D179"/>
            <calcext:condition calcext:apply-style-name="Accent" calcext:value="=0" calcext:base-cell-address="JumpTable.D179"/>
          </calcext:conditional-format>
          <calcext:conditional-format calcext:target-range-address="JumpTable.E179:JumpTable.E179">
            <calcext:condition calcext:apply-style-name="Type1" calcext:value="=1" calcext:base-cell-address="JumpTable.E179"/>
            <calcext:condition calcext:apply-style-name="Type0" calcext:value="=0" calcext:base-cell-address="JumpTable.E179"/>
            <calcext:condition calcext:apply-style-name="Accent" calcext:value="=0" calcext:base-cell-address="JumpTable.E179"/>
          </calcext:conditional-format>
          <calcext:conditional-format calcext:target-range-address="JumpTable.F179:JumpTable.F179">
            <calcext:condition calcext:apply-style-name="Type1" calcext:value="=1" calcext:base-cell-address="JumpTable.F179"/>
            <calcext:condition calcext:apply-style-name="Type0" calcext:value="=0" calcext:base-cell-address="JumpTable.F179"/>
            <calcext:condition calcext:apply-style-name="Accent" calcext:value="=0" calcext:base-cell-address="JumpTable.F179"/>
          </calcext:conditional-format>
          <calcext:conditional-format calcext:target-range-address="JumpTable.G179:JumpTable.G179">
            <calcext:condition calcext:apply-style-name="use0" calcext:value="=0" calcext:base-cell-address="JumpTable.G179"/>
            <calcext:condition calcext:apply-style-name="use1" calcext:value="=1" calcext:base-cell-address="JumpTable.G179"/>
            <calcext:condition calcext:apply-style-name="Accent" calcext:value="=0" calcext:base-cell-address="JumpTable.G179"/>
          </calcext:conditional-format>
          <calcext:conditional-format calcext:target-range-address="JumpTable.D158:JumpTable.D158">
            <calcext:condition calcext:apply-style-name="Type1" calcext:value="=1" calcext:base-cell-address="JumpTable.D158"/>
            <calcext:condition calcext:apply-style-name="Type0" calcext:value="=0" calcext:base-cell-address="JumpTable.D158"/>
            <calcext:condition calcext:apply-style-name="Accent" calcext:value="=0" calcext:base-cell-address="JumpTable.D158"/>
          </calcext:conditional-format>
          <calcext:conditional-format calcext:target-range-address="JumpTable.E158:JumpTable.E158">
            <calcext:condition calcext:apply-style-name="Type1" calcext:value="=1" calcext:base-cell-address="JumpTable.E158"/>
            <calcext:condition calcext:apply-style-name="Type0" calcext:value="=0" calcext:base-cell-address="JumpTable.E158"/>
            <calcext:condition calcext:apply-style-name="Accent" calcext:value="=0" calcext:base-cell-address="JumpTable.E158"/>
          </calcext:conditional-format>
          <calcext:conditional-format calcext:target-range-address="JumpTable.F158:JumpTable.F158">
            <calcext:condition calcext:apply-style-name="Type1" calcext:value="=1" calcext:base-cell-address="JumpTable.F158"/>
            <calcext:condition calcext:apply-style-name="Type0" calcext:value="=0" calcext:base-cell-address="JumpTable.F158"/>
            <calcext:condition calcext:apply-style-name="Accent" calcext:value="=0" calcext:base-cell-address="JumpTable.F158"/>
          </calcext:conditional-format>
          <calcext:conditional-format calcext:target-range-address="JumpTable.G158:JumpTable.G158">
            <calcext:condition calcext:apply-style-name="use0" calcext:value="=0" calcext:base-cell-address="JumpTable.G158"/>
            <calcext:condition calcext:apply-style-name="use1" calcext:value="=1" calcext:base-cell-address="JumpTable.G158"/>
            <calcext:condition calcext:apply-style-name="Accent" calcext:value="=0" calcext:base-cell-address="JumpTable.G158"/>
          </calcext:conditional-format>
          <calcext:conditional-format calcext:target-range-address="JumpTable.D180:JumpTable.D180">
            <calcext:condition calcext:apply-style-name="Type1" calcext:value="=1" calcext:base-cell-address="JumpTable.D180"/>
            <calcext:condition calcext:apply-style-name="Type0" calcext:value="=0" calcext:base-cell-address="JumpTable.D180"/>
            <calcext:condition calcext:apply-style-name="Accent" calcext:value="=0" calcext:base-cell-address="JumpTable.D180"/>
          </calcext:conditional-format>
          <calcext:conditional-format calcext:target-range-address="JumpTable.E180:JumpTable.E180">
            <calcext:condition calcext:apply-style-name="Type1" calcext:value="=1" calcext:base-cell-address="JumpTable.E180"/>
            <calcext:condition calcext:apply-style-name="Type0" calcext:value="=0" calcext:base-cell-address="JumpTable.E180"/>
            <calcext:condition calcext:apply-style-name="Accent" calcext:value="=0" calcext:base-cell-address="JumpTable.E180"/>
          </calcext:conditional-format>
          <calcext:conditional-format calcext:target-range-address="JumpTable.F180:JumpTable.F180">
            <calcext:condition calcext:apply-style-name="Type1" calcext:value="=1" calcext:base-cell-address="JumpTable.F180"/>
            <calcext:condition calcext:apply-style-name="Type0" calcext:value="=0" calcext:base-cell-address="JumpTable.F180"/>
            <calcext:condition calcext:apply-style-name="Accent" calcext:value="=0" calcext:base-cell-address="JumpTable.F180"/>
          </calcext:conditional-format>
          <calcext:conditional-format calcext:target-range-address="JumpTable.G180:JumpTable.G180">
            <calcext:condition calcext:apply-style-name="use0" calcext:value="=0" calcext:base-cell-address="JumpTable.G180"/>
            <calcext:condition calcext:apply-style-name="use1" calcext:value="=1" calcext:base-cell-address="JumpTable.G180"/>
            <calcext:condition calcext:apply-style-name="Accent" calcext:value="=0" calcext:base-cell-address="JumpTable.G180"/>
          </calcext:conditional-format>
          <calcext:conditional-format calcext:target-range-address="JumpTable.D159:JumpTable.D159">
            <calcext:condition calcext:apply-style-name="Type1" calcext:value="=1" calcext:base-cell-address="JumpTable.D159"/>
            <calcext:condition calcext:apply-style-name="Type0" calcext:value="=0" calcext:base-cell-address="JumpTable.D159"/>
            <calcext:condition calcext:apply-style-name="Accent" calcext:value="=0" calcext:base-cell-address="JumpTable.D159"/>
          </calcext:conditional-format>
          <calcext:conditional-format calcext:target-range-address="JumpTable.E159:JumpTable.E159">
            <calcext:condition calcext:apply-style-name="Type1" calcext:value="=1" calcext:base-cell-address="JumpTable.E159"/>
            <calcext:condition calcext:apply-style-name="Type0" calcext:value="=0" calcext:base-cell-address="JumpTable.E159"/>
            <calcext:condition calcext:apply-style-name="Accent" calcext:value="=0" calcext:base-cell-address="JumpTable.E159"/>
          </calcext:conditional-format>
          <calcext:conditional-format calcext:target-range-address="JumpTable.F159:JumpTable.F159">
            <calcext:condition calcext:apply-style-name="Type1" calcext:value="=1" calcext:base-cell-address="JumpTable.F159"/>
            <calcext:condition calcext:apply-style-name="Type0" calcext:value="=0" calcext:base-cell-address="JumpTable.F159"/>
            <calcext:condition calcext:apply-style-name="Accent" calcext:value="=0" calcext:base-cell-address="JumpTable.F159"/>
          </calcext:conditional-format>
          <calcext:conditional-format calcext:target-range-address="JumpTable.G159:JumpTable.G159">
            <calcext:condition calcext:apply-style-name="use0" calcext:value="=0" calcext:base-cell-address="JumpTable.G159"/>
            <calcext:condition calcext:apply-style-name="use1" calcext:value="=1" calcext:base-cell-address="JumpTable.G159"/>
            <calcext:condition calcext:apply-style-name="Accent" calcext:value="=0" calcext:base-cell-address="JumpTable.G159"/>
          </calcext:conditional-format>
          <calcext:conditional-format calcext:target-range-address="JumpTable.D250:JumpTable.D250">
            <calcext:condition calcext:apply-style-name="Type1" calcext:value="=1" calcext:base-cell-address="JumpTable.D250"/>
            <calcext:condition calcext:apply-style-name="Type0" calcext:value="=0" calcext:base-cell-address="JumpTable.D250"/>
            <calcext:condition calcext:apply-style-name="Accent" calcext:value="=0" calcext:base-cell-address="JumpTable.D250"/>
          </calcext:conditional-format>
          <calcext:conditional-format calcext:target-range-address="JumpTable.E250:JumpTable.E250">
            <calcext:condition calcext:apply-style-name="Type1" calcext:value="=1" calcext:base-cell-address="JumpTable.E250"/>
            <calcext:condition calcext:apply-style-name="Type0" calcext:value="=0" calcext:base-cell-address="JumpTable.E250"/>
            <calcext:condition calcext:apply-style-name="Accent" calcext:value="=0" calcext:base-cell-address="JumpTable.E250"/>
          </calcext:conditional-format>
          <calcext:conditional-format calcext:target-range-address="JumpTable.F250:JumpTable.F250">
            <calcext:condition calcext:apply-style-name="Type1" calcext:value="=1" calcext:base-cell-address="JumpTable.F250"/>
            <calcext:condition calcext:apply-style-name="Type0" calcext:value="=0" calcext:base-cell-address="JumpTable.F250"/>
            <calcext:condition calcext:apply-style-name="Accent" calcext:value="=0" calcext:base-cell-address="JumpTable.F250"/>
          </calcext:conditional-format>
          <calcext:conditional-format calcext:target-range-address="JumpTable.G250:JumpTable.G250">
            <calcext:condition calcext:apply-style-name="use0" calcext:value="=0" calcext:base-cell-address="JumpTable.G250"/>
            <calcext:condition calcext:apply-style-name="use1" calcext:value="=1" calcext:base-cell-address="JumpTable.G250"/>
            <calcext:condition calcext:apply-style-name="Accent" calcext:value="=0" calcext:base-cell-address="JumpTable.G250"/>
          </calcext:conditional-format>
          <calcext:conditional-format calcext:target-range-address="JumpTable.D251:JumpTable.D251">
            <calcext:condition calcext:apply-style-name="Type1" calcext:value="=1" calcext:base-cell-address="JumpTable.D251"/>
            <calcext:condition calcext:apply-style-name="Type0" calcext:value="=0" calcext:base-cell-address="JumpTable.D251"/>
            <calcext:condition calcext:apply-style-name="Accent" calcext:value="=0" calcext:base-cell-address="JumpTable.D251"/>
          </calcext:conditional-format>
          <calcext:conditional-format calcext:target-range-address="JumpTable.E251:JumpTable.E251">
            <calcext:condition calcext:apply-style-name="Type1" calcext:value="=1" calcext:base-cell-address="JumpTable.E251"/>
            <calcext:condition calcext:apply-style-name="Type0" calcext:value="=0" calcext:base-cell-address="JumpTable.E251"/>
            <calcext:condition calcext:apply-style-name="Accent" calcext:value="=0" calcext:base-cell-address="JumpTable.E251"/>
          </calcext:conditional-format>
          <calcext:conditional-format calcext:target-range-address="JumpTable.F251:JumpTable.F251">
            <calcext:condition calcext:apply-style-name="Type1" calcext:value="=1" calcext:base-cell-address="JumpTable.F251"/>
            <calcext:condition calcext:apply-style-name="Type0" calcext:value="=0" calcext:base-cell-address="JumpTable.F251"/>
            <calcext:condition calcext:apply-style-name="Accent" calcext:value="=0" calcext:base-cell-address="JumpTable.F251"/>
          </calcext:conditional-format>
          <calcext:conditional-format calcext:target-range-address="JumpTable.G251:JumpTable.G251">
            <calcext:condition calcext:apply-style-name="use0" calcext:value="=0" calcext:base-cell-address="JumpTable.G251"/>
            <calcext:condition calcext:apply-style-name="use1" calcext:value="=1" calcext:base-cell-address="JumpTable.G251"/>
            <calcext:condition calcext:apply-style-name="Accent" calcext:value="=0" calcext:base-cell-address="JumpTable.G251"/>
          </calcext:conditional-format>
          <calcext:conditional-format calcext:target-range-address="JumpTable.D181:JumpTable.D181">
            <calcext:condition calcext:apply-style-name="Type1" calcext:value="=1" calcext:base-cell-address="JumpTable.D181"/>
            <calcext:condition calcext:apply-style-name="Type0" calcext:value="=0" calcext:base-cell-address="JumpTable.D181"/>
            <calcext:condition calcext:apply-style-name="Accent" calcext:value="=0" calcext:base-cell-address="JumpTable.D181"/>
          </calcext:conditional-format>
          <calcext:conditional-format calcext:target-range-address="JumpTable.E181:JumpTable.E181">
            <calcext:condition calcext:apply-style-name="Type1" calcext:value="=1" calcext:base-cell-address="JumpTable.E181"/>
            <calcext:condition calcext:apply-style-name="Type0" calcext:value="=0" calcext:base-cell-address="JumpTable.E181"/>
            <calcext:condition calcext:apply-style-name="Accent" calcext:value="=0" calcext:base-cell-address="JumpTable.E181"/>
          </calcext:conditional-format>
          <calcext:conditional-format calcext:target-range-address="JumpTable.F181:JumpTable.F181">
            <calcext:condition calcext:apply-style-name="Type1" calcext:value="=1" calcext:base-cell-address="JumpTable.F181"/>
            <calcext:condition calcext:apply-style-name="Type0" calcext:value="=0" calcext:base-cell-address="JumpTable.F181"/>
            <calcext:condition calcext:apply-style-name="Accent" calcext:value="=0" calcext:base-cell-address="JumpTable.F181"/>
          </calcext:conditional-format>
          <calcext:conditional-format calcext:target-range-address="JumpTable.G181:JumpTable.G181">
            <calcext:condition calcext:apply-style-name="use0" calcext:value="=0" calcext:base-cell-address="JumpTable.G181"/>
            <calcext:condition calcext:apply-style-name="use1" calcext:value="=1" calcext:base-cell-address="JumpTable.G181"/>
            <calcext:condition calcext:apply-style-name="Accent" calcext:value="=0" calcext:base-cell-address="JumpTable.G181"/>
          </calcext:conditional-format>
          <calcext:conditional-format calcext:target-range-address="JumpTable.D248:JumpTable.D248">
            <calcext:condition calcext:apply-style-name="Type1" calcext:value="=1" calcext:base-cell-address="JumpTable.D248"/>
            <calcext:condition calcext:apply-style-name="Type0" calcext:value="=0" calcext:base-cell-address="JumpTable.D248"/>
            <calcext:condition calcext:apply-style-name="Accent" calcext:value="=0" calcext:base-cell-address="JumpTable.D248"/>
          </calcext:conditional-format>
          <calcext:conditional-format calcext:target-range-address="JumpTable.E248:JumpTable.E248">
            <calcext:condition calcext:apply-style-name="Type1" calcext:value="=1" calcext:base-cell-address="JumpTable.E248"/>
            <calcext:condition calcext:apply-style-name="Type0" calcext:value="=0" calcext:base-cell-address="JumpTable.E248"/>
            <calcext:condition calcext:apply-style-name="Accent" calcext:value="=0" calcext:base-cell-address="JumpTable.E248"/>
          </calcext:conditional-format>
          <calcext:conditional-format calcext:target-range-address="JumpTable.F248:JumpTable.F248">
            <calcext:condition calcext:apply-style-name="Type1" calcext:value="=1" calcext:base-cell-address="JumpTable.F248"/>
            <calcext:condition calcext:apply-style-name="Type0" calcext:value="=0" calcext:base-cell-address="JumpTable.F248"/>
            <calcext:condition calcext:apply-style-name="Accent" calcext:value="=0" calcext:base-cell-address="JumpTable.F248"/>
          </calcext:conditional-format>
          <calcext:conditional-format calcext:target-range-address="JumpTable.G248:JumpTable.G248">
            <calcext:condition calcext:apply-style-name="use0" calcext:value="=0" calcext:base-cell-address="JumpTable.G248"/>
            <calcext:condition calcext:apply-style-name="use1" calcext:value="=1" calcext:base-cell-address="JumpTable.G248"/>
            <calcext:condition calcext:apply-style-name="Accent" calcext:value="=0" calcext:base-cell-address="JumpTable.G248"/>
          </calcext:conditional-format>
          <calcext:conditional-format calcext:target-range-address="JumpTable.D254:JumpTable.D254">
            <calcext:condition calcext:apply-style-name="Type1" calcext:value="=1" calcext:base-cell-address="JumpTable.D254"/>
            <calcext:condition calcext:apply-style-name="Type0" calcext:value="=0" calcext:base-cell-address="JumpTable.D254"/>
            <calcext:condition calcext:apply-style-name="Accent" calcext:value="=0" calcext:base-cell-address="JumpTable.D254"/>
          </calcext:conditional-format>
          <calcext:conditional-format calcext:target-range-address="JumpTable.E254:JumpTable.E254">
            <calcext:condition calcext:apply-style-name="Type1" calcext:value="=1" calcext:base-cell-address="JumpTable.E254"/>
            <calcext:condition calcext:apply-style-name="Type0" calcext:value="=0" calcext:base-cell-address="JumpTable.E254"/>
            <calcext:condition calcext:apply-style-name="Accent" calcext:value="=0" calcext:base-cell-address="JumpTable.E254"/>
          </calcext:conditional-format>
          <calcext:conditional-format calcext:target-range-address="JumpTable.F254:JumpTable.F254">
            <calcext:condition calcext:apply-style-name="Type1" calcext:value="=1" calcext:base-cell-address="JumpTable.F254"/>
            <calcext:condition calcext:apply-style-name="Type0" calcext:value="=0" calcext:base-cell-address="JumpTable.F254"/>
            <calcext:condition calcext:apply-style-name="Accent" calcext:value="=0" calcext:base-cell-address="JumpTable.F254"/>
          </calcext:conditional-format>
          <calcext:conditional-format calcext:target-range-address="JumpTable.G254:JumpTable.G254">
            <calcext:condition calcext:apply-style-name="use0" calcext:value="=0" calcext:base-cell-address="JumpTable.G254"/>
            <calcext:condition calcext:apply-style-name="use1" calcext:value="=1" calcext:base-cell-address="JumpTable.G254"/>
            <calcext:condition calcext:apply-style-name="Accent" calcext:value="=0" calcext:base-cell-address="JumpTable.G254"/>
          </calcext:conditional-format>
          <calcext:conditional-format calcext:target-range-address="JumpTable.D255:JumpTable.D255 JumpTable.D263:JumpTable.D263 JumpTable.D271:JumpTable.D271 JumpTable.D277:JumpTable.D277 JumpTable.D284:JumpTable.D284 JumpTable.D291:JumpTable.D291 JumpTable.D298:JumpTable.D298 JumpTable.D306:JumpTable.D306 JumpTable.D313:JumpTable.D313 JumpTable.D321:JumpTable.D321 JumpTable.D328:JumpTable.D328 JumpTable.D336:JumpTable.D336 JumpTable.D343:JumpTable.D343 JumpTable.D351:JumpTable.D351 JumpTable.D358:JumpTable.D358 JumpTable.D366:JumpTable.D366 JumpTable.D373:JumpTable.D373">
            <calcext:condition calcext:apply-style-name="Type1" calcext:value="=1" calcext:base-cell-address="JumpTable.D255"/>
            <calcext:condition calcext:apply-style-name="Type0" calcext:value="=0" calcext:base-cell-address="JumpTable.D255"/>
            <calcext:condition calcext:apply-style-name="Accent" calcext:value="=0" calcext:base-cell-address="JumpTable.D255"/>
          </calcext:conditional-format>
          <calcext:conditional-format calcext:target-range-address="JumpTable.E255:JumpTable.E255 JumpTable.E263:JumpTable.E263 JumpTable.E271:JumpTable.E271 JumpTable.E277:JumpTable.E277 JumpTable.E284:JumpTable.E284 JumpTable.E291:JumpTable.E291 JumpTable.E298:JumpTable.E298 JumpTable.E306:JumpTable.E306 JumpTable.E313:JumpTable.E313 JumpTable.E321:JumpTable.E321 JumpTable.E328:JumpTable.E328 JumpTable.E336:JumpTable.E336 JumpTable.E343:JumpTable.E343 JumpTable.E351:JumpTable.E351 JumpTable.E358:JumpTable.E358 JumpTable.E366:JumpTable.E366 JumpTable.E373:JumpTable.E373">
            <calcext:condition calcext:apply-style-name="Type1" calcext:value="=1" calcext:base-cell-address="JumpTable.E255"/>
            <calcext:condition calcext:apply-style-name="Type0" calcext:value="=0" calcext:base-cell-address="JumpTable.E255"/>
            <calcext:condition calcext:apply-style-name="Accent" calcext:value="=0" calcext:base-cell-address="JumpTable.E255"/>
          </calcext:conditional-format>
          <calcext:conditional-format calcext:target-range-address="JumpTable.F255:JumpTable.F255 JumpTable.F263:JumpTable.F263 JumpTable.F271:JumpTable.F271 JumpTable.F277:JumpTable.F277 JumpTable.F284:JumpTable.F284 JumpTable.F291:JumpTable.F291 JumpTable.F298:JumpTable.F298 JumpTable.F306:JumpTable.F306 JumpTable.F313:JumpTable.F313 JumpTable.F321:JumpTable.F321 JumpTable.F328:JumpTable.F328 JumpTable.F336:JumpTable.F336 JumpTable.F343:JumpTable.F343 JumpTable.F351:JumpTable.F351 JumpTable.F358:JumpTable.F358 JumpTable.F366:JumpTable.F366 JumpTable.F373:JumpTable.F373">
            <calcext:condition calcext:apply-style-name="Type1" calcext:value="=1" calcext:base-cell-address="JumpTable.F255"/>
            <calcext:condition calcext:apply-style-name="Type0" calcext:value="=0" calcext:base-cell-address="JumpTable.F255"/>
            <calcext:condition calcext:apply-style-name="Accent" calcext:value="=0" calcext:base-cell-address="JumpTable.F255"/>
          </calcext:conditional-format>
          <calcext:conditional-format calcext:target-range-address="JumpTable.G255:JumpTable.G255 JumpTable.G263:JumpTable.G263 JumpTable.G271:JumpTable.G271 JumpTable.G277:JumpTable.G277 JumpTable.G284:JumpTable.G284 JumpTable.G291:JumpTable.G291 JumpTable.G298:JumpTable.G298 JumpTable.G306:JumpTable.G306 JumpTable.G313:JumpTable.G313 JumpTable.G321:JumpTable.G321 JumpTable.G328:JumpTable.G328 JumpTable.G336:JumpTable.G336 JumpTable.G343:JumpTable.G343 JumpTable.G351:JumpTable.G351 JumpTable.G358:JumpTable.G358 JumpTable.G366:JumpTable.G366 JumpTable.G373:JumpTable.G373">
            <calcext:condition calcext:apply-style-name="use0" calcext:value="=0" calcext:base-cell-address="JumpTable.G255"/>
            <calcext:condition calcext:apply-style-name="use1" calcext:value="=1" calcext:base-cell-address="JumpTable.G255"/>
            <calcext:condition calcext:apply-style-name="Accent" calcext:value="=0" calcext:base-cell-address="JumpTable.G255"/>
          </calcext:conditional-format>
          <calcext:conditional-format calcext:target-range-address="JumpTable.D256:JumpTable.D256 JumpTable.D264:JumpTable.D264 JumpTable.D272:JumpTable.D272 JumpTable.D278:JumpTable.D279 JumpTable.D285:JumpTable.D286 JumpTable.D292:JumpTable.D293 JumpTable.D299:JumpTable.D300 JumpTable.D307:JumpTable.D308 JumpTable.D314:JumpTable.D315 JumpTable.D322:JumpTable.D323 JumpTable.D329:JumpTable.D330 JumpTable.D337:JumpTable.D338 JumpTable.D344:JumpTable.D345 JumpTable.D352:JumpTable.D353 JumpTable.D359:JumpTable.D360 JumpTable.D367:JumpTable.D368 JumpTable.D374:JumpTable.D375">
            <calcext:condition calcext:apply-style-name="Type1" calcext:value="=1" calcext:base-cell-address="JumpTable.D256"/>
            <calcext:condition calcext:apply-style-name="Type0" calcext:value="=0" calcext:base-cell-address="JumpTable.D256"/>
            <calcext:condition calcext:apply-style-name="Accent" calcext:value="=0" calcext:base-cell-address="JumpTable.D256"/>
          </calcext:conditional-format>
          <calcext:conditional-format calcext:target-range-address="JumpTable.E256:JumpTable.E256 JumpTable.E264:JumpTable.E264 JumpTable.E272:JumpTable.E272 JumpTable.E278:JumpTable.E279 JumpTable.E285:JumpTable.E286 JumpTable.E292:JumpTable.E293 JumpTable.E299:JumpTable.E300 JumpTable.E307:JumpTable.E308 JumpTable.E314:JumpTable.E315 JumpTable.E322:JumpTable.E323 JumpTable.E329:JumpTable.E330 JumpTable.E337:JumpTable.E338 JumpTable.E344:JumpTable.E345 JumpTable.E352:JumpTable.E353 JumpTable.E359:JumpTable.E360 JumpTable.E367:JumpTable.E368 JumpTable.E374:JumpTable.E375">
            <calcext:condition calcext:apply-style-name="Type1" calcext:value="=1" calcext:base-cell-address="JumpTable.E256"/>
            <calcext:condition calcext:apply-style-name="Type0" calcext:value="=0" calcext:base-cell-address="JumpTable.E256"/>
            <calcext:condition calcext:apply-style-name="Accent" calcext:value="=0" calcext:base-cell-address="JumpTable.E256"/>
          </calcext:conditional-format>
          <calcext:conditional-format calcext:target-range-address="JumpTable.F256:JumpTable.F256 JumpTable.F264:JumpTable.F264 JumpTable.F272:JumpTable.F272 JumpTable.F278:JumpTable.F279 JumpTable.F285:JumpTable.F286 JumpTable.F292:JumpTable.F293 JumpTable.F299:JumpTable.F300 JumpTable.F307:JumpTable.F308 JumpTable.F314:JumpTable.F315 JumpTable.F322:JumpTable.F323 JumpTable.F329:JumpTable.F330 JumpTable.F337:JumpTable.F338 JumpTable.F344:JumpTable.F345 JumpTable.F352:JumpTable.F353 JumpTable.F359:JumpTable.F360 JumpTable.F367:JumpTable.F368 JumpTable.F374:JumpTable.F375">
            <calcext:condition calcext:apply-style-name="Type1" calcext:value="=1" calcext:base-cell-address="JumpTable.F256"/>
            <calcext:condition calcext:apply-style-name="Type0" calcext:value="=0" calcext:base-cell-address="JumpTable.F256"/>
            <calcext:condition calcext:apply-style-name="Accent" calcext:value="=0" calcext:base-cell-address="JumpTable.F256"/>
          </calcext:conditional-format>
          <calcext:conditional-format calcext:target-range-address="JumpTable.G256:JumpTable.G256 JumpTable.G264:JumpTable.G264 JumpTable.G272:JumpTable.G272 JumpTable.G278:JumpTable.G279 JumpTable.G285:JumpTable.G286 JumpTable.G292:JumpTable.G293 JumpTable.G299:JumpTable.G300 JumpTable.G307:JumpTable.G308 JumpTable.G314:JumpTable.G315 JumpTable.G322:JumpTable.G323 JumpTable.G329:JumpTable.G330 JumpTable.G337:JumpTable.G338 JumpTable.G344:JumpTable.G345 JumpTable.G352:JumpTable.G353 JumpTable.G359:JumpTable.G360 JumpTable.G367:JumpTable.G368 JumpTable.G374:JumpTable.G375">
            <calcext:condition calcext:apply-style-name="use0" calcext:value="=0" calcext:base-cell-address="JumpTable.G256"/>
            <calcext:condition calcext:apply-style-name="use1" calcext:value="=1" calcext:base-cell-address="JumpTable.G256"/>
            <calcext:condition calcext:apply-style-name="Accent" calcext:value="=0" calcext:base-cell-address="JumpTable.G256"/>
          </calcext:conditional-format>
          <calcext:conditional-format calcext:target-range-address="JumpTable.D257:JumpTable.D257 JumpTable.D265:JumpTable.D265 JumpTable.D273:JumpTable.D273 JumpTable.D280:JumpTable.D280 JumpTable.D287:JumpTable.D287 JumpTable.D294:JumpTable.D294 JumpTable.D301:JumpTable.D301 JumpTable.D309:JumpTable.D309 JumpTable.D316:JumpTable.D316 JumpTable.D324:JumpTable.D324 JumpTable.D331:JumpTable.D331 JumpTable.D339:JumpTable.D339 JumpTable.D346:JumpTable.D346 JumpTable.D354:JumpTable.D354 JumpTable.D361:JumpTable.D361 JumpTable.D369:JumpTable.D369 JumpTable.D376:JumpTable.D376">
            <calcext:condition calcext:apply-style-name="Type1" calcext:value="=1" calcext:base-cell-address="JumpTable.D257"/>
            <calcext:condition calcext:apply-style-name="Type0" calcext:value="=0" calcext:base-cell-address="JumpTable.D257"/>
            <calcext:condition calcext:apply-style-name="Accent" calcext:value="=0" calcext:base-cell-address="JumpTable.D257"/>
          </calcext:conditional-format>
          <calcext:conditional-format calcext:target-range-address="JumpTable.E257:JumpTable.E257 JumpTable.E265:JumpTable.E265 JumpTable.E273:JumpTable.E273 JumpTable.E280:JumpTable.E280 JumpTable.E287:JumpTable.E287 JumpTable.E294:JumpTable.E294 JumpTable.E301:JumpTable.E301 JumpTable.E309:JumpTable.E309 JumpTable.E316:JumpTable.E316 JumpTable.E324:JumpTable.E324 JumpTable.E331:JumpTable.E331 JumpTable.E339:JumpTable.E339 JumpTable.E346:JumpTable.E346 JumpTable.E354:JumpTable.E354 JumpTable.E361:JumpTable.E361 JumpTable.E369:JumpTable.E369 JumpTable.E376:JumpTable.E376">
            <calcext:condition calcext:apply-style-name="Type1" calcext:value="=1" calcext:base-cell-address="JumpTable.E257"/>
            <calcext:condition calcext:apply-style-name="Type0" calcext:value="=0" calcext:base-cell-address="JumpTable.E257"/>
            <calcext:condition calcext:apply-style-name="Accent" calcext:value="=0" calcext:base-cell-address="JumpTable.E257"/>
          </calcext:conditional-format>
          <calcext:conditional-format calcext:target-range-address="JumpTable.F257:JumpTable.F257 JumpTable.F265:JumpTable.F265 JumpTable.F273:JumpTable.F273 JumpTable.F280:JumpTable.F280 JumpTable.F287:JumpTable.F287 JumpTable.F294:JumpTable.F294 JumpTable.F301:JumpTable.F301 JumpTable.F309:JumpTable.F309 JumpTable.F316:JumpTable.F316 JumpTable.F324:JumpTable.F324 JumpTable.F331:JumpTable.F331 JumpTable.F339:JumpTable.F339 JumpTable.F346:JumpTable.F346 JumpTable.F354:JumpTable.F354 JumpTable.F361:JumpTable.F361 JumpTable.F369:JumpTable.F369 JumpTable.F376:JumpTable.F376">
            <calcext:condition calcext:apply-style-name="Type1" calcext:value="=1" calcext:base-cell-address="JumpTable.F257"/>
            <calcext:condition calcext:apply-style-name="Type0" calcext:value="=0" calcext:base-cell-address="JumpTable.F257"/>
            <calcext:condition calcext:apply-style-name="Accent" calcext:value="=0" calcext:base-cell-address="JumpTable.F257"/>
          </calcext:conditional-format>
          <calcext:conditional-format calcext:target-range-address="JumpTable.G257:JumpTable.G257 JumpTable.G265:JumpTable.G265 JumpTable.G273:JumpTable.G273 JumpTable.G280:JumpTable.G280 JumpTable.G287:JumpTable.G287 JumpTable.G294:JumpTable.G294 JumpTable.G301:JumpTable.G301 JumpTable.G309:JumpTable.G309 JumpTable.G316:JumpTable.G316 JumpTable.G324:JumpTable.G324 JumpTable.G331:JumpTable.G331 JumpTable.G339:JumpTable.G339 JumpTable.G346:JumpTable.G346 JumpTable.G354:JumpTable.G354 JumpTable.G361:JumpTable.G361 JumpTable.G369:JumpTable.G369 JumpTable.G376:JumpTable.G376">
            <calcext:condition calcext:apply-style-name="use0" calcext:value="=0" calcext:base-cell-address="JumpTable.G257"/>
            <calcext:condition calcext:apply-style-name="use1" calcext:value="=1" calcext:base-cell-address="JumpTable.G257"/>
            <calcext:condition calcext:apply-style-name="Accent" calcext:value="=0" calcext:base-cell-address="JumpTable.G257"/>
          </calcext:conditional-format>
          <calcext:conditional-format calcext:target-range-address="JumpTable.D258:JumpTable.D258 JumpTable.D266:JumpTable.D266 JumpTable.D274:JumpTable.D274 JumpTable.D281:JumpTable.D281 JumpTable.D288:JumpTable.D288 JumpTable.D295:JumpTable.D295 JumpTable.D302:JumpTable.D302 JumpTable.D310:JumpTable.D310 JumpTable.D317:JumpTable.D317 JumpTable.D325:JumpTable.D325 JumpTable.D332:JumpTable.D332 JumpTable.D340:JumpTable.D340 JumpTable.D347:JumpTable.D347 JumpTable.D355:JumpTable.D355 JumpTable.D362:JumpTable.D362 JumpTable.D370:JumpTable.D370">
            <calcext:condition calcext:apply-style-name="Type1" calcext:value="=1" calcext:base-cell-address="JumpTable.D258"/>
            <calcext:condition calcext:apply-style-name="Type0" calcext:value="=0" calcext:base-cell-address="JumpTable.D258"/>
            <calcext:condition calcext:apply-style-name="Accent" calcext:value="=0" calcext:base-cell-address="JumpTable.D258"/>
          </calcext:conditional-format>
          <calcext:conditional-format calcext:target-range-address="JumpTable.E258:JumpTable.E258 JumpTable.E266:JumpTable.E266 JumpTable.E274:JumpTable.E274 JumpTable.E281:JumpTable.E281 JumpTable.E288:JumpTable.E288 JumpTable.E295:JumpTable.E295 JumpTable.E302:JumpTable.E302 JumpTable.E310:JumpTable.E310 JumpTable.E317:JumpTable.E317 JumpTable.E325:JumpTable.E325 JumpTable.E332:JumpTable.E332 JumpTable.E340:JumpTable.E340 JumpTable.E347:JumpTable.E347 JumpTable.E355:JumpTable.E355 JumpTable.E362:JumpTable.E362 JumpTable.E370:JumpTable.E370">
            <calcext:condition calcext:apply-style-name="Type1" calcext:value="=1" calcext:base-cell-address="JumpTable.E258"/>
            <calcext:condition calcext:apply-style-name="Type0" calcext:value="=0" calcext:base-cell-address="JumpTable.E258"/>
            <calcext:condition calcext:apply-style-name="Accent" calcext:value="=0" calcext:base-cell-address="JumpTable.E258"/>
          </calcext:conditional-format>
          <calcext:conditional-format calcext:target-range-address="JumpTable.F258:JumpTable.F258 JumpTable.F266:JumpTable.F266 JumpTable.F274:JumpTable.F274 JumpTable.F281:JumpTable.F281 JumpTable.F288:JumpTable.F288 JumpTable.F295:JumpTable.F295 JumpTable.F302:JumpTable.F302 JumpTable.F310:JumpTable.F310 JumpTable.F317:JumpTable.F317 JumpTable.F325:JumpTable.F325 JumpTable.F332:JumpTable.F332 JumpTable.F340:JumpTable.F340 JumpTable.F347:JumpTable.F347 JumpTable.F355:JumpTable.F355 JumpTable.F362:JumpTable.F362 JumpTable.F370:JumpTable.F370">
            <calcext:condition calcext:apply-style-name="Type1" calcext:value="=1" calcext:base-cell-address="JumpTable.F258"/>
            <calcext:condition calcext:apply-style-name="Type0" calcext:value="=0" calcext:base-cell-address="JumpTable.F258"/>
            <calcext:condition calcext:apply-style-name="Accent" calcext:value="=0" calcext:base-cell-address="JumpTable.F258"/>
          </calcext:conditional-format>
          <calcext:conditional-format calcext:target-range-address="JumpTable.G258:JumpTable.G258 JumpTable.G266:JumpTable.G266 JumpTable.G274:JumpTable.G274 JumpTable.G281:JumpTable.G281 JumpTable.G288:JumpTable.G288 JumpTable.G295:JumpTable.G295 JumpTable.G302:JumpTable.G302 JumpTable.G310:JumpTable.G310 JumpTable.G317:JumpTable.G317 JumpTable.G325:JumpTable.G325 JumpTable.G332:JumpTable.G332 JumpTable.G340:JumpTable.G340 JumpTable.G347:JumpTable.G347 JumpTable.G355:JumpTable.G355 JumpTable.G362:JumpTable.G362 JumpTable.G370:JumpTable.G370">
            <calcext:condition calcext:apply-style-name="use0" calcext:value="=0" calcext:base-cell-address="JumpTable.G258"/>
            <calcext:condition calcext:apply-style-name="use1" calcext:value="=1" calcext:base-cell-address="JumpTable.G258"/>
            <calcext:condition calcext:apply-style-name="Accent" calcext:value="=0" calcext:base-cell-address="JumpTable.G258"/>
          </calcext:conditional-format>
          <calcext:conditional-format calcext:target-range-address="JumpTable.D259:JumpTable.D259 JumpTable.D267:JumpTable.D267">
            <calcext:condition calcext:apply-style-name="Type1" calcext:value="=1" calcext:base-cell-address="JumpTable.D259"/>
            <calcext:condition calcext:apply-style-name="Type0" calcext:value="=0" calcext:base-cell-address="JumpTable.D259"/>
            <calcext:condition calcext:apply-style-name="Accent" calcext:value="=0" calcext:base-cell-address="JumpTable.D259"/>
          </calcext:conditional-format>
          <calcext:conditional-format calcext:target-range-address="JumpTable.E259:JumpTable.E259 JumpTable.E267:JumpTable.E267">
            <calcext:condition calcext:apply-style-name="Type1" calcext:value="=1" calcext:base-cell-address="JumpTable.E259"/>
            <calcext:condition calcext:apply-style-name="Type0" calcext:value="=0" calcext:base-cell-address="JumpTable.E259"/>
            <calcext:condition calcext:apply-style-name="Accent" calcext:value="=0" calcext:base-cell-address="JumpTable.E259"/>
          </calcext:conditional-format>
          <calcext:conditional-format calcext:target-range-address="JumpTable.F259:JumpTable.F259 JumpTable.F267:JumpTable.F267">
            <calcext:condition calcext:apply-style-name="Type1" calcext:value="=1" calcext:base-cell-address="JumpTable.F259"/>
            <calcext:condition calcext:apply-style-name="Type0" calcext:value="=0" calcext:base-cell-address="JumpTable.F259"/>
            <calcext:condition calcext:apply-style-name="Accent" calcext:value="=0" calcext:base-cell-address="JumpTable.F259"/>
          </calcext:conditional-format>
          <calcext:conditional-format calcext:target-range-address="JumpTable.G259:JumpTable.G259 JumpTable.G267:JumpTable.G267">
            <calcext:condition calcext:apply-style-name="use0" calcext:value="=0" calcext:base-cell-address="JumpTable.G259"/>
            <calcext:condition calcext:apply-style-name="use1" calcext:value="=1" calcext:base-cell-address="JumpTable.G259"/>
            <calcext:condition calcext:apply-style-name="Accent" calcext:value="=0" calcext:base-cell-address="JumpTable.G259"/>
          </calcext:conditional-format>
          <calcext:conditional-format calcext:target-range-address="JumpTable.D261:JumpTable.D261 JumpTable.D269:JumpTable.D269 JumpTable.D275:JumpTable.D275 JumpTable.D282:JumpTable.D282 JumpTable.D289:JumpTable.D289 JumpTable.D296:JumpTable.D296 JumpTable.D303:JumpTable.D304 JumpTable.D311:JumpTable.D311 JumpTable.D318:JumpTable.D319 JumpTable.D326:JumpTable.D326 JumpTable.D333:JumpTable.D334 JumpTable.D341:JumpTable.D341 JumpTable.D348:JumpTable.D349 JumpTable.D356:JumpTable.D356 JumpTable.D363:JumpTable.D364 JumpTable.D371:JumpTable.D371">
            <calcext:condition calcext:apply-style-name="Type1" calcext:value="=1" calcext:base-cell-address="JumpTable.D261"/>
            <calcext:condition calcext:apply-style-name="Type0" calcext:value="=0" calcext:base-cell-address="JumpTable.D261"/>
            <calcext:condition calcext:apply-style-name="Accent" calcext:value="=0" calcext:base-cell-address="JumpTable.D261"/>
          </calcext:conditional-format>
          <calcext:conditional-format calcext:target-range-address="JumpTable.E261:JumpTable.E261 JumpTable.E269:JumpTable.E269 JumpTable.E275:JumpTable.E275 JumpTable.E282:JumpTable.E282 JumpTable.E289:JumpTable.E289 JumpTable.E296:JumpTable.E296 JumpTable.E303:JumpTable.E304 JumpTable.E311:JumpTable.E311 JumpTable.E318:JumpTable.E319 JumpTable.E326:JumpTable.E326 JumpTable.E333:JumpTable.E334 JumpTable.E341:JumpTable.E341 JumpTable.E348:JumpTable.E349 JumpTable.E356:JumpTable.E356 JumpTable.E363:JumpTable.E364 JumpTable.E371:JumpTable.E371">
            <calcext:condition calcext:apply-style-name="Type1" calcext:value="=1" calcext:base-cell-address="JumpTable.E261"/>
            <calcext:condition calcext:apply-style-name="Type0" calcext:value="=0" calcext:base-cell-address="JumpTable.E261"/>
            <calcext:condition calcext:apply-style-name="Accent" calcext:value="=0" calcext:base-cell-address="JumpTable.E261"/>
          </calcext:conditional-format>
          <calcext:conditional-format calcext:target-range-address="JumpTable.F261:JumpTable.F261 JumpTable.F269:JumpTable.F269 JumpTable.F275:JumpTable.F275 JumpTable.F282:JumpTable.F282 JumpTable.F289:JumpTable.F289 JumpTable.F296:JumpTable.F296 JumpTable.F303:JumpTable.F304 JumpTable.F311:JumpTable.F311 JumpTable.F318:JumpTable.F319 JumpTable.F326:JumpTable.F326 JumpTable.F333:JumpTable.F334 JumpTable.F341:JumpTable.F341 JumpTable.F348:JumpTable.F349 JumpTable.F356:JumpTable.F356 JumpTable.F363:JumpTable.F364 JumpTable.F371:JumpTable.F371">
            <calcext:condition calcext:apply-style-name="Type1" calcext:value="=1" calcext:base-cell-address="JumpTable.F261"/>
            <calcext:condition calcext:apply-style-name="Type0" calcext:value="=0" calcext:base-cell-address="JumpTable.F261"/>
            <calcext:condition calcext:apply-style-name="Accent" calcext:value="=0" calcext:base-cell-address="JumpTable.F261"/>
          </calcext:conditional-format>
          <calcext:conditional-format calcext:target-range-address="JumpTable.G261:JumpTable.G261 JumpTable.G269:JumpTable.G269 JumpTable.G275:JumpTable.G275 JumpTable.G282:JumpTable.G282 JumpTable.G289:JumpTable.G289 JumpTable.G296:JumpTable.G296 JumpTable.G303:JumpTable.G304 JumpTable.G311:JumpTable.G311 JumpTable.G318:JumpTable.G319 JumpTable.G326:JumpTable.G326 JumpTable.G333:JumpTable.G334 JumpTable.G341:JumpTable.G341 JumpTable.G348:JumpTable.G349 JumpTable.G356:JumpTable.G356 JumpTable.G363:JumpTable.G364 JumpTable.G371:JumpTable.G371">
            <calcext:condition calcext:apply-style-name="use0" calcext:value="=0" calcext:base-cell-address="JumpTable.G261"/>
            <calcext:condition calcext:apply-style-name="use1" calcext:value="=1" calcext:base-cell-address="JumpTable.G261"/>
            <calcext:condition calcext:apply-style-name="Accent" calcext:value="=0" calcext:base-cell-address="JumpTable.G261"/>
          </calcext:conditional-format>
          <calcext:conditional-format calcext:target-range-address="JumpTable.D262:JumpTable.D262 JumpTable.D270:JumpTable.D270 JumpTable.D276:JumpTable.D276 JumpTable.D283:JumpTable.D283 JumpTable.D290:JumpTable.D290 JumpTable.D297:JumpTable.D297 JumpTable.D305:JumpTable.D305 JumpTable.D312:JumpTable.D312 JumpTable.D320:JumpTable.D320 JumpTable.D327:JumpTable.D327 JumpTable.D335:JumpTable.D335 JumpTable.D342:JumpTable.D342 JumpTable.D350:JumpTable.D350 JumpTable.D357:JumpTable.D357 JumpTable.D365:JumpTable.D365 JumpTable.D372:JumpTable.D372">
            <calcext:condition calcext:apply-style-name="Type1" calcext:value="=1" calcext:base-cell-address="JumpTable.D262"/>
            <calcext:condition calcext:apply-style-name="Type0" calcext:value="=0" calcext:base-cell-address="JumpTable.D262"/>
            <calcext:condition calcext:apply-style-name="Accent" calcext:value="=0" calcext:base-cell-address="JumpTable.D262"/>
          </calcext:conditional-format>
          <calcext:conditional-format calcext:target-range-address="JumpTable.E262:JumpTable.E262 JumpTable.E270:JumpTable.E270 JumpTable.E276:JumpTable.E276 JumpTable.E283:JumpTable.E283 JumpTable.E290:JumpTable.E290 JumpTable.E297:JumpTable.E297 JumpTable.E305:JumpTable.E305 JumpTable.E312:JumpTable.E312 JumpTable.E320:JumpTable.E320 JumpTable.E327:JumpTable.E327 JumpTable.E335:JumpTable.E335 JumpTable.E342:JumpTable.E342 JumpTable.E350:JumpTable.E350 JumpTable.E357:JumpTable.E357 JumpTable.E365:JumpTable.E365 JumpTable.E372:JumpTable.E372">
            <calcext:condition calcext:apply-style-name="Type1" calcext:value="=1" calcext:base-cell-address="JumpTable.E262"/>
            <calcext:condition calcext:apply-style-name="Type0" calcext:value="=0" calcext:base-cell-address="JumpTable.E262"/>
            <calcext:condition calcext:apply-style-name="Accent" calcext:value="=0" calcext:base-cell-address="JumpTable.E262"/>
          </calcext:conditional-format>
          <calcext:conditional-format calcext:target-range-address="JumpTable.F262:JumpTable.F262 JumpTable.F270:JumpTable.F270 JumpTable.F276:JumpTable.F276 JumpTable.F283:JumpTable.F283 JumpTable.F290:JumpTable.F290 JumpTable.F297:JumpTable.F297 JumpTable.F305:JumpTable.F305 JumpTable.F312:JumpTable.F312 JumpTable.F320:JumpTable.F320 JumpTable.F327:JumpTable.F327 JumpTable.F335:JumpTable.F335 JumpTable.F342:JumpTable.F342 JumpTable.F350:JumpTable.F350 JumpTable.F357:JumpTable.F357 JumpTable.F365:JumpTable.F365 JumpTable.F372:JumpTable.F372">
            <calcext:condition calcext:apply-style-name="Type1" calcext:value="=1" calcext:base-cell-address="JumpTable.F262"/>
            <calcext:condition calcext:apply-style-name="Type0" calcext:value="=0" calcext:base-cell-address="JumpTable.F262"/>
            <calcext:condition calcext:apply-style-name="Accent" calcext:value="=0" calcext:base-cell-address="JumpTable.F262"/>
          </calcext:conditional-format>
          <calcext:conditional-format calcext:target-range-address="JumpTable.G262:JumpTable.G262 JumpTable.G270:JumpTable.G270 JumpTable.G276:JumpTable.G276 JumpTable.G283:JumpTable.G283 JumpTable.G290:JumpTable.G290 JumpTable.G297:JumpTable.G297 JumpTable.G305:JumpTable.G305 JumpTable.G312:JumpTable.G312 JumpTable.G320:JumpTable.G320 JumpTable.G327:JumpTable.G327 JumpTable.G335:JumpTable.G335 JumpTable.G342:JumpTable.G342 JumpTable.G350:JumpTable.G350 JumpTable.G357:JumpTable.G357 JumpTable.G365:JumpTable.G365 JumpTable.G372:JumpTable.G372">
            <calcext:condition calcext:apply-style-name="use0" calcext:value="=0" calcext:base-cell-address="JumpTable.G262"/>
            <calcext:condition calcext:apply-style-name="use1" calcext:value="=1" calcext:base-cell-address="JumpTable.G262"/>
            <calcext:condition calcext:apply-style-name="Accent" calcext:value="=0" calcext:base-cell-address="JumpTable.G262"/>
          </calcext:conditional-format>
          <calcext:conditional-format calcext:target-range-address="JumpTable.D160:JumpTable.D160">
            <calcext:condition calcext:apply-style-name="Type1" calcext:value="=1" calcext:base-cell-address="JumpTable.D160"/>
            <calcext:condition calcext:apply-style-name="Type0" calcext:value="=0" calcext:base-cell-address="JumpTable.D160"/>
            <calcext:condition calcext:apply-style-name="Accent" calcext:value="=0" calcext:base-cell-address="JumpTable.D160"/>
          </calcext:conditional-format>
          <calcext:conditional-format calcext:target-range-address="JumpTable.E160:JumpTable.E160">
            <calcext:condition calcext:apply-style-name="Type1" calcext:value="=1" calcext:base-cell-address="JumpTable.E160"/>
            <calcext:condition calcext:apply-style-name="Type0" calcext:value="=0" calcext:base-cell-address="JumpTable.E160"/>
            <calcext:condition calcext:apply-style-name="Accent" calcext:value="=0" calcext:base-cell-address="JumpTable.E160"/>
          </calcext:conditional-format>
          <calcext:conditional-format calcext:target-range-address="JumpTable.F160:JumpTable.F160">
            <calcext:condition calcext:apply-style-name="Type1" calcext:value="=1" calcext:base-cell-address="JumpTable.F160"/>
            <calcext:condition calcext:apply-style-name="Type0" calcext:value="=0" calcext:base-cell-address="JumpTable.F160"/>
            <calcext:condition calcext:apply-style-name="Accent" calcext:value="=0" calcext:base-cell-address="JumpTable.F160"/>
          </calcext:conditional-format>
          <calcext:conditional-format calcext:target-range-address="JumpTable.G160:JumpTable.G160">
            <calcext:condition calcext:apply-style-name="use0" calcext:value="=0" calcext:base-cell-address="JumpTable.G160"/>
            <calcext:condition calcext:apply-style-name="use1" calcext:value="=1" calcext:base-cell-address="JumpTable.G160"/>
            <calcext:condition calcext:apply-style-name="Accent" calcext:value="=0" calcext:base-cell-address="JumpTable.G160"/>
          </calcext:conditional-format>
          <calcext:conditional-format calcext:target-range-address="JumpTable.D182:JumpTable.D182">
            <calcext:condition calcext:apply-style-name="Type1" calcext:value="=1" calcext:base-cell-address="JumpTable.D182"/>
            <calcext:condition calcext:apply-style-name="Type0" calcext:value="=0" calcext:base-cell-address="JumpTable.D182"/>
            <calcext:condition calcext:apply-style-name="Accent" calcext:value="=0" calcext:base-cell-address="JumpTable.D182"/>
          </calcext:conditional-format>
          <calcext:conditional-format calcext:target-range-address="JumpTable.E182:JumpTable.E182">
            <calcext:condition calcext:apply-style-name="Type1" calcext:value="=1" calcext:base-cell-address="JumpTable.E182"/>
            <calcext:condition calcext:apply-style-name="Type0" calcext:value="=0" calcext:base-cell-address="JumpTable.E182"/>
            <calcext:condition calcext:apply-style-name="Accent" calcext:value="=0" calcext:base-cell-address="JumpTable.E182"/>
          </calcext:conditional-format>
          <calcext:conditional-format calcext:target-range-address="JumpTable.F182:JumpTable.F182">
            <calcext:condition calcext:apply-style-name="Type1" calcext:value="=1" calcext:base-cell-address="JumpTable.F182"/>
            <calcext:condition calcext:apply-style-name="Type0" calcext:value="=0" calcext:base-cell-address="JumpTable.F182"/>
            <calcext:condition calcext:apply-style-name="Accent" calcext:value="=0" calcext:base-cell-address="JumpTable.F182"/>
          </calcext:conditional-format>
          <calcext:conditional-format calcext:target-range-address="JumpTable.G182:JumpTable.G182">
            <calcext:condition calcext:apply-style-name="use0" calcext:value="=0" calcext:base-cell-address="JumpTable.G182"/>
            <calcext:condition calcext:apply-style-name="use1" calcext:value="=1" calcext:base-cell-address="JumpTable.G182"/>
            <calcext:condition calcext:apply-style-name="Accent" calcext:value="=0" calcext:base-cell-address="JumpTable.G182"/>
          </calcext:conditional-format>
          <calcext:conditional-format calcext:target-range-address="JumpTable.D236:JumpTable.D236">
            <calcext:condition calcext:apply-style-name="Type1" calcext:value="=1" calcext:base-cell-address="JumpTable.D236"/>
            <calcext:condition calcext:apply-style-name="Type0" calcext:value="=0" calcext:base-cell-address="JumpTable.D236"/>
            <calcext:condition calcext:apply-style-name="Accent" calcext:value="=0" calcext:base-cell-address="JumpTable.D236"/>
          </calcext:conditional-format>
          <calcext:conditional-format calcext:target-range-address="JumpTable.E236:JumpTable.E236">
            <calcext:condition calcext:apply-style-name="Type1" calcext:value="=1" calcext:base-cell-address="JumpTable.E236"/>
            <calcext:condition calcext:apply-style-name="Type0" calcext:value="=0" calcext:base-cell-address="JumpTable.E236"/>
            <calcext:condition calcext:apply-style-name="Accent" calcext:value="=0" calcext:base-cell-address="JumpTable.E236"/>
          </calcext:conditional-format>
          <calcext:conditional-format calcext:target-range-address="JumpTable.F236:JumpTable.F236">
            <calcext:condition calcext:apply-style-name="Type1" calcext:value="=1" calcext:base-cell-address="JumpTable.F236"/>
            <calcext:condition calcext:apply-style-name="Type0" calcext:value="=0" calcext:base-cell-address="JumpTable.F236"/>
            <calcext:condition calcext:apply-style-name="Accent" calcext:value="=0" calcext:base-cell-address="JumpTable.F236"/>
          </calcext:conditional-format>
          <calcext:conditional-format calcext:target-range-address="JumpTable.G236:JumpTable.G236">
            <calcext:condition calcext:apply-style-name="use0" calcext:value="=0" calcext:base-cell-address="JumpTable.G236"/>
            <calcext:condition calcext:apply-style-name="use1" calcext:value="=1" calcext:base-cell-address="JumpTable.G236"/>
            <calcext:condition calcext:apply-style-name="Accent" calcext:value="=0" calcext:base-cell-address="JumpTable.G236"/>
          </calcext:conditional-format>
          <calcext:conditional-format calcext:target-range-address="JumpTable.D237:JumpTable.D237">
            <calcext:condition calcext:apply-style-name="Type1" calcext:value="=1" calcext:base-cell-address="JumpTable.D237"/>
            <calcext:condition calcext:apply-style-name="Type0" calcext:value="=0" calcext:base-cell-address="JumpTable.D237"/>
            <calcext:condition calcext:apply-style-name="Accent" calcext:value="=0" calcext:base-cell-address="JumpTable.D237"/>
          </calcext:conditional-format>
          <calcext:conditional-format calcext:target-range-address="JumpTable.E237:JumpTable.E237">
            <calcext:condition calcext:apply-style-name="Type1" calcext:value="=1" calcext:base-cell-address="JumpTable.E237"/>
            <calcext:condition calcext:apply-style-name="Type0" calcext:value="=0" calcext:base-cell-address="JumpTable.E237"/>
            <calcext:condition calcext:apply-style-name="Accent" calcext:value="=0" calcext:base-cell-address="JumpTable.E237"/>
          </calcext:conditional-format>
          <calcext:conditional-format calcext:target-range-address="JumpTable.F237:JumpTable.F237">
            <calcext:condition calcext:apply-style-name="Type1" calcext:value="=1" calcext:base-cell-address="JumpTable.F237"/>
            <calcext:condition calcext:apply-style-name="Type0" calcext:value="=0" calcext:base-cell-address="JumpTable.F237"/>
            <calcext:condition calcext:apply-style-name="Accent" calcext:value="=0" calcext:base-cell-address="JumpTable.F237"/>
          </calcext:conditional-format>
          <calcext:conditional-format calcext:target-range-address="JumpTable.G237:JumpTable.G237">
            <calcext:condition calcext:apply-style-name="use0" calcext:value="=0" calcext:base-cell-address="JumpTable.G237"/>
            <calcext:condition calcext:apply-style-name="use1" calcext:value="=1" calcext:base-cell-address="JumpTable.G237"/>
            <calcext:condition calcext:apply-style-name="Accent" calcext:value="=0" calcext:base-cell-address="JumpTable.G237"/>
          </calcext:conditional-format>
          <calcext:conditional-format calcext:target-range-address="JumpTable.D183:JumpTable.D183">
            <calcext:condition calcext:apply-style-name="Type1" calcext:value="=1" calcext:base-cell-address="JumpTable.D183"/>
            <calcext:condition calcext:apply-style-name="Type0" calcext:value="=0" calcext:base-cell-address="JumpTable.D183"/>
            <calcext:condition calcext:apply-style-name="Accent" calcext:value="=0" calcext:base-cell-address="JumpTable.D183"/>
          </calcext:conditional-format>
          <calcext:conditional-format calcext:target-range-address="JumpTable.E183:JumpTable.E183">
            <calcext:condition calcext:apply-style-name="Type1" calcext:value="=1" calcext:base-cell-address="JumpTable.E183"/>
            <calcext:condition calcext:apply-style-name="Type0" calcext:value="=0" calcext:base-cell-address="JumpTable.E183"/>
            <calcext:condition calcext:apply-style-name="Accent" calcext:value="=0" calcext:base-cell-address="JumpTable.E183"/>
          </calcext:conditional-format>
          <calcext:conditional-format calcext:target-range-address="JumpTable.F183:JumpTable.F183">
            <calcext:condition calcext:apply-style-name="Type1" calcext:value="=1" calcext:base-cell-address="JumpTable.F183"/>
            <calcext:condition calcext:apply-style-name="Type0" calcext:value="=0" calcext:base-cell-address="JumpTable.F183"/>
            <calcext:condition calcext:apply-style-name="Accent" calcext:value="=0" calcext:base-cell-address="JumpTable.F183"/>
          </calcext:conditional-format>
          <calcext:conditional-format calcext:target-range-address="JumpTable.G183:JumpTable.G183">
            <calcext:condition calcext:apply-style-name="use0" calcext:value="=0" calcext:base-cell-address="JumpTable.G183"/>
            <calcext:condition calcext:apply-style-name="use1" calcext:value="=1" calcext:base-cell-address="JumpTable.G183"/>
            <calcext:condition calcext:apply-style-name="Accent" calcext:value="=0" calcext:base-cell-address="JumpTable.G183"/>
          </calcext:conditional-format>
          <calcext:conditional-format calcext:target-range-address="JumpTable.D204:JumpTable.D204">
            <calcext:condition calcext:apply-style-name="Type1" calcext:value="=1" calcext:base-cell-address="JumpTable.D204"/>
            <calcext:condition calcext:apply-style-name="Type0" calcext:value="=0" calcext:base-cell-address="JumpTable.D204"/>
            <calcext:condition calcext:apply-style-name="Accent" calcext:value="=0" calcext:base-cell-address="JumpTable.D204"/>
          </calcext:conditional-format>
          <calcext:conditional-format calcext:target-range-address="JumpTable.D204:JumpTable.D204">
            <calcext:condition calcext:apply-style-name="Type1" calcext:value="=1" calcext:base-cell-address="JumpTable.D204"/>
            <calcext:condition calcext:apply-style-name="Type0" calcext:value="=0" calcext:base-cell-address="JumpTable.D204"/>
            <calcext:condition calcext:apply-style-name="Accent" calcext:value="=0" calcext:base-cell-address="JumpTable.D204"/>
          </calcext:conditional-format>
          <calcext:conditional-format calcext:target-range-address="JumpTable.E204:JumpTable.E204">
            <calcext:condition calcext:apply-style-name="Type1" calcext:value="=1" calcext:base-cell-address="JumpTable.E204"/>
            <calcext:condition calcext:apply-style-name="Type0" calcext:value="=0" calcext:base-cell-address="JumpTable.E204"/>
            <calcext:condition calcext:apply-style-name="Accent" calcext:value="=0" calcext:base-cell-address="JumpTable.E204"/>
          </calcext:conditional-format>
          <calcext:conditional-format calcext:target-range-address="JumpTable.E204:JumpTable.E204">
            <calcext:condition calcext:apply-style-name="Type1" calcext:value="=1" calcext:base-cell-address="JumpTable.E204"/>
            <calcext:condition calcext:apply-style-name="Type0" calcext:value="=0" calcext:base-cell-address="JumpTable.E204"/>
            <calcext:condition calcext:apply-style-name="Accent" calcext:value="=0" calcext:base-cell-address="JumpTable.E204"/>
          </calcext:conditional-format>
          <calcext:conditional-format calcext:target-range-address="JumpTable.F204:JumpTable.F204">
            <calcext:condition calcext:apply-style-name="Type1" calcext:value="=1" calcext:base-cell-address="JumpTable.F204"/>
            <calcext:condition calcext:apply-style-name="Type0" calcext:value="=0" calcext:base-cell-address="JumpTable.F204"/>
            <calcext:condition calcext:apply-style-name="Accent" calcext:value="=0" calcext:base-cell-address="JumpTable.F204"/>
          </calcext:conditional-format>
          <calcext:conditional-format calcext:target-range-address="JumpTable.F204:JumpTable.F204">
            <calcext:condition calcext:apply-style-name="Type1" calcext:value="=1" calcext:base-cell-address="JumpTable.F204"/>
            <calcext:condition calcext:apply-style-name="Type0" calcext:value="=0" calcext:base-cell-address="JumpTable.F204"/>
            <calcext:condition calcext:apply-style-name="Accent" calcext:value="=0" calcext:base-cell-address="JumpTable.F204"/>
          </calcext:conditional-format>
          <calcext:conditional-format calcext:target-range-address="JumpTable.G204:JumpTable.G204">
            <calcext:condition calcext:apply-style-name="use0" calcext:value="=0" calcext:base-cell-address="JumpTable.G204"/>
            <calcext:condition calcext:apply-style-name="use1" calcext:value="=1" calcext:base-cell-address="JumpTable.G204"/>
            <calcext:condition calcext:apply-style-name="Accent" calcext:value="=0" calcext:base-cell-address="JumpTable.G204"/>
          </calcext:conditional-format>
          <calcext:conditional-format calcext:target-range-address="JumpTable.G204:JumpTable.G204">
            <calcext:condition calcext:apply-style-name="use0" calcext:value="=0" calcext:base-cell-address="JumpTable.G204"/>
            <calcext:condition calcext:apply-style-name="use1" calcext:value="=1" calcext:base-cell-address="JumpTable.G204"/>
            <calcext:condition calcext:apply-style-name="Accent" calcext:value="=0" calcext:base-cell-address="JumpTable.G204"/>
          </calcext:conditional-format>
          <calcext:conditional-format calcext:target-range-address="JumpTable.D205:JumpTable.D205">
            <calcext:condition calcext:apply-style-name="Type1" calcext:value="=1" calcext:base-cell-address="JumpTable.D205"/>
            <calcext:condition calcext:apply-style-name="Type0" calcext:value="=0" calcext:base-cell-address="JumpTable.D205"/>
            <calcext:condition calcext:apply-style-name="Accent" calcext:value="=0" calcext:base-cell-address="JumpTable.D205"/>
          </calcext:conditional-format>
          <calcext:conditional-format calcext:target-range-address="JumpTable.D205:JumpTable.D205">
            <calcext:condition calcext:apply-style-name="Type1" calcext:value="=1" calcext:base-cell-address="JumpTable.D205"/>
            <calcext:condition calcext:apply-style-name="Type0" calcext:value="=0" calcext:base-cell-address="JumpTable.D205"/>
            <calcext:condition calcext:apply-style-name="Accent" calcext:value="=0" calcext:base-cell-address="JumpTable.D205"/>
          </calcext:conditional-format>
          <calcext:conditional-format calcext:target-range-address="JumpTable.E205:JumpTable.E205">
            <calcext:condition calcext:apply-style-name="Type1" calcext:value="=1" calcext:base-cell-address="JumpTable.E205"/>
            <calcext:condition calcext:apply-style-name="Type0" calcext:value="=0" calcext:base-cell-address="JumpTable.E205"/>
            <calcext:condition calcext:apply-style-name="Accent" calcext:value="=0" calcext:base-cell-address="JumpTable.E205"/>
          </calcext:conditional-format>
          <calcext:conditional-format calcext:target-range-address="JumpTable.E205:JumpTable.E205">
            <calcext:condition calcext:apply-style-name="Type1" calcext:value="=1" calcext:base-cell-address="JumpTable.E205"/>
            <calcext:condition calcext:apply-style-name="Type0" calcext:value="=0" calcext:base-cell-address="JumpTable.E205"/>
            <calcext:condition calcext:apply-style-name="Accent" calcext:value="=0" calcext:base-cell-address="JumpTable.E205"/>
          </calcext:conditional-format>
          <calcext:conditional-format calcext:target-range-address="JumpTable.F205:JumpTable.F205">
            <calcext:condition calcext:apply-style-name="Type1" calcext:value="=1" calcext:base-cell-address="JumpTable.F205"/>
            <calcext:condition calcext:apply-style-name="Type0" calcext:value="=0" calcext:base-cell-address="JumpTable.F205"/>
            <calcext:condition calcext:apply-style-name="Accent" calcext:value="=0" calcext:base-cell-address="JumpTable.F205"/>
          </calcext:conditional-format>
          <calcext:conditional-format calcext:target-range-address="JumpTable.F205:JumpTable.F205">
            <calcext:condition calcext:apply-style-name="Type1" calcext:value="=1" calcext:base-cell-address="JumpTable.F205"/>
            <calcext:condition calcext:apply-style-name="Type0" calcext:value="=0" calcext:base-cell-address="JumpTable.F205"/>
            <calcext:condition calcext:apply-style-name="Accent" calcext:value="=0" calcext:base-cell-address="JumpTable.F205"/>
          </calcext:conditional-format>
          <calcext:conditional-format calcext:target-range-address="JumpTable.G205:JumpTable.G205">
            <calcext:condition calcext:apply-style-name="use0" calcext:value="=0" calcext:base-cell-address="JumpTable.G205"/>
            <calcext:condition calcext:apply-style-name="use1" calcext:value="=1" calcext:base-cell-address="JumpTable.G205"/>
            <calcext:condition calcext:apply-style-name="Accent" calcext:value="=0" calcext:base-cell-address="JumpTable.G205"/>
          </calcext:conditional-format>
          <calcext:conditional-format calcext:target-range-address="JumpTable.G205:JumpTable.G205">
            <calcext:condition calcext:apply-style-name="use0" calcext:value="=0" calcext:base-cell-address="JumpTable.G205"/>
            <calcext:condition calcext:apply-style-name="use1" calcext:value="=1" calcext:base-cell-address="JumpTable.G205"/>
            <calcext:condition calcext:apply-style-name="Accent" calcext:value="=0" calcext:base-cell-address="JumpTable.G205"/>
          </calcext:conditional-format>
          <calcext:conditional-format calcext:target-range-address="JumpTable.D246:JumpTable.D246">
            <calcext:condition calcext:apply-style-name="Type1" calcext:value="=1" calcext:base-cell-address="JumpTable.D246"/>
            <calcext:condition calcext:apply-style-name="Type0" calcext:value="=0" calcext:base-cell-address="JumpTable.D246"/>
            <calcext:condition calcext:apply-style-name="Accent" calcext:value="=0" calcext:base-cell-address="JumpTable.D246"/>
          </calcext:conditional-format>
          <calcext:conditional-format calcext:target-range-address="JumpTable.E246:JumpTable.E246">
            <calcext:condition calcext:apply-style-name="Type1" calcext:value="=1" calcext:base-cell-address="JumpTable.E246"/>
            <calcext:condition calcext:apply-style-name="Type0" calcext:value="=0" calcext:base-cell-address="JumpTable.E246"/>
            <calcext:condition calcext:apply-style-name="Accent" calcext:value="=0" calcext:base-cell-address="JumpTable.E246"/>
          </calcext:conditional-format>
          <calcext:conditional-format calcext:target-range-address="JumpTable.F246:JumpTable.F246">
            <calcext:condition calcext:apply-style-name="Type1" calcext:value="=1" calcext:base-cell-address="JumpTable.F246"/>
            <calcext:condition calcext:apply-style-name="Type0" calcext:value="=0" calcext:base-cell-address="JumpTable.F246"/>
            <calcext:condition calcext:apply-style-name="Accent" calcext:value="=0" calcext:base-cell-address="JumpTable.F246"/>
          </calcext:conditional-format>
          <calcext:conditional-format calcext:target-range-address="JumpTable.G246:JumpTable.G246">
            <calcext:condition calcext:apply-style-name="use0" calcext:value="=0" calcext:base-cell-address="JumpTable.G246"/>
            <calcext:condition calcext:apply-style-name="use1" calcext:value="=1" calcext:base-cell-address="JumpTable.G246"/>
            <calcext:condition calcext:apply-style-name="Accent" calcext:value="=0" calcext:base-cell-address="JumpTable.G246"/>
          </calcext:conditional-format>
          <calcext:conditional-format calcext:target-range-address="JumpTable.D247:JumpTable.D247">
            <calcext:condition calcext:apply-style-name="Type1" calcext:value="=1" calcext:base-cell-address="JumpTable.D247"/>
            <calcext:condition calcext:apply-style-name="Type0" calcext:value="=0" calcext:base-cell-address="JumpTable.D247"/>
            <calcext:condition calcext:apply-style-name="Accent" calcext:value="=0" calcext:base-cell-address="JumpTable.D247"/>
          </calcext:conditional-format>
          <calcext:conditional-format calcext:target-range-address="JumpTable.E247:JumpTable.E247">
            <calcext:condition calcext:apply-style-name="Type1" calcext:value="=1" calcext:base-cell-address="JumpTable.E247"/>
            <calcext:condition calcext:apply-style-name="Type0" calcext:value="=0" calcext:base-cell-address="JumpTable.E247"/>
            <calcext:condition calcext:apply-style-name="Accent" calcext:value="=0" calcext:base-cell-address="JumpTable.E247"/>
          </calcext:conditional-format>
          <calcext:conditional-format calcext:target-range-address="JumpTable.F247:JumpTable.F247">
            <calcext:condition calcext:apply-style-name="Type1" calcext:value="=1" calcext:base-cell-address="JumpTable.F247"/>
            <calcext:condition calcext:apply-style-name="Type0" calcext:value="=0" calcext:base-cell-address="JumpTable.F247"/>
            <calcext:condition calcext:apply-style-name="Accent" calcext:value="=0" calcext:base-cell-address="JumpTable.F247"/>
          </calcext:conditional-format>
          <calcext:conditional-format calcext:target-range-address="JumpTable.G247:JumpTable.G247">
            <calcext:condition calcext:apply-style-name="use0" calcext:value="=0" calcext:base-cell-address="JumpTable.G247"/>
            <calcext:condition calcext:apply-style-name="use1" calcext:value="=1" calcext:base-cell-address="JumpTable.G247"/>
            <calcext:condition calcext:apply-style-name="Accent" calcext:value="=0" calcext:base-cell-address="JumpTable.G247"/>
          </calcext:conditional-format>
        </calcext:conditional-formats>
      </table:table>
      <table:table table:name="StationCount" table:style-name="ta1">
        <table:table-column table:style-name="co6" table:default-cell-style-name="ce436"/>
        <table:table-column table:style-name="co6" table:default-cell-style-name="Default"/>
        <table:table-row table:style-name="ro2">
          <table:table-cell table:style-name="ce650" office:value-type="string" calcext:value-type="string">
            <text:p>Station</text:p>
          </table:table-cell>
          <table:table-cell table:style-name="ce651" office:value-type="string" calcext:value-type="string">
            <text:p>Occurences</text:p>
          </table:table-cell>
        </table:table-row>
        <table:table-row table:style-name="ro2">
          <table:table-cell office:value-type="string" calcext:value-type="string">
            <text:p>BRAZ</text:p>
          </table:table-cell>
          <table:table-cell table:formula="of:=COUNTIF([$JumpTable.A$1:.A$1048576];[.A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COR</text:p>
          </table:table-cell>
          <table:table-cell table:formula="of:=COUNTIF([$JumpTable.A$1:.A$1048576];[.A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ZAC</text:p>
          </table:table-cell>
          <table:table-cell table:formula="of:=COUNTIF([$JumpTable.A$1:.A$1048576];[.A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NSA</text:p>
          </table:table-cell>
          <table:table-cell table:formula="of:=COUNTIF([$JumpTable.A$1:.A$1048576];[.A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EFT</text:p>
          </table:table-cell>
          <table:table-cell table:formula="of:=COUNTIF([$JumpTable.A$1:.A$1048576];[.A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IL2</text:p>
          </table:table-cell>
          <table:table-cell table:formula="of:=COUNTIF([$JumpTable.A$1:.A$1048576];[.A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IOD</text:p>
          </table:table-cell>
          <table:table-cell table:formula="of:=COUNTIF([$JumpTable.A$1:.A$1048576];[.A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REQ</text:p>
          </table:table-cell>
          <table:table-cell table:formula="of:=COUNTIF([$JumpTable.A$1:.A$1048576];[.A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EIA</text:p>
          </table:table-cell>
          <table:table-cell table:formula="of:=COUNTIF([$JumpTable.A$1:.A$1048576];[.A1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AUS</text:p>
          </table:table-cell>
          <table:table-cell table:formula="of:=COUNTIF([$JumpTable.A$1:.A$1048576];[.A1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PO</text:p>
          </table:table-cell>
          <table:table-cell table:formula="of:=COUNTIF([$JumpTable.A$1:.A$1048576];[.A1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AX2</text:p>
          </table:table-cell>
          <table:table-cell table:formula="of:=COUNTIF([$JumpTable.A$1:.A$1048576];[.A1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SLP</text:p>
          </table:table-cell>
          <table:table-cell table:formula="of:=COUNTIF([$JumpTable.A$1:.A$1048576];[.A1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ACR</text:p>
          </table:table-cell>
          <table:table-cell table:formula="of:=COUNTIF([$JumpTable.A$1:.A$1048576];[.A1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DGO</text:p>
          </table:table-cell>
          <table:table-cell table:formula="of:=COUNTIF([$JumpTable.A$1:.A$1048576];[.A1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ANT</text:p>
          </table:table-cell>
          <table:table-cell table:formula="of:=COUNTIF([$JumpTable.A$1:.A$1048576];[.A1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RMU</text:p>
          </table:table-cell>
          <table:table-cell table:formula="of:=COUNTIF([$JumpTable.A$1:.A$1048576];[.A1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OUR</text:p>
          </table:table-cell>
          <table:table-cell table:formula="of:=COUNTIF([$JumpTable.A$1:.A$1048576];[.A1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NZ</text:p>
          </table:table-cell>
          <table:table-cell table:formula="of:=COUNTIF([$JumpTable.A$1:.A$1048576];[.A2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TCG</text:p>
          </table:table-cell>
          <table:table-cell table:formula="of:=COUNTIF([$JumpTable.A$1:.A$1048576];[.A2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EDE</text:p>
          </table:table-cell>
          <table:table-cell table:formula="of:=COUNTIF([$JumpTable.A$1:.A$1048576];[.A2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IVI</text:p>
          </table:table-cell>
          <table:table-cell table:formula="of:=COUNTIF([$JumpTable.A$1:.A$1048576];[.A2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AS0</text:p>
          </table:table-cell>
          <table:table-cell table:formula="of:=COUNTIF([$JumpTable.A$1:.A$1048576];[.A2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EEU</text:p>
          </table:table-cell>
          <table:table-cell table:formula="of:=COUNTIF([$JumpTable.A$1:.A$1048576];[.A2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ZAE</text:p>
          </table:table-cell>
          <table:table-cell table:formula="of:=COUNTIF([$JumpTable.A$1:.A$1048576];[.A2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WSN</text:p>
          </table:table-cell>
          <table:table-cell table:formula="of:=COUNTIF([$JumpTable.A$1:.A$1048576];[.A2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IT</text:p>
          </table:table-cell>
          <table:table-cell table:formula="of:=COUNTIF([$JumpTable.A$1:.A$1048576];[.A2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D</text:p>
          </table:table-cell>
          <table:table-cell table:formula="of:=COUNTIF([$JumpTable.A$1:.A$1048576];[.A2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IOP</text:p>
          </table:table-cell>
          <table:table-cell table:formula="of:=COUNTIF([$JumpTable.A$1:.A$1048576];[.A3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NEG</text:p>
          </table:table-cell>
          <table:table-cell table:formula="of:=COUNTIF([$JumpTable.A$1:.A$1048576];[.A3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A</text:p>
          </table:table-cell>
          <table:table-cell table:formula="of:=COUNTIF([$JumpTable.A$1:.A$1048576];[.A3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UAT</text:p>
          </table:table-cell>
          <table:table-cell table:formula="of:=COUNTIF([$JumpTable.A$1:.A$1048576];[.A3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SIA</text:p>
          </table:table-cell>
          <table:table-cell table:formula="of:=COUNTIF([$JumpTable.A$1:.A$1048576];[.A3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L2</text:p>
          </table:table-cell>
          <table:table-cell table:formula="of:=COUNTIF([$JumpTable.A$1:.A$1048576];[.A3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RAT</text:p>
          </table:table-cell>
          <table:table-cell table:formula="of:=COUNTIF([$JumpTable.A$1:.A$1048576];[.A3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DOS</text:p>
          </table:table-cell>
          <table:table-cell table:formula="of:=COUNTIF([$JumpTable.A$1:.A$1048576];[.A3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QQE</text:p>
          </table:table-cell>
          <table:table-cell table:formula="of:=COUNTIF([$JumpTable.A$1:.A$1048576];[.A3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UNA</text:p>
          </table:table-cell>
          <table:table-cell table:formula="of:=COUNTIF([$JumpTable.A$1:.A$1048576];[.A3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UTF</text:p>
          </table:table-cell>
          <table:table-cell table:formula="of:=COUNTIF([$JumpTable.A$1:.A$1048576];[.A4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ICO</text:p>
          </table:table-cell>
          <table:table-cell table:formula="of:=COUNTIF([$JumpTable.A$1:.A$1048576];[.A4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YMO</text:p>
          </table:table-cell>
          <table:table-cell table:formula="of:=COUNTIF([$JumpTable.A$1:.A$1048576];[.A4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SQU</text:p>
          </table:table-cell>
          <table:table-cell table:formula="of:=COUNTIF([$JumpTable.A$1:.A$1048576];[.A4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YPA</text:p>
          </table:table-cell>
          <table:table-cell table:formula="of:=COUNTIF([$JumpTable.A$1:.A$1048576];[.A4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RNA</text:p>
          </table:table-cell>
          <table:table-cell table:formula="of:=COUNTIF([$JumpTable.A$1:.A$1048576];[.A4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BA1</text:p>
          </table:table-cell>
          <table:table-cell table:formula="of:=COUNTIF([$JumpTable.A$1:.A$1048576];[.A46])" office:value-type="float" office:value="0" calcext:value-type="float">
            <text:p>0</text:p>
          </table:table-cell>
        </table:table-row>
        <table:table-row table:style-name="ro2">
          <table:table-cell table:style-name="Default" office:value-type="string" calcext:value-type="string">
            <text:p>RIDC</text:p>
          </table:table-cell>
          <table:table-cell table:formula="of:=COUNTIF([$JumpTable.A$1:.A$1048576];[.A4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CRZ</text:p>
          </table:table-cell>
          <table:table-cell table:formula="of:=COUNTIF([$JumpTable.A$1:.A$1048576];[.A4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CAQ</text:p>
          </table:table-cell>
          <table:table-cell table:formula="of:=COUNTIF([$JumpTable.A$1:.A$1048576];[.A4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RZN</text:p>
          </table:table-cell>
          <table:table-cell table:formula="of:=COUNTIF([$JumpTable.A$1:.A$1048576];[.A5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YQ</text:p>
          </table:table-cell>
          <table:table-cell table:formula="of:=COUNTIF([$JumpTable.A$1:.A$1048576];[.A5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RO1</text:p>
          </table:table-cell>
          <table:table-cell table:formula="of:=COUNTIF([$JumpTable.A$1:.A$1048576];[.A5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DO1</text:p>
          </table:table-cell>
          <table:table-cell table:formula="of:=COUNTIF([$JumpTable.A$1:.A$1048576];[.A5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RC</text:p>
          </table:table-cell>
          <table:table-cell table:formula="of:=COUNTIF([$JumpTable.A$1:.A$1048576];[.A5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IE1</text:p>
          </table:table-cell>
          <table:table-cell table:formula="of:=COUNTIF([$JumpTable.A$1:.A$1048576];[.A5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UIB</text:p>
          </table:table-cell>
          <table:table-cell table:formula="of:=COUNTIF([$JumpTable.A$1:.A$1048576];[.A5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RA</text:p>
          </table:table-cell>
          <table:table-cell table:formula="of:=COUNTIF([$JumpTable.A$1:.A$1048576];[.A5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UCU</text:p>
          </table:table-cell>
          <table:table-cell table:formula="of:=COUNTIF([$JumpTable.A$1:.A$1048576];[.A5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OGT</text:p>
          </table:table-cell>
          <table:table-cell table:formula="of:=COUNTIF([$JumpTable.A$1:.A$1048576];[.A5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AMA</text:p>
          </table:table-cell>
          <table:table-cell table:formula="of:=COUNTIF([$JumpTable.A$1:.A$1048576];[.A6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LPS</text:p>
          </table:table-cell>
          <table:table-cell table:formula="of:=COUNTIF([$JumpTable.A$1:.A$1048576];[.A6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ET</text:p>
          </table:table-cell>
          <table:table-cell table:formula="of:=COUNTIF([$JumpTable.A$1:.A$1048576];[.A6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BSB</text:p>
          </table:table-cell>
          <table:table-cell table:formula="of:=COUNTIF([$JumpTable.A$1:.A$1048576];[.A6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MB1</text:p>
          </table:table-cell>
          <table:table-cell table:formula="of:=COUNTIF([$JumpTable.A$1:.A$1048576];[.A6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BAT</text:p>
          </table:table-cell>
          <table:table-cell table:formula="of:=COUNTIF([$JumpTable.A$1:.A$1048576];[.A6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ORA</text:p>
          </table:table-cell>
          <table:table-cell table:formula="of:=COUNTIF([$JumpTable.A$1:.A$1048576];[.A6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NRJ</text:p>
          </table:table-cell>
          <table:table-cell table:formula="of:=COUNTIF([$JumpTable.A$1:.A$1048576];[.A6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GTO</text:p>
          </table:table-cell>
          <table:table-cell table:formula="of:=COUNTIF([$JumpTable.A$1:.A$1048576];[.A6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GBH</text:p>
          </table:table-cell>
          <table:table-cell table:formula="of:=COUNTIF([$JumpTable.A$1:.A$1048576];[.A6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NLR</text:p>
          </table:table-cell>
          <table:table-cell table:formula="of:=COUNTIF([$JumpTable.A$1:.A$1048576];[.A7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LUM</text:p>
          </table:table-cell>
          <table:table-cell table:formula="of:=COUNTIF([$JumpTable.A$1:.A$1048576];[.A7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TA</text:p>
          </table:table-cell>
          <table:table-cell table:formula="of:=COUNTIF([$JumpTable.A$1:.A$1048576];[.A7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SLO</text:p>
          </table:table-cell>
          <table:table-cell table:formula="of:=COUNTIF([$JumpTable.A$1:.A$1048576];[.A7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L01</text:p>
          </table:table-cell>
          <table:table-cell table:formula="of:=COUNTIF([$JumpTable.A$1:.A$1048576];[.A7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NRO</text:p>
          </table:table-cell>
          <table:table-cell table:formula="of:=COUNTIF([$JumpTable.A$1:.A$1048576];[.A7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NSJ</text:p>
          </table:table-cell>
          <table:table-cell table:formula="of:=COUNTIF([$JumpTable.A$1:.A$1048576];[.A7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NGA</text:p>
          </table:table-cell>
          <table:table-cell table:formula="of:=COUNTIF([$JumpTable.A$1:.A$1048576];[.A7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OLD</text:p>
          </table:table-cell>
          <table:table-cell table:formula="of:=COUNTIF([$JumpTable.A$1:.A$1048576];[.A78])" office:value-type="float" office:value="0" calcext:value-type="float">
            <text:p>0</text:p>
          </table:table-cell>
        </table:table-row>
        <table:table-row table:style-name="ro2">
          <table:table-cell table:style-name="Default" office:value-type="string" calcext:value-type="string">
            <text:p>PUNT</text:p>
          </table:table-cell>
          <table:table-cell table:formula="of:=COUNTIF([$JumpTable.A$1:.A$1048576];[.A7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AT</text:p>
          </table:table-cell>
          <table:table-cell table:formula="of:=COUNTIF([$JumpTable.A$1:.A$1048576];[.A8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TZ</text:p>
          </table:table-cell>
          <table:table-cell table:formula="of:=COUNTIF([$JumpTable.A$1:.A$1048576];[.A8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CEC</text:p>
          </table:table-cell>
          <table:table-cell table:formula="of:=COUNTIF([$JumpTable.A$1:.A$1048576];[.A8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BMB</text:p>
          </table:table-cell>
          <table:table-cell table:formula="of:=COUNTIF([$JumpTable.A$1:.A$1048576];[.A8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MIB</text:p>
          </table:table-cell>
          <table:table-cell table:formula="of:=COUNTIF([$JumpTable.A$1:.A$1048576];[.A8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D01</text:p>
          </table:table-cell>
          <table:table-cell table:formula="of:=COUNTIF([$JumpTable.A$1:.A$1048576];[.A8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RUS</text:p>
          </table:table-cell>
          <table:table-cell table:formula="of:=COUNTIF([$JumpTable.A$1:.A$1048576];[.A8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YNI</text:p>
          </table:table-cell>
          <table:table-cell table:formula="of:=COUNTIF([$JumpTable.A$1:.A$1048576];[.A8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YCBA</text:p>
          </table:table-cell>
          <table:table-cell table:formula="of:=COUNTIF([$JumpTable.A$1:.A$1048576];[.A8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OGA</text:p>
          </table:table-cell>
          <table:table-cell table:formula="of:=COUNTIF([$JumpTable.A$1:.A$1048576];[.A8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BAL</text:p>
          </table:table-cell>
          <table:table-cell table:formula="of:=COUNTIF([$JumpTable.A$1:.A$1048576];[.A9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ZAL</text:p>
          </table:table-cell>
          <table:table-cell table:formula="of:=COUNTIF([$JumpTable.A$1:.A$1048576];[.A9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STO</text:p>
          </table:table-cell>
          <table:table-cell table:formula="of:=COUNTIF([$JumpTable.A$1:.A$1048576];[.A9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TK0</text:p>
          </table:table-cell>
          <table:table-cell table:formula="of:=COUNTIF([$JumpTable.A$1:.A$1048576];[.A9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NTC</text:p>
          </table:table-cell>
          <table:table-cell table:formula="of:=COUNTIF([$JumpTable.A$1:.A$1048576];[.A9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ZUL</text:p>
          </table:table-cell>
          <table:table-cell table:formula="of:=COUNTIF([$JumpTable.A$1:.A$1048576];[.A9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CAR</text:p>
          </table:table-cell>
          <table:table-cell table:formula="of:=COUNTIF([$JumpTable.A$1:.A$1048576];[.A9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FAG</text:p>
          </table:table-cell>
          <table:table-cell table:formula="of:=COUNTIF([$JumpTable.A$1:.A$1048576];[.A9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RCS</text:p>
          </table:table-cell>
          <table:table-cell table:formula="of:=COUNTIF([$JumpTable.A$1:.A$1048576];[.A9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BYP</text:p>
          </table:table-cell>
          <table:table-cell table:formula="of:=COUNTIF([$JumpTable.A$1:.A$1048576];[.A9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GM1</text:p>
          </table:table-cell>
          <table:table-cell table:formula="of:=COUNTIF([$JumpTable.A$1:.A$1048576];[.A10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HCL</text:p>
          </table:table-cell>
          <table:table-cell table:formula="of:=COUNTIF([$JumpTable.A$1:.A$1048576];[.A10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PGS</text:p>
          </table:table-cell>
          <table:table-cell table:formula="of:=COUNTIF([$JumpTable.A$1:.A$1048576];[.A10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01</text:p>
          </table:table-cell>
          <table:table-cell table:formula="of:=COUNTIF([$JumpTable.A$1:.A$1048576];[.A10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ZAS</text:p>
          </table:table-cell>
          <table:table-cell table:formula="of:=COUNTIF([$JumpTable.A$1:.A$1048576];[.A10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ZAU</text:p>
          </table:table-cell>
          <table:table-cell table:formula="of:=COUNTIF([$JumpTable.A$1:.A$1048576];[.A10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ZGA</text:p>
          </table:table-cell>
          <table:table-cell table:formula="of:=COUNTIF([$JumpTable.A$1:.A$1048576];[.A10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MAR</text:p>
          </table:table-cell>
          <table:table-cell table:formula="of:=COUNTIF([$JumpTable.A$1:.A$1048576];[.A10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RLP</text:p>
          </table:table-cell>
          <table:table-cell table:formula="of:=COUNTIF([$JumpTable.A$1:.A$1048576];[.A10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YRO</text:p>
          </table:table-cell>
          <table:table-cell table:formula="of:=COUNTIF([$JumpTable.A$1:.A$1048576];[.A10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YTA</text:p>
          </table:table-cell>
          <table:table-cell table:formula="of:=COUNTIF([$JumpTable.A$1:.A$1048576];[.A11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ALP</text:p>
          </table:table-cell>
          <table:table-cell table:formula="of:=COUNTIF([$JumpTable.A$1:.A$1048576];[.A11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BCA</text:p>
          </table:table-cell>
          <table:table-cell table:formula="of:=COUNTIF([$JumpTable.A$1:.A$1048576];[.A11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EXI</text:p>
          </table:table-cell>
          <table:table-cell table:formula="of:=COUNTIF([$JumpTable.A$1:.A$1048576];[.A11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QNE</text:p>
          </table:table-cell>
          <table:table-cell table:formula="of:=COUNTIF([$JumpTable.A$1:.A$1048576];[.A114])" office:value-type="float" office:value="0" calcext:value-type="float">
            <text:p>0</text:p>
          </table:table-cell>
        </table:table-row>
        <table:table-row table:style-name="ro2">
          <table:table-cell table:style-name="Default" office:value-type="string" calcext:value-type="string">
            <text:p>MAS1</text:p>
          </table:table-cell>
          <table:table-cell table:formula="of:=COUNTIF([$JumpTable.A$1:.A$1048576];[.A115])" office:value-type="float" office:value="0" calcext:value-type="float">
            <text:p>0</text:p>
          </table:table-cell>
        </table:table-row>
        <table:table-row table:style-name="ro2">
          <table:table-cell table:style-name="Default" office:value-type="string" calcext:value-type="string">
            <text:p>IND1</text:p>
          </table:table-cell>
          <table:table-cell table:formula="of:=COUNTIF([$JumpTable.A$1:.A$1048576];[.A116])" office:value-type="float" office:value="0" calcext:value-type="float">
            <text:p>0</text:p>
          </table:table-cell>
        </table:table-row>
        <table:table-row table:style-name="ro2">
          <table:table-cell table:style-name="Default" office:value-type="string" calcext:value-type="string">
            <text:p>LIBE</text:p>
          </table:table-cell>
          <table:table-cell table:formula="of:=COUNTIF([$JumpTable.A$1:.A$1048576];[.A117])" office:value-type="float" office:value="0" calcext:value-type="float">
            <text:p>0</text:p>
          </table:table-cell>
        </table:table-row>
        <table:table-row table:style-name="ro2">
          <table:table-cell table:style-name="Default" office:value-type="string" calcext:value-type="string">
            <text:p>LIMN</text:p>
          </table:table-cell>
          <table:table-cell table:formula="of:=COUNTIF([$JumpTable.A$1:.A$1048576];[.A118])" office:value-type="float" office:value="0" calcext:value-type="float">
            <text:p>0</text:p>
          </table:table-cell>
        </table:table-row>
        <table:table-row table:style-name="ro2">
          <table:table-cell table:style-name="Default" office:value-type="string" calcext:value-type="string">
            <text:p>NICY</text:p>
          </table:table-cell>
          <table:table-cell table:formula="of:=COUNTIF([$JumpTable.A$1:.A$1048576];[.A119])" office:value-type="float" office:value="0" calcext:value-type="float">
            <text:p>0</text:p>
          </table:table-cell>
        </table:table-row>
        <table:table-row table:style-name="ro2">
          <table:table-cell table:style-name="Default" office:value-type="string" calcext:value-type="string">
            <text:p>QSEC</text:p>
          </table:table-cell>
          <table:table-cell table:formula="of:=COUNTIF([$JumpTable.A$1:.A$1048576];[.A120])" office:value-type="float" office:value="0" calcext:value-type="float">
            <text:p>0</text:p>
          </table:table-cell>
        </table:table-row>
        <table:table-row table:style-name="ro2">
          <table:table-cell table:style-name="Default" office:value-type="string" calcext:value-type="string">
            <text:p>VERA</text:p>
          </table:table-cell>
          <table:table-cell table:formula="of:=COUNTIF([$JumpTable.A$1:.A$1048576];[.A121])" office:value-type="float" office:value="0" calcext:value-type="float">
            <text:p>0</text:p>
          </table:table-cell>
        </table:table-row>
        <table:table-row table:style-name="ro2">
          <table:table-cell table:style-name="Default" office:value-type="string" calcext:value-type="string">
            <text:p>LVEG</text:p>
          </table:table-cell>
          <table:table-cell table:formula="of:=COUNTIF([$JumpTable.A$1:.A$1048576];[.A122])" office:value-type="float" office:value="0" calcext:value-type="float">
            <text:p>0</text:p>
          </table:table-cell>
        </table:table-row>
        <table:table-row table:style-name="ro2">
          <table:table-cell table:style-name="Default" office:value-type="string" calcext:value-type="string">
            <text:p>RIOB</text:p>
          </table:table-cell>
          <table:table-cell table:formula="of:=COUNTIF([$JumpTable.A$1:.A$1048576];[.A123])" office:value-type="float" office:value="0" calcext:value-type="float">
            <text:p>0</text:p>
          </table:table-cell>
        </table:table-row>
        <table:table-row table:style-name="ro2">
          <table:table-cell table:style-name="Default" office:value-type="string" calcext:value-type="string">
            <text:p>RNNA</text:p>
          </table:table-cell>
          <table:table-cell table:formula="of:=COUNTIF([$JumpTable.A$1:.A$1048576];[.A124])" office:value-type="float" office:value="0" calcext:value-type="float">
            <text:p>0</text:p>
          </table:table-cell>
        </table:table-row>
        <table:table-row table:style-name="ro2">
          <table:table-cell table:style-name="Default" office:value-type="string" calcext:value-type="string">
            <text:p>SALU</text:p>
          </table:table-cell>
          <table:table-cell table:formula="of:=COUNTIF([$JumpTable.A$1:.A$1048576];[.A12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ZRF</text:p>
          </table:table-cell>
          <table:table-cell table:formula="of:=COUNTIF([$JumpTable.A$1:.A$1048576];[.A12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ZSR</text:p>
          </table:table-cell>
          <table:table-cell table:formula="of:=COUNTIF([$JumpTable.A$1:.A$1048576];[.A12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EC</text:p>
          </table:table-cell>
          <table:table-cell table:formula="of:=COUNTIF([$JumpTable.A$1:.A$1048576];[.A12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LEC</text:p>
          </table:table-cell>
          <table:table-cell table:formula="of:=COUNTIF([$JumpTable.A$1:.A$1048576];[.A12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HEC</text:p>
          </table:table-cell>
          <table:table-cell table:formula="of:=COUNTIF([$JumpTable.A$1:.A$1048576];[.A13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EC</text:p>
          </table:table-cell>
          <table:table-cell table:formula="of:=COUNTIF([$JumpTable.A$1:.A$1048576];[.A13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EC</text:p>
          </table:table-cell>
          <table:table-cell table:formula="of:=COUNTIF([$JumpTable.A$1:.A$1048576];[.A13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UEC</text:p>
          </table:table-cell>
          <table:table-cell table:formula="of:=COUNTIF([$JumpTable.A$1:.A$1048576];[.A13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XEC</text:p>
          </table:table-cell>
          <table:table-cell table:formula="of:=COUNTIF([$JumpTable.A$1:.A$1048576];[.A13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CEC</text:p>
          </table:table-cell>
          <table:table-cell table:formula="of:=COUNTIF([$JumpTable.A$1:.A$1048576];[.A13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PEC</text:p>
          </table:table-cell>
          <table:table-cell table:formula="of:=COUNTIF([$JumpTable.A$1:.A$1048576];[.A13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REC</text:p>
          </table:table-cell>
          <table:table-cell table:formula="of:=COUNTIF([$JumpTable.A$1:.A$1048576];[.A13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SMR</text:p>
          </table:table-cell>
          <table:table-cell table:formula="of:=COUNTIF([$JumpTable.A$1:.A$1048576];[.A13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OEC</text:p>
          </table:table-cell>
          <table:table-cell table:formula="of:=COUNTIF([$JumpTable.A$1:.A$1048576];[.A13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BEC</text:p>
          </table:table-cell>
          <table:table-cell table:formula="of:=COUNTIF([$JumpTable.A$1:.A$1048576];[.A14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EC</text:p>
          </table:table-cell>
          <table:table-cell table:formula="of:=COUNTIF([$JumpTable.A$1:.A$1048576];[.A14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JEC</text:p>
          </table:table-cell>
          <table:table-cell table:formula="of:=COUNTIF([$JumpTable.A$1:.A$1048576];[.A14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NEC</text:p>
          </table:table-cell>
          <table:table-cell table:formula="of:=COUNTIF([$JumpTable.A$1:.A$1048576];[.A14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JEC</text:p>
          </table:table-cell>
          <table:table-cell table:formula="of:=COUNTIF([$JumpTable.A$1:.A$1048576];[.A14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REC</text:p>
          </table:table-cell>
          <table:table-cell table:formula="of:=COUNTIF([$JumpTable.A$1:.A$1048576];[.A14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QUEM</text:p>
          </table:table-cell>
          <table:table-cell table:formula="of:=COUNTIF([$JumpTable.A$1:.A$1048576];[.A14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QUI3</text:p>
          </table:table-cell>
          <table:table-cell table:formula="of:=COUNTIF([$JumpTable.A$1:.A$1048576];[.A14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QVEC</text:p>
          </table:table-cell>
          <table:table-cell table:formula="of:=COUNTIF([$JumpTable.A$1:.A$1048576];[.A14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EEC</text:p>
          </table:table-cell>
          <table:table-cell table:formula="of:=COUNTIF([$JumpTable.A$1:.A$1048576];[.A14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NEC</text:p>
          </table:table-cell>
          <table:table-cell table:formula="of:=COUNTIF([$JumpTable.A$1:.A$1048576];[.A15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OL2</text:p>
          </table:table-cell>
          <table:table-cell table:formula="of:=COUNTIF([$JumpTable.A$1:.A$1048576];[.A15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NMO</text:p>
          </table:table-cell>
          <table:table-cell table:formula="of:=COUNTIF([$JumpTable.A$1:.A$1048576];[.A15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IQE</text:p>
          </table:table-cell>
          <table:table-cell table:formula="of:=COUNTIF([$JumpTable.A$1:.A$1048576];[.A15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RLP</text:p>
          </table:table-cell>
          <table:table-cell table:formula="of:=COUNTIF([$JumpTable.A$1:.A$1048576];[.A15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CRI</text:p>
          </table:table-cell>
          <table:table-cell table:formula="of:=COUNTIF([$JumpTable.A$1:.A$1048576];[.A15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OPA</text:p>
          </table:table-cell>
          <table:table-cell table:formula="of:=COUNTIF([$JumpTable.A$1:.A$1048576];[.A15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EVA</text:p>
          </table:table-cell>
          <table:table-cell table:formula="of:=COUNTIF([$JumpTable.A$1:.A$1048576];[.A15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SCG</text:p>
          </table:table-cell>
          <table:table-cell table:formula="of:=COUNTIF([$JumpTable.A$1:.A$1048576];[.A15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EPA</text:p>
          </table:table-cell>
          <table:table-cell table:formula="of:=COUNTIF([$JumpTable.A$1:.A$1048576];[.A15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EIL</text:p>
          </table:table-cell>
          <table:table-cell table:formula="of:=COUNTIF([$JumpTable.A$1:.A$1048576];[.A16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YCO</text:p>
          </table:table-cell>
          <table:table-cell table:formula="of:=COUNTIF([$JumpTable.A$1:.A$1048576];[.A161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62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63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64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65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66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67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68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69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70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71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72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73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74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75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76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77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78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79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80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81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82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83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84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85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86]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JumpTable.A1:JumpTable.G376">
          <table:sort>
            <table:sort-by table:field-number="0" table:data-type="automatic"/>
          </table:sort>
        </table:database-range>
        <table:database-range table:name="__Anonymous_Sheet_DB__1" table:target-range-address="StationCount.A1:StationCount.B161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Type0" style:family="table-cell" style:parent-style-name="Default">
      <style:table-cell-properties fo:background-color="#fcd4d1"/>
    </style:style>
    <style:style style:name="Type1" style:family="table-cell" style:parent-style-name="Default">
      <style:table-cell-properties fo:background-color="#c2e0ae"/>
    </style:style>
    <style:style style:name="use0" style:family="table-cell" style:parent-style-name="Default">
      <style:table-cell-properties fo:background-color="#f04e4d"/>
    </style:style>
    <style:style style:name="use1" style:family="table-cell" style:parent-style-name="Default">
      <style:table-cell-properties fo:background-color="#72bf44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 style:data-style-name="N2" text:time-value="15:43:43.518010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11:46:45.090627078</meta:creation-date>
    <dc:date>2020-02-04T16:12:35.594291620</dc:date>
    <meta:editing-duration>P7DT18H54M38S</meta:editing-duration>
    <meta:editing-cycles>76</meta:editing-cycles>
    <meta:generator>LibreOffice/6.0.7.3$Linux_X86_64 LibreOffice_project/00m0$Build-3</meta:generator>
    <meta:document-statistic meta:table-count="2" meta:cell-count="366" meta:object-count="0"/>
  </office:meta>
</office:document-meta>
</file>